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04mm"/>
    </style:style>
    <style:style style:name="co3" style:family="table-column">
      <style:table-column-properties fo:break-before="auto" style:column-width="31.64mm"/>
    </style:style>
    <style:style style:name="co4" style:family="table-column">
      <style:table-column-properties fo:break-before="auto" style:column-width="27.89mm"/>
    </style:style>
    <style:style style:name="co5" style:family="table-column">
      <style:table-column-properties fo:break-before="auto" style:column-width="13.79mm"/>
    </style:style>
    <style:style style:name="co6" style:family="table-column">
      <style:table-column-properties fo:break-before="auto" style:column-width="30.2mm"/>
    </style:style>
    <style:style style:name="co7" style:family="table-column">
      <style:table-column-properties fo:break-before="auto" style:column-width="15.26mm"/>
    </style:style>
    <style:style style:name="co8" style:family="table-column">
      <style:table-column-properties fo:break-before="auto" style:column-width="49.78mm"/>
    </style:style>
    <style:style style:name="co9" style:family="table-column">
      <style:table-column-properties fo:break-before="auto" style:column-width="7.16mm"/>
    </style:style>
    <style:style style:name="co10" style:family="table-column">
      <style:table-column-properties fo:break-before="auto" style:column-width="16.09mm"/>
    </style:style>
    <style:style style:name="co11" style:family="table-column">
      <style:table-column-properties fo:break-before="auto" style:column-width="10.94mm"/>
    </style:style>
    <style:style style:name="co12" style:family="table-column">
      <style:table-column-properties fo:break-before="auto" style:column-width="18.4mm"/>
    </style:style>
    <style:style style:name="co13" style:family="table-column">
      <style:table-column-properties fo:break-before="auto" style:column-width="11.8mm"/>
    </style:style>
    <style:style style:name="co14" style:family="table-column">
      <style:table-column-properties fo:break-before="auto" style:column-width="27.6mm"/>
    </style:style>
    <style:style style:name="co15" style:family="table-column">
      <style:table-column-properties fo:break-before="auto" style:column-width="33.66mm"/>
    </style:style>
    <style:style style:name="co16" style:family="table-column">
      <style:table-column-properties fo:break-before="auto" style:column-width="36.25mm"/>
    </style:style>
    <style:style style:name="co17" style:family="table-column">
      <style:table-column-properties fo:break-before="auto" style:column-width="35.08mm"/>
    </style:style>
    <style:style style:name="co18" style:family="table-column">
      <style:table-column-properties fo:break-before="auto" style:column-width="188.5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3.3mm" fo:break-before="auto" style:use-optimal-row-height="tru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6.03mm" fo:break-before="auto" style:use-optimal-row-height="true"/>
    </style:style>
    <style:style style:name="ro6" style:family="table-row">
      <style:table-row-properties style:row-height="9.07mm" fo:break-before="auto" style:use-optimal-row-height="true"/>
    </style:style>
    <style:style style:name="ro7" style:family="table-row">
      <style:table-row-properties style:row-height="4.85mm" fo:break-before="auto" style:use-optimal-row-height="true"/>
    </style:style>
    <style:style style:name="ro8" style:family="table-row">
      <style:table-row-properties style:row-height="10.27mm" fo:break-before="auto" style:use-optimal-row-height="true"/>
    </style:style>
    <style:style style:name="ro9" style:family="table-row">
      <style:table-row-properties style:row-height="4.83mm" fo:break-before="auto" style:use-optimal-row-height="true"/>
    </style:style>
    <style:style style:name="ro10" style:family="table-row">
      <style:table-row-properties style:row-height="28.28mm" fo:break-before="auto" style:use-optimal-row-height="true"/>
    </style:style>
    <style:style style:name="ro11" style:family="table-row">
      <style:table-row-properties style:row-height="10.88mm" fo:break-before="auto" style:use-optimal-row-height="true"/>
    </style:style>
    <style:style style:name="ro12" style:family="table-row">
      <style:table-row-properties style:row-height="28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42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order="0.06pt solid #000000"/>
    </style:style>
    <style:style style:name="ce20" style:family="table-cell" style:parent-style-name="Default" style:data-style-name="N4">
      <style:table-cell-properties fo:border="0.06pt solid #000000" style:vertical-align="middle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3" style:family="table-cell" style:parent-style-name="Default">
      <style:table-cell-properties fo:wrap-option="wrap" fo:border="0.06pt solid #000000" style:vertical-align="middle"/>
      <style:text-properties fo:font-size="8pt" style:font-size-asian="8pt" style:font-size-complex="8pt"/>
    </style:style>
    <style:style style:name="ce2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/>
    </style:style>
    <style:style style:name="ce54" style:family="table-cell" style:parent-style-name="Default" style:data-style-name="N111"/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7" style:family="table-cell" style:parent-style-name="Default">
      <style:table-cell-properties fo:border-bottom="none" fo:border-left="0.06pt solid #000000" fo:border-right="0.06pt solid #000000" fo:border-top="none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62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63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5" style:family="table-cell" style:parent-style-name="Default" style:data-style-name="N4">
      <style:table-cell-properties fo:border-bottom="none" fo:background-color="#ffe5ca" fo:border-left="0.06pt solid #000000" fo:border-right="0.06pt solid #000000" fo:border-top="0.06pt solid #000000"/>
    </style:style>
    <style:style style:name="ce66" style:family="table-cell" style:parent-style-name="Default" style:data-style-name="N4">
      <style:table-cell-properties fo:border-bottom="none" fo:background-color="#ffe5ca" fo:border-left="0.06pt solid #000000" fo:border-right="0.06pt solid #000000" fo:border-top="none"/>
    </style:style>
    <style:style style:name="ce67" style:family="table-cell" style:parent-style-name="Default" style:data-style-name="N4">
      <style:table-cell-properties fo:border-bottom="none" fo:background-color="#fffbcc" fo:border-left="0.06pt solid #000000" fo:border-right="0.06pt solid #000000" fo:border-top="none"/>
    </style:style>
    <style:style style:name="ce68" style:family="table-cell" style:parent-style-name="Default" style:data-style-name="N4">
      <style:table-cell-properties fo:border-bottom="none" fo:background-color="#fffbcc" fo:border-left="0.06pt solid #000000" fo:border-right="0.06pt solid #000000" fo:border-top="0.06pt solid #000000"/>
    </style:style>
    <style:style style:name="ce69" style:family="table-cell" style:parent-style-name="Default" style:data-style-name="N4">
      <style:table-cell-properties fo:border-bottom="0.06pt solid #000000" fo:background-color="#fffbcc" fo:border-left="0.06pt solid #000000" fo:border-right="0.06pt solid #000000" fo:border-top="none"/>
    </style:style>
    <style:style style:name="ce7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4">
      <style:table-cell-properties fo:border-bottom="0.06pt solid #000000" fo:background-color="#ffe5ca" fo:border-left="0.06pt solid #000000" fo:border-right="0.06pt solid #000000" fo:border-top="none"/>
    </style:style>
    <style:style style:name="ce72" style:family="table-cell" style:parent-style-name="Default" style:data-style-name="N4">
      <style:table-cell-properties fo:border-bottom="none" fo:background-color="transparent" fo:border-left="0.06pt solid #000000" fo:border-right="0.06pt solid #000000" fo:border-top="0.06pt solid #000000"/>
    </style:style>
    <style:style style:name="ce73" style:family="table-cell" style:parent-style-name="Default">
      <style:table-cell-properties fo:border="0.06pt solid #000000" style:rotation-angle="90"/>
      <style:text-properties fo:font-weight="bold" style:font-weight-asian="bold" style:font-weight-complex="bold"/>
    </style:style>
    <style:style style:name="ce74" style:family="table-cell" style:parent-style-name="Default" style:data-style-name="N4">
      <style:table-cell-properties fo:border-bottom="0.06pt solid #000000" fo:background-color="transparent" fo:border-left="0.06pt solid #000000" fo:border-right="0.06pt solid #000000" fo:border-top="non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alpha" table:style-name="ta1">
        <table:table-column table:style-name="co1" table:default-cell-style-name="ce37"/>
        <table:table-column table:style-name="co1" table:default-cell-style-name="ce40"/>
        <table:table-column table:style-name="co2" table:default-cell-style-name="ce42"/>
        <table:table-column table:style-name="co3" table:default-cell-style-name="ce43"/>
        <table:table-row table:style-name="ro1">
          <table:table-cell table:style-name="ce35" office:value-type="string" calcext:value-type="string" table:number-columns-spanned="4" table:number-rows-spanned="1">
            <text:p>Coefficient de classification</text:p>
          </table:table-cell>
          <table:covered-table-cell table:number-columns-repeated="3" table:style-name="ce38"/>
        </table:table-row>
        <table:table-row table:style-name="ro2">
          <table:table-cell table:style-name="ce36" office:value-type="string" calcext:value-type="string" table:number-columns-spanned="2" table:number-rows-spanned="1">
            <text:p>Action</text:p>
          </table:table-cell>
          <table:covered-table-cell table:style-name="ce6"/>
          <table:table-cell table:style-name="ce41" office:value-type="string" calcext:value-type="string">
            <text:p>α</text:p>
          </table:table-cell>
          <table:table-cell table:style-name="ce5" office:value-type="string" calcext:value-type="string">
            <text:p>Remarques</text:p>
          </table:table-cell>
        </table:table-row>
        <table:table-row table:style-name="ro3">
          <table:table-cell office:value-type="string" calcext:value-type="string">
            <text:p>LM1</text:p>
          </table:table-cell>
          <table:table-cell office:value-type="string" calcext:value-type="string">
            <text:p>variable – trafic ferroviaire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Article 11.3.3.1 SIA 261</text:p>
          </table:table-cell>
        </table:table-row>
        <table:table-row table:style-name="ro3">
          <table:table-cell office:value-type="string" calcext:value-type="string">
            <text:p>nosingLoad</text:p>
          </table:table-cell>
          <table:table-cell office:value-type="string" calcext:value-type="string">
            <text:p>variable – trafic ferroviaire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Article 11.3.3.2 SIA 261</text:p>
          </table:table-cell>
        </table:table-row>
        <table:table-row table:style-name="ro3">
          <table:table-cell office:value-type="string" calcext:value-type="string">
            <text:p>derailment</text:p>
          </table:table-cell>
          <table:table-cell office:value-type="string" calcext:value-type="string">
            <text:p>variable – trafic ferroviaire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Article 11.3.3.2 SIA 261</text:p>
          </table:table-cell>
        </table:table-row>
      </table:table>
      <table:table table:name="facteurs_charge" table:style-name="ta1">
        <table:table-column table:style-name="co4" table:default-cell-style-name="ce37"/>
        <table:table-column table:style-name="co1" table:default-cell-style-name="ce13"/>
        <table:table-column table:style-name="co1" table:default-cell-style-name="Default"/>
        <table:table-column table:style-name="co5" table:number-columns-repeated="3" table:default-cell-style-name="ce21"/>
        <table:table-column table:style-name="co6" table:default-cell-style-name="ce43"/>
        <table:table-row table:style-name="ro1">
          <table:table-cell table:style-name="ce35" office:value-type="string" calcext:value-type="string" table:number-columns-spanned="7" table:number-rows-spanned="1">
            <text:p>Situations durables et transitoires. Facteurs de charge</text:p>
          </table:table-cell>
          <table:covered-table-cell table:number-columns-repeated="6" table:style-name="ce38"/>
        </table:table-row>
        <table:table-row table:style-name="ro4">
          <table:table-cell table:style-name="ce36" office:value-type="string" calcext:value-type="string" table:number-columns-spanned="2" table:number-rows-spanned="2">
            <text:p>Action</text:p>
          </table:table-cell>
          <table:covered-table-cell table:style-name="ce6"/>
          <table:table-cell table:style-name="ce14" office:value-type="string" calcext:value-type="string" table:number-columns-spanned="1" table:number-rows-spanned="2">
            <text:p>γ<text:span text:style-name="T1">F</text:span></text:p>
          </table:table-cell>
          <table:table-cell table:style-name="ce45" office:value-type="string" calcext:value-type="string" table:number-columns-spanned="3" table:number-rows-spanned="1">
            <text:p>État limite</text:p>
          </table:table-cell>
          <table:covered-table-cell table:number-columns-repeated="2" table:style-name="ce6"/>
          <table:table-cell table:style-name="ce45" office:value-type="string" calcext:value-type="string" table:number-columns-spanned="1" table:number-rows-spanned="2">
            <text:p>Remarques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Type 1</text:p>
          </table:table-cell>
          <table:table-cell table:style-name="ce6" office:value-type="string" calcext:value-type="string">
            <text:p>Type 2</text:p>
          </table:table-cell>
          <table:table-cell table:style-name="ce6" office:value-type="string" calcext:value-type="string">
            <text:p>Type 3</text:p>
          </table:table-cell>
          <table:covered-table-cell table:style-name="ce6"/>
        </table:table-row>
        <table:table-row table:style-name="ro5">
          <table:table-cell table:style-name="ce10" office:value-type="string" calcext:value-type="string" table:number-columns-spanned="1" table:number-rows-spanned="2">
            <text:p>selfWeight</text:p>
          </table:table-cell>
          <table:table-cell table:style-name="ce10" office:value-type="string" calcext:value-type="string" table:number-columns-spanned="1" table:number-rows-spanned="2">
            <text:p>permanente</text:p>
          </table:table-cell>
          <table:table-cell table:style-name="ce15" office:value-type="string" calcext:value-type="string">
            <text:p>γ<text:span text:style-name="T1">G,sup</text:span></text:p>
          </table:table-cell>
          <table:table-cell table:style-name="ce19" office:value-type="float" office:value="1.1" calcext:value-type="float">
            <text:p>1.10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1" calcext:value-type="float">
            <text:p>1.00</text:p>
          </table:table-cell>
          <table:table-cell office:value-type="string" calcext:value-type="string">
            <text:p>Tableau 1 SIA 260</text:p>
          </table:table-cell>
        </table:table-row>
        <table:table-row table:style-name="ro5">
          <table:covered-table-cell table:number-columns-repeated="2" table:style-name="ce38"/>
          <table:table-cell table:style-name="ce15" office:value-type="string" calcext:value-type="string">
            <text:p>γ<text:span text:style-name="T1">G,inf</text:span></text:p>
          </table:table-cell>
          <table:table-cell table:style-name="ce19" office:value-type="float" office:value="0.9" calcext:value-type="float">
            <text:p>0.90</text:p>
          </table:table-cell>
          <table:table-cell table:style-name="ce19" office:value-type="float" office:value="0.8" calcext:value-type="float">
            <text:p>0.80</text:p>
          </table:table-cell>
          <table:table-cell table:style-name="ce19" office:value-type="float" office:value="1" calcext:value-type="float">
            <text:p>1.00</text:p>
          </table:table-cell>
          <table:table-cell office:value-type="string" calcext:value-type="string">
            <text:p>Tableau 1 SIA 260</text:p>
          </table:table-cell>
        </table:table-row>
        <table:table-row table:style-name="ro5">
          <table:table-cell table:style-name="ce10" office:value-type="string" calcext:value-type="string" table:number-columns-spanned="1" table:number-rows-spanned="2">
            <text:p>deadLoad</text:p>
          </table:table-cell>
          <table:table-cell table:style-name="ce10" office:value-type="string" calcext:value-type="string" table:number-columns-spanned="1" table:number-rows-spanned="2">
            <text:p>permanente</text:p>
          </table:table-cell>
          <table:table-cell table:style-name="ce15" office:value-type="string" calcext:value-type="string">
            <text:p>γ<text:span text:style-name="T1">G,sup</text:span></text:p>
          </table:table-cell>
          <table:table-cell table:style-name="ce19" office:value-type="float" office:value="1.1" calcext:value-type="float">
            <text:p>1.10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1" calcext:value-type="float">
            <text:p>1.00</text:p>
          </table:table-cell>
          <table:table-cell office:value-type="string" calcext:value-type="string">
            <text:p>Tableau 1 SIA 260</text:p>
          </table:table-cell>
        </table:table-row>
        <table:table-row table:style-name="ro5">
          <table:covered-table-cell table:number-columns-repeated="2" table:style-name="ce38"/>
          <table:table-cell table:style-name="ce15" office:value-type="string" calcext:value-type="string">
            <text:p>γ<text:span text:style-name="T1">G,inf</text:span></text:p>
          </table:table-cell>
          <table:table-cell table:style-name="ce19" office:value-type="float" office:value="0.9" calcext:value-type="float">
            <text:p>0.90</text:p>
          </table:table-cell>
          <table:table-cell table:style-name="ce19" office:value-type="float" office:value="0.8" calcext:value-type="float">
            <text:p>0.80</text:p>
          </table:table-cell>
          <table:table-cell table:style-name="ce19" office:value-type="float" office:value="1" calcext:value-type="float">
            <text:p>1.00</text:p>
          </table:table-cell>
          <table:table-cell office:value-type="string" calcext:value-type="string">
            <text:p>Tableau 1 SIA 260</text:p>
          </table:table-cell>
        </table:table-row>
        <table:table-row table:style-name="ro5">
          <table:table-cell table:style-name="ce10" office:value-type="string" calcext:value-type="string" table:number-columns-spanned="1" table:number-rows-spanned="2">
            <text:p>earthPressure</text:p>
          </table:table-cell>
          <table:table-cell table:style-name="ce12" office:value-type="string" calcext:value-type="string" table:number-columns-spanned="1" table:number-rows-spanned="2">
            <text:p>terrain de fondation</text:p>
          </table:table-cell>
          <table:table-cell table:style-name="ce15" office:value-type="string" calcext:value-type="string">
            <text:p>γ<text:span text:style-name="T1">G,sup</text:span></text:p>
          </table:table-cell>
          <table:table-cell table:number-columns-repeated="2" table:style-name="ce19" office:value-type="float" office:value="1.35" calcext:value-type="float">
            <text:p>1.35</text:p>
          </table:table-cell>
          <table:table-cell table:style-name="ce19" office:value-type="float" office:value="1" calcext:value-type="float">
            <text:p>1.00</text:p>
          </table:table-cell>
          <table:table-cell office:value-type="string" calcext:value-type="string">
            <text:p>Tableau 1 SIA 260</text:p>
          </table:table-cell>
        </table:table-row>
        <table:table-row table:style-name="ro5">
          <table:covered-table-cell table:number-columns-repeated="2" table:style-name="ce38"/>
          <table:table-cell table:style-name="ce15" office:value-type="string" calcext:value-type="string">
            <text:p>γ<text:span text:style-name="T1">G,inf</text:span></text:p>
          </table:table-cell>
          <table:table-cell table:style-name="ce19" office:value-type="float" office:value="0.8" calcext:value-type="float">
            <text:p>0.80</text:p>
          </table:table-cell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1" calcext:value-type="float">
            <text:p>1.00</text:p>
          </table:table-cell>
          <table:table-cell office:value-type="string" calcext:value-type="string">
            <text:p>Tableau 1 SIA 260</text:p>
          </table:table-cell>
        </table:table-row>
        <table:table-row table:style-name="ro6">
          <table:table-cell office:value-type="string" calcext:value-type="string">
            <text:p>pedestrianLoad</text:p>
          </table:table-cell>
          <table:table-cell table:style-name="ce40" office:value-type="string" calcext:value-type="string">
            <text:p>variable général</text:p>
          </table:table-cell>
          <table:table-cell table:style-name="ce16" office:value-type="string" calcext:value-type="string">
            <text:p>γ<text:span text:style-name="T1">Q</text:span></text:p>
          </table:table-cell>
          <table:table-cell table:number-columns-repeated="2" table:style-name="ce20" office:value-type="float" office:value="1.5" calcext:value-type="float">
            <text:p>1.50</text:p>
          </table:table-cell>
          <table:table-cell table:style-name="ce20" office:value-type="float" office:value="1.3" calcext:value-type="float">
            <text:p>1.30</text:p>
          </table:table-cell>
          <table:table-cell office:value-type="string" calcext:value-type="string">
            <text:p>Tableau 1 SIA 260</text:p>
          </table:table-cell>
        </table:table-row>
        <table:table-row table:style-name="ro6">
          <table:table-cell office:value-type="string" calcext:value-type="string">
            <text:p>singleAxeLoad</text:p>
          </table:table-cell>
          <table:table-cell table:style-name="ce40" office:value-type="string" calcext:value-type="string">
            <text:p>variable général</text:p>
          </table:table-cell>
          <table:table-cell table:style-name="ce16" office:value-type="string" calcext:value-type="string">
            <text:p>γ<text:span text:style-name="T1">Q</text:span></text:p>
          </table:table-cell>
          <table:table-cell table:number-columns-repeated="2" table:style-name="ce20" office:value-type="float" office:value="1.5" calcext:value-type="float">
            <text:p>1.50</text:p>
          </table:table-cell>
          <table:table-cell table:style-name="ce20" office:value-type="float" office:value="1.3" calcext:value-type="float">
            <text:p>1.30</text:p>
          </table:table-cell>
          <table:table-cell office:value-type="string" calcext:value-type="string">
            <text:p>Tableau 1 SIA 260</text:p>
          </table:table-cell>
        </table:table-row>
        <table:table-row table:style-name="ro3">
          <table:table-cell office:value-type="string" calcext:value-type="string">
            <text:p>LM1</text:p>
          </table:table-cell>
          <table:table-cell table:style-name="ce40" office:value-type="string" calcext:value-type="string">
            <text:p>variable – trafic ferroviaire</text:p>
          </table:table-cell>
          <table:table-cell table:style-name="ce16" office:value-type="string" calcext:value-type="string">
            <text:p>γ<text:span text:style-name="T1">Q</text:span></text:p>
          </table:table-cell>
          <table:table-cell table:number-columns-repeated="2" table:style-name="ce20" office:value-type="float" office:value="1.45" calcext:value-type="float">
            <text:p>1.45</text:p>
          </table:table-cell>
          <table:table-cell table:style-name="ce20" office:value-type="float" office:value="1.25" calcext:value-type="float">
            <text:p>1.25</text:p>
          </table:table-cell>
          <table:table-cell office:value-type="string" calcext:value-type="string">
            <text:p>Tableau 1 SIA 260</text:p>
          </table:table-cell>
        </table:table-row>
        <table:table-row table:style-name="ro3">
          <table:table-cell office:value-type="string" calcext:value-type="string">
            <text:p>nosingLoad</text:p>
          </table:table-cell>
          <table:table-cell table:style-name="ce40" office:value-type="string" calcext:value-type="string">
            <text:p>variable – trafic ferroviaire</text:p>
          </table:table-cell>
          <table:table-cell table:style-name="ce16" office:value-type="string" calcext:value-type="string">
            <text:p>γ<text:span text:style-name="T1">Q</text:span></text:p>
          </table:table-cell>
          <table:table-cell table:number-columns-repeated="2" table:style-name="ce20" office:value-type="float" office:value="1.45" calcext:value-type="float">
            <text:p>1.45</text:p>
          </table:table-cell>
          <table:table-cell table:style-name="ce20" office:value-type="float" office:value="1.25" calcext:value-type="float">
            <text:p>1.25</text:p>
          </table:table-cell>
          <table:table-cell office:value-type="string" calcext:value-type="string">
            <text:p>Tableau 1 SIA 260</text:p>
          </table:table-cell>
        </table:table-row>
        <table:table-row table:style-name="ro6">
          <table:table-cell office:value-type="string" calcext:value-type="string">
            <text:p>roadTrafficLoad</text:p>
          </table:table-cell>
          <table:table-cell table:style-name="ce40" office:value-type="string" calcext:value-type="string">
            <text:p>variable – trafic routier</text:p>
          </table:table-cell>
          <table:table-cell table:style-name="ce16" office:value-type="string" calcext:value-type="string">
            <text:p>γ<text:span text:style-name="T1">Q</text:span></text:p>
          </table:table-cell>
          <table:table-cell table:number-columns-repeated="2" table:style-name="ce20" office:value-type="float" office:value="1.5" calcext:value-type="float">
            <text:p>1.50</text:p>
          </table:table-cell>
          <table:table-cell table:style-name="ce22" office:value-type="float" office:value="1.3" calcext:value-type="float">
            <text:p>1.30</text:p>
          </table:table-cell>
          <table:table-cell office:value-type="string" calcext:value-type="string">
            <text:p>Tableau 1 SIA 260</text:p>
          </table:table-cell>
        </table:table-row>
        <table:table-row table:style-name="ro7">
          <table:table-cell office:value-type="string" calcext:value-type="string">
            <text:p>derailment</text:p>
          </table:table-cell>
          <table:table-cell table:style-name="ce40" office:value-type="string" calcext:value-type="string">
            <text:p>accidentelle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23" office:value-type="string" calcext:value-type="string">
            <text:p>Article 11.1.2 SIA 261</text:p>
          </table:table-cell>
        </table:table-row>
        <table:table-row table:style-name="ro7">
          <table:table-cell office:value-type="string" calcext:value-type="string">
            <text:p>earthquake</text:p>
          </table:table-cell>
          <table:table-cell table:style-name="ce40" office:value-type="string" calcext:value-type="string">
            <text:p>accidentelle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24" office:value-type="string" calcext:value-type="string">
            <text:p>Article 4.4.3.5 SIA 260</text:p>
          </table:table-cell>
        </table:table-row>
        <table:table-row table:style-name="ro2" table:number-rows-repeated="6">
          <table:table-cell table:style-name="ce11"/>
          <table:table-cell table:number-columns-repeated="5"/>
          <table:table-cell table:style-name="Default"/>
        </table:table-row>
        <table:table-row table:style-name="ro2"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</table:table-row>
      </table:table>
      <table:table table:name="réduction" table:style-name="ta1">
        <table:table-column table:style-name="co4" table:default-cell-style-name="ce37"/>
        <table:table-column table:style-name="co1" table:default-cell-style-name="ce40"/>
        <table:table-column table:style-name="co7" table:number-columns-repeated="4" table:default-cell-style-name="ce26"/>
        <table:table-column table:style-name="co8" table:default-cell-style-name="ce38"/>
        <table:table-row table:style-name="ro1">
          <table:table-cell table:style-name="ce35" office:value-type="string" calcext:value-type="string" table:number-columns-spanned="7" table:number-rows-spanned="1">
            <text:p>Coefficients de réduction</text:p>
          </table:table-cell>
          <table:covered-table-cell table:number-columns-repeated="6" table:style-name="Default"/>
        </table:table-row>
        <table:table-row table:style-name="ro8">
          <table:table-cell table:style-name="ce10" office:value-type="string" calcext:value-type="string" table:number-columns-spanned="2" table:number-rows-spanned="1">
            <text:p>Action</text:p>
          </table:table-cell>
          <table:covered-table-cell table:style-name="ce42"/>
          <table:table-cell table:style-name="ce16" office:value-type="string" calcext:value-type="string">
            <text:p>ψ<text:span text:style-name="T1">0</text:span></text:p>
          </table:table-cell>
          <table:table-cell table:style-name="ce16" office:value-type="string" calcext:value-type="string">
            <text:p>ψ<text:span text:style-name="T1">1</text:span></text:p>
          </table:table-cell>
          <table:table-cell table:style-name="ce16" office:value-type="string" calcext:value-type="string">
            <text:p>ψ<text:span text:style-name="T1">2</text:span></text:p>
          </table:table-cell>
          <table:table-cell table:style-name="ce27" office:value-type="string" calcext:value-type="string">
            <text:p>ψ<text:span text:style-name="T1">2</text:span><text:span text:style-name="T2"> (séisme)</text:span></text:p>
          </table:table-cell>
          <table:table-cell table:style-name="ce42" office:value-type="string" calcext:value-type="string">
            <text:p>Remarques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2">
            <text:p>selfWeight</text:p>
          </table:table-cell>
          <table:table-cell table:style-name="ce10" office:value-type="string" calcext:value-type="string" table:number-columns-spanned="1" table:number-rows-spanned="2">
            <text:p>permanente</text:p>
          </table:table-cell>
          <table:table-cell table:number-columns-repeated="4" table:style-name="ce25" office:value-type="string" calcext:value-type="string">
            <text:p>-</text:p>
          </table:table-cell>
          <table:table-cell/>
        </table:table-row>
        <table:table-row table:style-name="ro2">
          <table:covered-table-cell table:number-columns-repeated="2" table:style-name="ce38"/>
          <table:table-cell table:number-columns-repeated="4" table:style-name="ce25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deadLoad</text:p>
          </table:table-cell>
          <table:table-cell table:style-name="ce10" office:value-type="string" calcext:value-type="string" table:number-columns-spanned="1" table:number-rows-spanned="2">
            <text:p>permanente</text:p>
          </table:table-cell>
          <table:table-cell table:number-columns-repeated="4" table:style-name="ce25" office:value-type="string" calcext:value-type="string">
            <text:p>-</text:p>
          </table:table-cell>
          <table:table-cell/>
        </table:table-row>
        <table:table-row table:style-name="ro2">
          <table:covered-table-cell table:number-columns-repeated="2" table:style-name="ce38"/>
          <table:table-cell table:number-columns-repeated="4" table:style-name="ce25" office:value-type="string" calcext:value-type="string">
            <text:p>-</text:p>
          </table:table-cell>
          <table:table-cell/>
        </table:table-row>
        <table:table-row table:style-name="ro6">
          <table:table-cell table:style-name="ce10" office:value-type="string" calcext:value-type="string">
            <text:p>earthPressure</text:p>
          </table:table-cell>
          <table:table-cell table:style-name="ce12" office:value-type="string" calcext:value-type="string">
            <text:p>terrain de fondation</text:p>
          </table:table-cell>
          <table:table-cell table:number-columns-repeated="4" office:value-type="float" office:value="0.7" calcext:value-type="float">
            <text:p>0.70</text:p>
          </table:table-cell>
          <table:table-cell table:style-name="ce43" office:value-type="string" calcext:value-type="string">
            <text:p>Tableau 11 SIA 260</text:p>
          </table:table-cell>
        </table:table-row>
        <table:table-row table:style-name="ro6">
          <table:table-cell office:value-type="string" calcext:value-type="string">
            <text:p>pedestrianLoad</text:p>
          </table:table-cell>
          <table:table-cell office:value-type="string" calcext:value-type="string">
            <text:p>variable général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3" office:value-type="string" calcext:value-type="string">
            <text:p>Modèle de charge 1. Tableau 8 SIA 260</text:p>
          </table:table-cell>
        </table:table-row>
        <table:table-row table:style-name="ro6">
          <table:table-cell office:value-type="string" calcext:value-type="string">
            <text:p>singleAxeLoad</text:p>
          </table:table-cell>
          <table:table-cell office:value-type="string" calcext:value-type="string">
            <text:p>variable général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43" office:value-type="string" calcext:value-type="string">
            <text:p>Modèle de charge 2. Tableau 8 SIA 260</text:p>
          </table:table-cell>
        </table:table-row>
        <table:table-row table:style-name="ro3">
          <table:table-cell office:value-type="string" calcext:value-type="string">
            <text:p>LM1</text:p>
          </table:table-cell>
          <table:table-cell office:value-type="string" calcext:value-type="string">
            <text:p>variable – trafic ferroviaire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style-name="ce43" office:value-type="string" calcext:value-type="string">
            <text:p>Tableau 11 SIA 260</text:p>
          </table:table-cell>
        </table:table-row>
        <table:table-row table:style-name="ro3">
          <table:table-cell office:value-type="string" calcext:value-type="string">
            <text:p>nosingLoad</text:p>
          </table:table-cell>
          <table:table-cell office:value-type="string" calcext:value-type="string">
            <text:p>variable – trafic ferroviaire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style-name="ce43" office:value-type="string" calcext:value-type="string">
            <text:p>Tableau 11 SIA 260</text:p>
          </table:table-cell>
        </table:table-row>
        <table:table-row table:style-name="ro6">
          <table:table-cell office:value-type="string" calcext:value-type="string">
            <text:p>roadTrafficLoad</text:p>
          </table:table-cell>
          <table:table-cell office:value-type="string" calcext:value-type="string">
            <text:p>variable – trafic routier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43" office:value-type="string" calcext:value-type="string">
            <text:p>Modèle de charge 1. Tableau 6 SIA 260</text:p>
          </table:table-cell>
        </table:table-row>
        <table:table-row table:style-name="ro9">
          <table:table-cell office:value-type="string" calcext:value-type="string">
            <text:p>derailment</text:p>
          </table:table-cell>
          <table:table-cell office:value-type="string" calcext:value-type="string">
            <text:p>accidentelles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9">
          <table:table-cell office:value-type="string" calcext:value-type="string">
            <text:p>earthquake</text:p>
          </table:table-cell>
          <table:table-cell office:value-type="string" calcext:value-type="string">
            <text:p>accidentelles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</table:table>
      <table:table table:name="ELU_T2" table:style-name="ta1">
        <table:table-column table:style-name="co9" table:visibility="collapse" table:default-cell-style-name="ce54"/>
        <table:table-column table:style-name="co10" table:default-cell-style-name="ce57"/>
        <table:table-column table:style-name="co11" table:number-columns-repeated="3" table:default-cell-style-name="ce62"/>
        <table:table-column table:style-name="co11" table:default-cell-style-name="ce21"/>
        <table:table-column table:style-name="co11" table:default-cell-style-name="ce62"/>
        <table:table-column table:style-name="co11" table:number-columns-repeated="3" table:default-cell-style-name="ce21"/>
        <table:table-column table:style-name="co11" table:number-columns-repeated="2" table:default-cell-style-name="ce62"/>
        <table:table-row table:style-name="ro1">
          <table:table-cell table:style-name="Default"/>
          <table:table-cell table:style-name="ce55" office:value-type="string" calcext:value-type="string" table:number-columns-spanned="11" table:number-rows-spanned="1">
            <text:p>Situations durables et transitoires. État limite type 2.</text:p>
          </table:table-cell>
          <table:covered-table-cell table:style-name="ce59"/>
          <table:covered-table-cell table:number-columns-repeated="9" table:style-name="ce64"/>
        </table:table-row>
        <table:table-row table:style-name="ro10">
          <table:table-cell table:style-name="Default" office:value-type="string" calcext:value-type="string">
            <text:p>#</text:p>
          </table:table-cell>
          <table:table-cell table:style-name="ce6" office:value-type="string" calcext:value-type="string">
            <text:p>ID</text:p>
          </table:table-cell>
          <table:table-cell table:style-name="ce60" office:value-type="string" calcext:value-type="string">
            <text:p>selfWeight</text:p>
          </table:table-cell>
          <table:table-cell table:style-name="ce60" office:value-type="string" calcext:value-type="string">
            <text:p>deadLoad</text:p>
          </table:table-cell>
          <table:table-cell table:style-name="ce60" office:value-type="string" calcext:value-type="string">
            <text:p>earthPressure</text:p>
          </table:table-cell>
          <table:table-cell table:style-name="ce60" office:value-type="string" calcext:value-type="string">
            <text:p>pedestrianLoad</text:p>
          </table:table-cell>
          <table:table-cell table:style-name="ce60" office:value-type="string" calcext:value-type="string">
            <text:p>singleAxeLoad</text:p>
          </table:table-cell>
          <table:table-cell table:style-name="ce60" office:value-type="string" calcext:value-type="string">
            <text:p>LM1</text:p>
          </table:table-cell>
          <table:table-cell table:style-name="ce60" office:value-type="string" calcext:value-type="string">
            <text:p>nosingLoad</text:p>
          </table:table-cell>
          <table:table-cell table:style-name="ce70" office:value-type="string" calcext:value-type="string">
            <text:p>roadTrafficLoad</text:p>
          </table:table-cell>
          <table:table-cell table:style-name="ce60" office:value-type="string" calcext:value-type="string">
            <text:p>derailment</text:p>
          </table:table-cell>
          <table:table-cell table:style-name="ce60" office:value-type="string" calcext:value-type="string">
            <text:p>earthquake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table:style-name="ce56" table:formula="of:=COM.MICROSOFT.CONCAT(&quot;ULS_&quot;;TEXT([.A3];&quot;00&quot;))" office:value-type="string" office:string-value="ULS_01" calcext:value-type="string">
            <text:p>ULS_01</text:p>
          </table:table-cell>
          <table:table-cell table:number-columns-repeated="3" table:style-name="ce61" office:value-type="float" office:value="1.35" calcext:value-type="float">
            <text:p>1.35</text:p>
          </table:table-cell>
          <table:table-cell table:style-name="ce65" office:value-type="float" office:value="1.5" calcext:value-type="float">
            <text:p>1.50</text:p>
          </table:table-cell>
          <table:table-cell table:style-name="ce61" office:value-type="float" office:value="0" calcext:value-type="float">
            <text:p>0.00</text:p>
          </table:table-cell>
          <table:table-cell table:number-columns-repeated="2" table:style-name="ce68" office:value-type="float" office:value="1" calcext:value-type="float">
            <text:p>1.00</text:p>
          </table:table-cell>
          <table:table-cell table:number-columns-repeated="3" table:style-name="ce61" office:value-type="float" office:value="0" calcext:value-type="float">
            <text:p>0.00</text:p>
          </table:table-cell>
        </table:table-row>
        <table:table-row table:style-name="ro2">
          <table:table-cell table:formula="of:=[.A3]+1" office:value-type="float" office:value="2" calcext:value-type="float">
            <text:p>02</text:p>
          </table:table-cell>
          <table:table-cell table:formula="of:=COM.MICROSOFT.CONCAT(&quot;ULS_&quot;;TEXT([.A4];&quot;00&quot;))" office:value-type="string" office:string-value="ULS_02" calcext:value-type="string">
            <text:p>ULS_02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4]+1" office:value-type="float" office:value="3" calcext:value-type="float">
            <text:p>03</text:p>
          </table:table-cell>
          <table:table-cell table:formula="of:=COM.MICROSOFT.CONCAT(&quot;ULS_&quot;;TEXT([.A5];&quot;00&quot;))" office:value-type="string" office:string-value="ULS_03" calcext:value-type="string">
            <text:p>ULS_03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5]+1" office:value-type="float" office:value="4" calcext:value-type="float">
            <text:p>04</text:p>
          </table:table-cell>
          <table:table-cell table:formula="of:=COM.MICROSOFT.CONCAT(&quot;ULS_&quot;;TEXT([.A6];&quot;00&quot;))" office:value-type="string" office:string-value="ULS_04" calcext:value-type="string">
            <text:p>ULS_04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6]+1" office:value-type="float" office:value="5" calcext:value-type="float">
            <text:p>05</text:p>
          </table:table-cell>
          <table:table-cell table:formula="of:=COM.MICROSOFT.CONCAT(&quot;ULS_&quot;;TEXT([.A7];&quot;00&quot;))" office:value-type="string" office:string-value="ULS_05" calcext:value-type="string">
            <text:p>ULS_05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7]+1" office:value-type="float" office:value="6" calcext:value-type="float">
            <text:p>06</text:p>
          </table:table-cell>
          <table:table-cell table:formula="of:=COM.MICROSOFT.CONCAT(&quot;ULS_&quot;;TEXT([.A8];&quot;00&quot;))" office:value-type="string" office:string-value="ULS_06" calcext:value-type="string">
            <text:p>ULS_06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8]+1" office:value-type="float" office:value="7" calcext:value-type="float">
            <text:p>07</text:p>
          </table:table-cell>
          <table:table-cell table:formula="of:=COM.MICROSOFT.CONCAT(&quot;ULS_&quot;;TEXT([.A9];&quot;00&quot;))" office:value-type="string" office:string-value="ULS_07" calcext:value-type="string">
            <text:p>ULS_07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9]+1" office:value-type="float" office:value="8" calcext:value-type="float">
            <text:p>08</text:p>
          </table:table-cell>
          <table:table-cell table:formula="of:=COM.MICROSOFT.CONCAT(&quot;ULS_&quot;;TEXT([.A10];&quot;00&quot;))" office:value-type="string" office:string-value="ULS_08" calcext:value-type="string">
            <text:p>ULS_08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0]+1" office:value-type="float" office:value="9" calcext:value-type="float">
            <text:p>09</text:p>
          </table:table-cell>
          <table:table-cell table:formula="of:=COM.MICROSOFT.CONCAT(&quot;ULS_&quot;;TEXT([.A11];&quot;00&quot;))" office:value-type="string" office:string-value="ULS_09" calcext:value-type="string">
            <text:p>ULS_09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COM.MICROSOFT.CONCAT(&quot;ULS_&quot;;TEXT([.A12];&quot;00&quot;))" office:value-type="string" office:string-value="ULS_10" calcext:value-type="string">
            <text:p>ULS_10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COM.MICROSOFT.CONCAT(&quot;ULS_&quot;;TEXT([.A13];&quot;00&quot;))" office:value-type="string" office:string-value="ULS_11" calcext:value-type="string">
            <text:p>ULS_11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COM.MICROSOFT.CONCAT(&quot;ULS_&quot;;TEXT([.A14];&quot;00&quot;))" office:value-type="string" office:string-value="ULS_12" calcext:value-type="string">
            <text:p>ULS_12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COM.MICROSOFT.CONCAT(&quot;ULS_&quot;;TEXT([.A15];&quot;00&quot;))" office:value-type="string" office:string-value="ULS_13" calcext:value-type="string">
            <text:p>ULS_13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COM.MICROSOFT.CONCAT(&quot;ULS_&quot;;TEXT([.A16];&quot;00&quot;))" office:value-type="string" office:string-value="ULS_14" calcext:value-type="string">
            <text:p>ULS_14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COM.MICROSOFT.CONCAT(&quot;ULS_&quot;;TEXT([.A17];&quot;00&quot;))" office:value-type="string" office:string-value="ULS_15" calcext:value-type="string">
            <text:p>ULS_1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COM.MICROSOFT.CONCAT(&quot;ULS_&quot;;TEXT([.A18];&quot;00&quot;))" office:value-type="string" office:string-value="ULS_16" calcext:value-type="string">
            <text:p>ULS_16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COM.MICROSOFT.CONCAT(&quot;ULS_&quot;;TEXT([.A19];&quot;00&quot;))" office:value-type="string" office:string-value="ULS_17" calcext:value-type="string">
            <text:p>ULS_1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formula="of:=COM.MICROSOFT.CONCAT(&quot;ULS_&quot;;TEXT([.A20];&quot;00&quot;))" office:value-type="string" office:string-value="ULS_18" calcext:value-type="string">
            <text:p>ULS_1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COM.MICROSOFT.CONCAT(&quot;ULS_&quot;;TEXT([.A21];&quot;00&quot;))" office:value-type="string" office:string-value="ULS_19" calcext:value-type="string">
            <text:p>ULS_1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COM.MICROSOFT.CONCAT(&quot;ULS_&quot;;TEXT([.A22];&quot;00&quot;))" office:value-type="string" office:string-value="ULS_20" calcext:value-type="string">
            <text:p>ULS_2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COM.MICROSOFT.CONCAT(&quot;ULS_&quot;;TEXT([.A23];&quot;00&quot;))" office:value-type="string" office:string-value="ULS_21" calcext:value-type="string">
            <text:p>ULS_21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COM.MICROSOFT.CONCAT(&quot;ULS_&quot;;TEXT([.A24];&quot;00&quot;))" office:value-type="string" office:string-value="ULS_22" calcext:value-type="string">
            <text:p>ULS_22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COM.MICROSOFT.CONCAT(&quot;ULS_&quot;;TEXT([.A25];&quot;00&quot;))" office:value-type="string" office:string-value="ULS_23" calcext:value-type="string">
            <text:p>ULS_23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COM.MICROSOFT.CONCAT(&quot;ULS_&quot;;TEXT([.A26];&quot;00&quot;))" office:value-type="string" office:string-value="ULS_24" calcext:value-type="string">
            <text:p>ULS_24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COM.MICROSOFT.CONCAT(&quot;ULS_&quot;;TEXT([.A27];&quot;00&quot;))" office:value-type="string" office:string-value="ULS_25" calcext:value-type="string">
            <text:p>ULS_25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COM.MICROSOFT.CONCAT(&quot;ULS_&quot;;TEXT([.A28];&quot;00&quot;))" office:value-type="string" office:string-value="ULS_26" calcext:value-type="string">
            <text:p>ULS_26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COM.MICROSOFT.CONCAT(&quot;ULS_&quot;;TEXT([.A29];&quot;00&quot;))" office:value-type="string" office:string-value="ULS_27" calcext:value-type="string">
            <text:p>ULS_27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COM.MICROSOFT.CONCAT(&quot;ULS_&quot;;TEXT([.A30];&quot;00&quot;))" office:value-type="string" office:string-value="ULS_28" calcext:value-type="string">
            <text:p>ULS_28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COM.MICROSOFT.CONCAT(&quot;ULS_&quot;;TEXT([.A31];&quot;00&quot;))" office:value-type="string" office:string-value="ULS_29" calcext:value-type="string">
            <text:p>ULS_2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COM.MICROSOFT.CONCAT(&quot;ULS_&quot;;TEXT([.A32];&quot;00&quot;))" office:value-type="string" office:string-value="ULS_30" calcext:value-type="string">
            <text:p>ULS_3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COM.MICROSOFT.CONCAT(&quot;ULS_&quot;;TEXT([.A33];&quot;00&quot;))" office:value-type="string" office:string-value="ULS_31" calcext:value-type="string">
            <text:p>ULS_31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COM.MICROSOFT.CONCAT(&quot;ULS_&quot;;TEXT([.A34];&quot;00&quot;))" office:value-type="string" office:string-value="ULS_32" calcext:value-type="string">
            <text:p>ULS_32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COM.MICROSOFT.CONCAT(&quot;ULS_&quot;;TEXT([.A35];&quot;00&quot;))" office:value-type="string" office:string-value="ULS_33" calcext:value-type="string">
            <text:p>ULS_33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COM.MICROSOFT.CONCAT(&quot;ULS_&quot;;TEXT([.A36];&quot;00&quot;))" office:value-type="string" office:string-value="ULS_34" calcext:value-type="string">
            <text:p>ULS_34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COM.MICROSOFT.CONCAT(&quot;ULS_&quot;;TEXT([.A37];&quot;00&quot;))" office:value-type="string" office:string-value="ULS_35" calcext:value-type="string">
            <text:p>ULS_35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style-name="ce58" table:formula="of:=COM.MICROSOFT.CONCAT(&quot;ULS_&quot;;TEXT([.A38];&quot;00&quot;))" office:value-type="string" office:string-value="ULS_36" calcext:value-type="string">
            <text:p>ULS_36</text:p>
          </table:table-cell>
          <table:table-cell table:number-columns-repeated="2" table:style-name="ce63" office:value-type="float" office:value="0.8" calcext:value-type="float">
            <text:p>0.80</text:p>
          </table:table-cell>
          <table:table-cell table:style-name="ce63" office:value-type="float" office:value="0.7" calcext:value-type="float">
            <text:p>0.70</text:p>
          </table:table-cell>
          <table:table-cell table:number-columns-repeated="2" table:style-name="ce63" office:value-type="float" office:value="0" calcext:value-type="float">
            <text:p>0.00</text:p>
          </table:table-cell>
          <table:table-cell table:number-columns-repeated="2" table:style-name="ce69" office:value-type="float" office:value="1" calcext:value-type="float">
            <text:p>1.00</text:p>
          </table:table-cell>
          <table:table-cell table:style-name="ce71" office:value-type="float" office:value="1.5" calcext:value-type="float">
            <text:p>1.50</text:p>
          </table:table-cell>
          <table:table-cell table:number-columns-repeated="2" table:style-name="ce63" office:value-type="float" office:value="0" calcext:value-type="float">
            <text:p>0.00</text:p>
          </table:table-cell>
        </table:table-row>
        <table:table-row table:style-name="ro2" table:number-rows-repeated="19">
          <table:table-cell table:style-name="Default" table:number-columns-repeated="2"/>
          <table:table-cell table:style-name="ce21" table:number-columns-repeated="3"/>
          <table:table-cell/>
          <table:table-cell table:style-name="ce21"/>
          <table:table-cell table:number-columns-repeated="3"/>
          <table:table-cell table:style-name="ce21" table:number-columns-repeated="2"/>
        </table:table-row>
        <table:table-row table:style-name="ro2">
          <table:table-cell table:style-name="Default" table:number-columns-repeated="2"/>
          <table:table-cell table:style-name="ce21" table:number-columns-repeated="3"/>
          <table:table-cell/>
          <table:table-cell table:style-name="ce21"/>
          <table:table-cell table:number-columns-repeated="3"/>
          <table:table-cell table:style-name="ce21" table:number-columns-repeated="2"/>
        </table:table-row>
      </table:table>
      <table:table table:name="ELU_A" table:style-name="ta1">
        <table:table-column table:style-name="co1" table:default-cell-style-name="Default"/>
        <table:table-column table:style-name="co1" table:default-cell-style-name="ce21"/>
        <table:table-column table:style-name="co2" table:number-columns-repeated="10" table:default-cell-style-name="ce21"/>
        <table:table-row table:style-name="ro11">
          <table:table-cell/>
          <table:table-cell table:style-name="ce55" office:value-type="string" calcext:value-type="string" table:number-columns-spanned="11" table:number-rows-spanned="1">
            <text:p>Situations de dimensionnement accidentelles (séisme et déraillement). État limite type 2.</text:p>
          </table:table-cell>
          <table:covered-table-cell table:style-name="ce59"/>
          <table:covered-table-cell table:number-columns-repeated="9" table:style-name="ce64"/>
        </table:table-row>
        <table:table-row table:style-name="ro12">
          <table:table-cell/>
          <table:table-cell table:style-name="ce6" office:value-type="string" calcext:value-type="string">
            <text:p>ID</text:p>
          </table:table-cell>
          <table:table-cell table:style-name="ce60" office:value-type="string" calcext:value-type="string">
            <text:p>selfWeight</text:p>
          </table:table-cell>
          <table:table-cell table:style-name="ce60" office:value-type="string" calcext:value-type="string">
            <text:p>deadLoad</text:p>
          </table:table-cell>
          <table:table-cell table:style-name="ce60" office:value-type="string" calcext:value-type="string">
            <text:p>earthPressure</text:p>
          </table:table-cell>
          <table:table-cell table:style-name="ce60" office:value-type="string" calcext:value-type="string">
            <text:p>pedestrianLoad</text:p>
          </table:table-cell>
          <table:table-cell table:style-name="ce60" office:value-type="string" calcext:value-type="string">
            <text:p>singleAxeLoad</text:p>
          </table:table-cell>
          <table:table-cell table:style-name="ce60" office:value-type="string" calcext:value-type="string">
            <text:p>LM1</text:p>
          </table:table-cell>
          <table:table-cell table:style-name="ce60" office:value-type="string" calcext:value-type="string">
            <text:p>nosingLoad</text:p>
          </table:table-cell>
          <table:table-cell table:style-name="ce70" office:value-type="string" calcext:value-type="string">
            <text:p>roadTrafficLoad</text:p>
          </table:table-cell>
          <table:table-cell table:style-name="ce60" office:value-type="string" calcext:value-type="string">
            <text:p>derailment</text:p>
          </table:table-cell>
          <table:table-cell table:style-name="ce60" office:value-type="string" calcext:value-type="string">
            <text:p>earthquake</text:p>
          </table:table-cell>
        </table:table-row>
        <table:table-row table:style-name="ro2">
          <table:table-cell table:style-name="ce54" table:formula="of:=[$ELU_T2.A38]+1" office:value-type="float" office:value="37" calcext:value-type="float">
            <text:p>37</text:p>
          </table:table-cell>
          <table:table-cell table:style-name="ce61" table:formula="of:=COM.MICROSOFT.CONCAT(&quot;ULSA_&quot;;TEXT([.A3];&quot;00&quot;))" office:value-type="string" office:string-value="ULSA_37" calcext:value-type="string">
            <text:p>ULSA_37</text:p>
          </table:table-cell>
          <table:table-cell table:number-columns-repeated="2" table:style-name="ce61" office:value-type="float" office:value="1" calcext:value-type="float">
            <text:p>1.00</text:p>
          </table:table-cell>
          <table:table-cell table:style-name="ce61" office:value-type="float" office:value="0.7" calcext:value-type="float">
            <text:p>0.70</text:p>
          </table:table-cell>
          <table:table-cell table:number-columns-repeated="6" table:style-name="ce61" office:value-type="float" office:value="0" calcext:value-type="float">
            <text:p>0.00</text:p>
          </table:table-cell>
          <table:table-cell table:style-name="ce65" office:value-type="float" office:value="1" calcext:value-type="float">
            <text:p>1.00</text:p>
          </table:table-cell>
        </table:table-row>
        <table:table-row table:style-name="ro2">
          <table:table-cell table:style-name="ce54" table:formula="of:=[.A3]+1" office:value-type="float" office:value="38" calcext:value-type="float">
            <text:p>38</text:p>
          </table:table-cell>
          <table:table-cell table:style-name="ce62" table:formula="of:=COM.MICROSOFT.CONCAT(&quot;ULSA_&quot;;TEXT([.A4];&quot;00&quot;))" office:value-type="string" office:string-value="ULSA_38" calcext:value-type="string">
            <text:p>ULSA_38</text:p>
          </table:table-cell>
          <table:table-cell table:number-columns-repeated="2" table:style-name="ce62" office:value-type="float" office:value="1" calcext:value-type="float">
            <text:p>1.00</text:p>
          </table:table-cell>
          <table:table-cell table:style-name="ce62" office:value-type="float" office:value="0.7" calcext:value-type="float">
            <text:p>0.7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number-columns-repeated="2" table:style-name="ce67" office:value-type="float" office:value="0.3" calcext:value-type="float">
            <text:p>0.3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</table:table-row>
        <table:table-row table:style-name="ro2">
          <table:table-cell table:style-name="ce54" table:formula="of:=[.A4]+1" office:value-type="float" office:value="39" calcext:value-type="float">
            <text:p>39</text:p>
          </table:table-cell>
          <table:table-cell table:style-name="ce62" table:formula="of:=COM.MICROSOFT.CONCAT(&quot;ULSA_&quot;;TEXT([.A5];&quot;00&quot;))" office:value-type="string" office:string-value="ULSA_39" calcext:value-type="string">
            <text:p>ULSA_39</text:p>
          </table:table-cell>
          <table:table-cell table:number-columns-repeated="2" table:style-name="ce62" office:value-type="float" office:value="1" calcext:value-type="float">
            <text:p>1.00</text:p>
          </table:table-cell>
          <table:table-cell table:style-name="ce62" office:value-type="float" office:value="0.7" calcext:value-type="float">
            <text:p>0.7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number-columns-repeated="2" table:style-name="ce67" office:value-type="float" office:value="0.3" calcext:value-type="float">
            <text:p>0.3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</table:table-row>
        <table:table-row table:style-name="ro2">
          <table:table-cell table:style-name="ce54" table:formula="of:=[.A5]+1" office:value-type="float" office:value="40" calcext:value-type="float">
            <text:p>40</text:p>
          </table:table-cell>
          <table:table-cell table:style-name="ce62" table:formula="of:=COM.MICROSOFT.CONCAT(&quot;ULSA_&quot;;TEXT([.A6];&quot;00&quot;))" office:value-type="string" office:string-value="ULSA_40" calcext:value-type="string">
            <text:p>ULSA_40</text:p>
          </table:table-cell>
          <table:table-cell table:number-columns-repeated="2" table:style-name="ce62" office:value-type="float" office:value="1" calcext:value-type="float">
            <text:p>1.00</text:p>
          </table:table-cell>
          <table:table-cell table:style-name="ce62" office:value-type="float" office:value="0.7" calcext:value-type="float">
            <text:p>0.70</text:p>
          </table:table-cell>
          <table:table-cell table:number-columns-repeated="5" table:style-name="ce62"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</table:table-row>
        <table:table-row table:style-name="ro2">
          <table:table-cell table:formula="of:=[.A6]+1" office:value-type="float" office:value="41" calcext:value-type="float">
            <text:p>41</text:p>
          </table:table-cell>
          <table:table-cell table:style-name="ce62" table:formula="of:=COM.MICROSOFT.CONCAT(&quot;ULSA_&quot;;TEXT([.A7];&quot;00&quot;))" office:value-type="string" office:string-value="ULSA_41" calcext:value-type="string">
            <text:p>ULSA_41</text:p>
          </table:table-cell>
          <table:table-cell table:number-columns-repeated="3" table:style-name="ce62" office:value-type="float" office:value="1" calcext:value-type="float">
            <text:p>1.00</text:p>
          </table:table-cell>
          <table:table-cell table:number-columns-repeated="6" table:style-name="ce62"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</table:table-row>
        <table:table-row table:style-name="ro2">
          <table:table-cell table:formula="of:=[.A7]+1" office:value-type="float" office:value="42" calcext:value-type="float">
            <text:p>42</text:p>
          </table:table-cell>
          <table:table-cell table:style-name="ce62" table:formula="of:=COM.MICROSOFT.CONCAT(&quot;ULSA_&quot;;TEXT([.A8];&quot;00&quot;))" office:value-type="string" office:string-value="ULSA_42" calcext:value-type="string">
            <text:p>ULSA_42</text:p>
          </table:table-cell>
          <table:table-cell table:number-columns-repeated="3" table:style-name="ce62" office:value-type="float" office:value="1" calcext:value-type="float">
            <text:p>1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number-columns-repeated="2" table:style-name="ce67" office:value-type="float" office:value="0.3" calcext:value-type="float">
            <text:p>0.3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</table:table-row>
        <table:table-row table:style-name="ro2">
          <table:table-cell table:formula="of:=[.A8]+1" office:value-type="float" office:value="43" calcext:value-type="float">
            <text:p>43</text:p>
          </table:table-cell>
          <table:table-cell table:style-name="ce62" table:formula="of:=COM.MICROSOFT.CONCAT(&quot;ULSA_&quot;;TEXT([.A9];&quot;00&quot;))" office:value-type="string" office:string-value="ULSA_43" calcext:value-type="string">
            <text:p>ULSA_43</text:p>
          </table:table-cell>
          <table:table-cell table:number-columns-repeated="3" table:style-name="ce62" office:value-type="float" office:value="1" calcext:value-type="float">
            <text:p>1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number-columns-repeated="2" table:style-name="ce67" office:value-type="float" office:value="0.3" calcext:value-type="float">
            <text:p>0.3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</table:table-row>
        <table:table-row table:style-name="ro2">
          <table:table-cell table:formula="of:=[.A9]+1" office:value-type="float" office:value="44" calcext:value-type="float">
            <text:p>44</text:p>
          </table:table-cell>
          <table:table-cell table:style-name="ce63" table:formula="of:=COM.MICROSOFT.CONCAT(&quot;ULSA_&quot;;TEXT([.A10];&quot;00&quot;))" office:value-type="string" office:string-value="ULSA_44" calcext:value-type="string">
            <text:p>ULSA_44</text:p>
          </table:table-cell>
          <table:table-cell table:number-columns-repeated="3" table:style-name="ce63" office:value-type="float" office:value="1" calcext:value-type="float">
            <text:p>1.00</text:p>
          </table:table-cell>
          <table:table-cell table:number-columns-repeated="5" table:style-name="ce63" office:value-type="float" office:value="0" calcext:value-type="float">
            <text:p>0.00</text:p>
          </table:table-cell>
          <table:table-cell table:style-name="ce71" office:value-type="float" office:value="1" calcext:value-type="float">
            <text:p>1.00</text:p>
          </table:table-cell>
          <table:table-cell table:style-name="ce63" office:value-type="float" office:value="0" calcext:value-type="float">
            <text:p>0.00</text:p>
          </table:table-cell>
        </table:table-row>
        <table:table-row table:style-name="ro2" table:number-rows-repeated="1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LS_rare" table:style-name="ta1">
        <table:table-column table:style-name="co1" table:visibility="collapse" table:default-cell-style-name="Default"/>
        <table:table-column table:style-name="co12" table:default-cell-style-name="ce57"/>
        <table:table-column table:style-name="co2" table:number-columns-repeated="10" table:default-cell-style-name="ce62"/>
        <table:table-row table:style-name="ro1">
          <table:table-cell/>
          <table:table-cell table:style-name="ce35" office:value-type="string" calcext:value-type="string" table:number-columns-spanned="11" table:number-rows-spanned="1">
            <text:p>Aptitude au service. Cas de charge rares</text:p>
          </table:table-cell>
          <table:covered-table-cell table:style-name="ce59"/>
          <table:covered-table-cell table:number-columns-repeated="9" table:style-name="ce64"/>
        </table:table-row>
        <table:table-row table:style-name="ro12">
          <table:table-cell/>
          <table:table-cell table:style-name="ce6" office:value-type="string" calcext:value-type="string">
            <text:p>ID</text:p>
          </table:table-cell>
          <table:table-cell table:style-name="ce60" office:value-type="string" calcext:value-type="string">
            <text:p>selfWeight</text:p>
          </table:table-cell>
          <table:table-cell table:style-name="ce60" office:value-type="string" calcext:value-type="string">
            <text:p>deadLoad</text:p>
          </table:table-cell>
          <table:table-cell table:style-name="ce60" office:value-type="string" calcext:value-type="string">
            <text:p>earthPressure</text:p>
          </table:table-cell>
          <table:table-cell table:style-name="ce60" office:value-type="string" calcext:value-type="string">
            <text:p>pedestrianLoad</text:p>
          </table:table-cell>
          <table:table-cell table:style-name="ce60" office:value-type="string" calcext:value-type="string">
            <text:p>singleAxeLoad</text:p>
          </table:table-cell>
          <table:table-cell table:style-name="ce60" office:value-type="string" calcext:value-type="string">
            <text:p>LM1</text:p>
          </table:table-cell>
          <table:table-cell table:style-name="ce60" office:value-type="string" calcext:value-type="string">
            <text:p>nosingLoad</text:p>
          </table:table-cell>
          <table:table-cell table:style-name="ce70" office:value-type="string" calcext:value-type="string">
            <text:p>roadTrafficLoad</text:p>
          </table:table-cell>
          <table:table-cell table:style-name="ce60" office:value-type="string" calcext:value-type="string">
            <text:p>derailment</text:p>
          </table:table-cell>
          <table:table-cell table:style-name="ce60" office:value-type="string" calcext:value-type="string">
            <text:p>earthquak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1" table:formula="of:=COM.MICROSOFT.CONCAT(&quot;SLSR_&quot;;TEXT([.A3];&quot;00&quot;))" office:value-type="string" office:string-value="SLSR_01" calcext:value-type="string">
            <text:p>SLSR_01</text:p>
          </table:table-cell>
          <table:table-cell table:number-columns-repeated="3" table:style-name="ce61" office:value-type="float" office:value="1" calcext:value-type="float">
            <text:p>1.00</text:p>
          </table:table-cell>
          <table:table-cell table:style-name="ce65" office:value-type="float" office:value="1" calcext:value-type="float">
            <text:p>1.00</text:p>
          </table:table-cell>
          <table:table-cell table:style-name="ce61" office:value-type="float" office:value="0" calcext:value-type="float">
            <text:p>0.00</text:p>
          </table:table-cell>
          <table:table-cell table:number-columns-repeated="2" table:style-name="ce68" office:value-type="float" office:value="1" calcext:value-type="float">
            <text:p>1.00</text:p>
          </table:table-cell>
          <table:table-cell table:number-columns-repeated="3" table:style-name="ce61" office:value-type="float" office:value="0" calcext:value-type="float">
            <text:p>0.00</text:p>
          </table:table-cell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COM.MICROSOFT.CONCAT(&quot;SLSR_&quot;;TEXT([.A4];&quot;00&quot;))" office:value-type="string" office:string-value="SLSR_02" calcext:value-type="string">
            <text:p>SLSR_02</text:p>
          </table:table-cell>
          <table:table-cell table:number-columns-repeated="3" office:value-type="float" office:value="1" calcext:value-type="float">
            <text:p>1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COM.MICROSOFT.CONCAT(&quot;SLSR_&quot;;TEXT([.A5];&quot;00&quot;))" office:value-type="string" office:string-value="SLSR_03" calcext:value-type="string">
            <text:p>SLSR_03</text:p>
          </table:table-cell>
          <table:table-cell table:number-columns-repeated="3" office:value-type="float" office:value="1" calcext:value-type="float">
            <text:p>1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6" office:value-type="float" office:value="0" calcext:value-type="float">
            <text:p>0.00</text:p>
          </table:table-cell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COM.MICROSOFT.CONCAT(&quot;SLSR_&quot;;TEXT([.A6];&quot;00&quot;))" office:value-type="string" office:string-value="SLSR_04" calcext:value-type="string">
            <text:p>SLSR_04</text:p>
          </table:table-cell>
          <table:table-cell table:number-columns-repeated="3" office:value-type="float" office:value="1" calcext:value-type="float">
            <text:p>1.00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COM.MICROSOFT.CONCAT(&quot;SLSR_&quot;;TEXT([.A7];&quot;00&quot;))" office:value-type="string" office:string-value="SLSR_05" calcext:value-type="string">
            <text:p>SLSR_05</text:p>
          </table:table-cell>
          <table:table-cell table:number-columns-repeated="3" office:value-type="float" office:value="1" calcext:value-type="float">
            <text:p>1.0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COM.MICROSOFT.CONCAT(&quot;SLSR_&quot;;TEXT([.A8];&quot;00&quot;))" office:value-type="string" office:string-value="SLSR_06" calcext:value-type="string">
            <text:p>SLSR_06</text:p>
          </table:table-cell>
          <table:table-cell table:number-columns-repeated="3" office:value-type="float" office:value="1" calcext:value-type="float">
            <text:p>1.00</text:p>
          </table:table-cell>
          <table:table-cell table:style-name="ce67"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COM.MICROSOFT.CONCAT(&quot;SLSR_&quot;;TEXT([.A9];&quot;00&quot;))" office:value-type="string" office:string-value="SLSR_07" calcext:value-type="string">
            <text:p>SLSR_07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COM.MICROSOFT.CONCAT(&quot;SLSR_&quot;;TEXT([.A10];&quot;00&quot;))" office:value-type="string" office:string-value="SLSR_08" calcext:value-type="string">
            <text:p>SLSR_08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COM.MICROSOFT.CONCAT(&quot;SLSR_&quot;;TEXT([.A11];&quot;00&quot;))" office:value-type="string" office:string-value="SLSR_09" calcext:value-type="string">
            <text:p>SLSR_09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COM.MICROSOFT.CONCAT(&quot;SLSR_&quot;;TEXT([.A12];&quot;00&quot;))" office:value-type="string" office:string-value="SLSR_10" calcext:value-type="string">
            <text:p>SLSR_1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66" office:value-type="float" office:value="1" calcext:value-type="float">
            <text:p>1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COM.MICROSOFT.CONCAT(&quot;SLSR_&quot;;TEXT([.A13];&quot;00&quot;))" office:value-type="string" office:string-value="SLSR_11" calcext:value-type="string">
            <text:p>SLSR_11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66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COM.MICROSOFT.CONCAT(&quot;SLSR_&quot;;TEXT([.A14];&quot;00&quot;))" office:value-type="string" office:string-value="SLSR_12" calcext:value-type="string">
            <text:p>SLSR_12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style-name="ce62" table:formula="of:=COM.MICROSOFT.CONCAT(&quot;SLSR_&quot;;TEXT([.A15];&quot;00&quot;))" office:value-type="string" office:string-value="SLSR_13" calcext:value-type="string">
            <text:p>SLSR_1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COM.MICROSOFT.CONCAT(&quot;SLSR_&quot;;TEXT([.A16];&quot;00&quot;))" office:value-type="string" office:string-value="SLSR_14" calcext:value-type="string">
            <text:p>SLSR_14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COM.MICROSOFT.CONCAT(&quot;SLSR_&quot;;TEXT([.A17];&quot;00&quot;))" office:value-type="string" office:string-value="SLSR_15" calcext:value-type="string">
            <text:p>SLSR_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6" office:value-type="float" office:value="0" calcext:value-type="float">
            <text:p>0.00</text:p>
          </table:table-cell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COM.MICROSOFT.CONCAT(&quot;SLSR_&quot;;TEXT([.A18];&quot;00&quot;))" office:value-type="string" office:string-value="SLSR_16" calcext:value-type="string">
            <text:p>SLSR_16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COM.MICROSOFT.CONCAT(&quot;SLSR_&quot;;TEXT([.A19];&quot;00&quot;))" office:value-type="string" office:string-value="SLSR_17" calcext:value-type="string">
            <text:p>SLSR_17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formula="of:=COM.MICROSOFT.CONCAT(&quot;SLSR_&quot;;TEXT([.A20];&quot;00&quot;))" office:value-type="string" office:string-value="SLSR_18" calcext:value-type="string">
            <text:p>SLSR_18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COM.MICROSOFT.CONCAT(&quot;SLSR_&quot;;TEXT([.A21];&quot;00&quot;))" office:value-type="string" office:string-value="SLSR_19" calcext:value-type="string">
            <text:p>SLSR_19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COM.MICROSOFT.CONCAT(&quot;SLSR_&quot;;TEXT([.A22];&quot;00&quot;))" office:value-type="string" office:string-value="SLSR_20" calcext:value-type="string">
            <text:p>SLSR_2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COM.MICROSOFT.CONCAT(&quot;SLSR_&quot;;TEXT([.A23];&quot;00&quot;))" office:value-type="string" office:string-value="SLSR_21" calcext:value-type="string">
            <text:p>SLSR_21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COM.MICROSOFT.CONCAT(&quot;SLSR_&quot;;TEXT([.A24];&quot;00&quot;))" office:value-type="string" office:string-value="SLSR_22" calcext:value-type="string">
            <text:p>SLSR_22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66" office:value-type="float" office:value="1" calcext:value-type="float">
            <text:p>1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COM.MICROSOFT.CONCAT(&quot;SLSR_&quot;;TEXT([.A25];&quot;00&quot;))" office:value-type="string" office:string-value="SLSR_23" calcext:value-type="string">
            <text:p>SLSR_2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66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style-name="ce58" table:formula="of:=COM.MICROSOFT.CONCAT(&quot;SLSR_&quot;;TEXT([.A26];&quot;00&quot;))" office:value-type="string" office:string-value="SLSR_24" calcext:value-type="string">
            <text:p>SLSR_24</text:p>
          </table:table-cell>
          <table:table-cell table:number-columns-repeated="2" table:style-name="ce63" office:value-type="float" office:value="1" calcext:value-type="float">
            <text:p>1.00</text:p>
          </table:table-cell>
          <table:table-cell table:style-name="ce63" office:value-type="float" office:value="0.7" calcext:value-type="float">
            <text:p>0.70</text:p>
          </table:table-cell>
          <table:table-cell table:number-columns-repeated="4" table:style-name="ce63" office:value-type="float" office:value="0" calcext:value-type="float">
            <text:p>0.00</text:p>
          </table:table-cell>
          <table:table-cell table:style-name="ce71" office:value-type="float" office:value="1" calcext:value-type="float">
            <text:p>1.00</text:p>
          </table:table-cell>
          <table:table-cell table:number-columns-repeated="2" table:style-name="ce63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Default"/>
          <table:table-cell table:style-name="ce21" table:number-columns-repeated="10"/>
        </table:table-row>
      </table:table>
      <table:table table:name="ELS_freq" table:style-name="ta1">
        <table:table-column table:style-name="co1" table:visibility="collapse" table:default-cell-style-name="Default"/>
        <table:table-column table:style-name="co12" table:default-cell-style-name="Default"/>
        <table:table-column table:style-name="co2" table:number-columns-repeated="10" table:default-cell-style-name="ce21"/>
        <table:table-row table:style-name="ro1">
          <table:table-cell/>
          <table:table-cell table:style-name="ce35" office:value-type="string" calcext:value-type="string" table:number-columns-spanned="11" table:number-rows-spanned="1">
            <text:p>Aptitude au service. Cas de charge fréquents</text:p>
          </table:table-cell>
          <table:covered-table-cell table:style-name="ce59"/>
          <table:covered-table-cell table:number-columns-repeated="9" table:style-name="ce64"/>
        </table:table-row>
        <table:table-row table:style-name="ro12">
          <table:table-cell/>
          <table:table-cell table:style-name="ce6" office:value-type="string" calcext:value-type="string">
            <text:p>ID</text:p>
          </table:table-cell>
          <table:table-cell table:style-name="ce60" office:value-type="string" calcext:value-type="string">
            <text:p>selfWeight</text:p>
          </table:table-cell>
          <table:table-cell table:style-name="ce60" office:value-type="string" calcext:value-type="string">
            <text:p>deadLoad</text:p>
          </table:table-cell>
          <table:table-cell table:style-name="ce60" office:value-type="string" calcext:value-type="string">
            <text:p>earthPressure</text:p>
          </table:table-cell>
          <table:table-cell table:style-name="ce60" office:value-type="string" calcext:value-type="string">
            <text:p>pedestrianLoad</text:p>
          </table:table-cell>
          <table:table-cell table:style-name="ce60" office:value-type="string" calcext:value-type="string">
            <text:p>singleAxeLoad</text:p>
          </table:table-cell>
          <table:table-cell table:style-name="ce60" office:value-type="string" calcext:value-type="string">
            <text:p>LM1</text:p>
          </table:table-cell>
          <table:table-cell table:style-name="ce60" office:value-type="string" calcext:value-type="string">
            <text:p>nosingLoad</text:p>
          </table:table-cell>
          <table:table-cell table:style-name="ce70" office:value-type="string" calcext:value-type="string">
            <text:p>roadTrafficLoad</text:p>
          </table:table-cell>
          <table:table-cell table:style-name="ce60" office:value-type="string" calcext:value-type="string">
            <text:p>derailment</text:p>
          </table:table-cell>
          <table:table-cell table:style-name="ce60" office:value-type="string" calcext:value-type="string">
            <text:p>earthquak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1" table:formula="of:=COM.MICROSOFT.CONCAT(&quot;SLSR_&quot;;TEXT([.A3];&quot;00&quot;))" office:value-type="string" office:string-value="SLSR_01" calcext:value-type="string">
            <text:p>SLSR_01</text:p>
          </table:table-cell>
          <table:table-cell table:number-columns-repeated="3" table:style-name="ce61" office:value-type="float" office:value="1" calcext:value-type="float">
            <text:p>1.00</text:p>
          </table:table-cell>
          <table:table-cell table:style-name="ce65" office:value-type="float" office:value="0.4" calcext:value-type="float">
            <text:p>0.40</text:p>
          </table:table-cell>
          <table:table-cell table:style-name="ce61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61" office:value-type="float" office:value="0" calcext:value-type="float">
            <text:p>0.00</text:p>
          </table:table-cell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style-name="ce57" table:formula="of:=COM.MICROSOFT.CONCAT(&quot;SLSR_&quot;;TEXT([.A4];&quot;00&quot;))" office:value-type="string" office:string-value="SLSR_02" calcext:value-type="string">
            <text:p>SLSR_02</text:p>
          </table:table-cell>
          <table:table-cell table:number-columns-repeated="3" table:style-name="ce62" office:value-type="float" office:value="1" calcext:value-type="float">
            <text:p>1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number-columns-repeated="2" table:style-name="ce66" office:value-type="float" office:value="1" calcext:value-type="float">
            <text:p>1.00</text:p>
          </table:table-cell>
          <table:table-cell table:number-columns-repeated="3" table:style-name="ce62" office:value-type="float" office:value="0" calcext:value-type="float">
            <text:p>0.00</text:p>
          </table:table-cell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style-name="ce57" table:formula="of:=COM.MICROSOFT.CONCAT(&quot;SLSR_&quot;;TEXT([.A5];&quot;00&quot;))" office:value-type="string" office:string-value="SLSR_03" calcext:value-type="string">
            <text:p>SLSR_03</text:p>
          </table:table-cell>
          <table:table-cell table:number-columns-repeated="3" table:style-name="ce62" office:value-type="float" office:value="1" calcext:value-type="float">
            <text:p>1.00</text:p>
          </table:table-cell>
          <table:table-cell table:number-columns-repeated="4" table:style-name="ce62" office:value-type="float" office:value="0" calcext:value-type="float">
            <text:p>0.00</text:p>
          </table:table-cell>
          <table:table-cell table:style-name="ce66" office:value-type="float" office:value="0.75" calcext:value-type="float">
            <text:p>0.75</text:p>
          </table:table-cell>
          <table:table-cell table:number-columns-repeated="2" table:style-name="ce62" office:value-type="float" office:value="0" calcext:value-type="float">
            <text:p>0.00</text:p>
          </table:table-cell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style-name="ce62" table:formula="of:=COM.MICROSOFT.CONCAT(&quot;SLSR_&quot;;TEXT([.A6];&quot;00&quot;))" office:value-type="string" office:string-value="SLSR_04" calcext:value-type="string">
            <text:p>SLSR_04</text:p>
          </table:table-cell>
          <table:table-cell table:number-columns-repeated="2" table:style-name="ce62" office:value-type="float" office:value="1" calcext:value-type="float">
            <text:p>1.00</text:p>
          </table:table-cell>
          <table:table-cell table:style-name="ce62" office:value-type="float" office:value="0.7" calcext:value-type="float">
            <text:p>0.70</text:p>
          </table:table-cell>
          <table:table-cell table:style-name="ce66" office:value-type="float" office:value="0.4" calcext:value-type="float">
            <text:p>0.4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table:style-name="ce67" office:value-type="float" office:value="0" calcext:value-type="float">
            <text:p>0.00</text:p>
          </table:table-cell>
          <table:table-cell table:number-columns-repeated="3" table:style-name="ce62" office:value-type="float" office:value="0" calcext:value-type="float">
            <text:p>0.00</text:p>
          </table:table-cell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style-name="ce57" table:formula="of:=COM.MICROSOFT.CONCAT(&quot;SLSR_&quot;;TEXT([.A7];&quot;00&quot;))" office:value-type="string" office:string-value="SLSR_05" calcext:value-type="string">
            <text:p>SLSR_05</text:p>
          </table:table-cell>
          <table:table-cell table:number-columns-repeated="2" table:style-name="ce62" office:value-type="float" office:value="1" calcext:value-type="float">
            <text:p>1.00</text:p>
          </table:table-cell>
          <table:table-cell table:style-name="ce62" office:value-type="float" office:value="0.7" calcext:value-type="float">
            <text:p>0.7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number-columns-repeated="2" table:style-name="ce66" office:value-type="float" office:value="1" calcext:value-type="float">
            <text:p>1.00</text:p>
          </table:table-cell>
          <table:table-cell table:number-columns-repeated="3" table:style-name="ce62" office:value-type="float" office:value="0" calcext:value-type="float">
            <text:p>0.00</text:p>
          </table:table-cell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style-name="ce58" table:formula="of:=COM.MICROSOFT.CONCAT(&quot;SLSR_&quot;;TEXT([.A8];&quot;00&quot;))" office:value-type="string" office:string-value="SLSR_06" calcext:value-type="string">
            <text:p>SLSR_06</text:p>
          </table:table-cell>
          <table:table-cell table:number-columns-repeated="2" table:style-name="ce63" office:value-type="float" office:value="1" calcext:value-type="float">
            <text:p>1.00</text:p>
          </table:table-cell>
          <table:table-cell table:style-name="ce63" office:value-type="float" office:value="0.7" calcext:value-type="float">
            <text:p>0.70</text:p>
          </table:table-cell>
          <table:table-cell table:number-columns-repeated="4" table:style-name="ce63" office:value-type="float" office:value="0" calcext:value-type="float">
            <text:p>0.00</text:p>
          </table:table-cell>
          <table:table-cell table:style-name="ce71" office:value-type="float" office:value="0.75" calcext:value-type="float">
            <text:p>0.75</text:p>
          </table:table-cell>
          <table:table-cell table:number-columns-repeated="2" table:style-name="ce63" office:value-type="float" office:value="0" calcext:value-type="float">
            <text:p>0.00</text:p>
          </table:table-cell>
        </table:table-row>
        <table:table-row table:style-name="ro2" table:number-rows-repeated="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LS_qp" table:style-name="ta1">
        <table:table-column table:style-name="co1" table:visibility="collapse" table:default-cell-style-name="Default"/>
        <table:table-column table:style-name="co12" table:default-cell-style-name="Default"/>
        <table:table-column table:style-name="co13" table:number-columns-repeated="10" table:default-cell-style-name="ce21"/>
        <table:table-row table:style-name="ro1">
          <table:table-cell/>
          <table:table-cell table:style-name="ce35" office:value-type="string" calcext:value-type="string" table:number-columns-spanned="11" table:number-rows-spanned="1">
            <text:p>Aptitude au service. Cas de charge quasi permanents</text:p>
          </table:table-cell>
          <table:covered-table-cell table:style-name="ce59"/>
          <table:covered-table-cell table:number-columns-repeated="9" table:style-name="ce64"/>
        </table:table-row>
        <table:table-row table:style-name="ro12">
          <table:table-cell/>
          <table:table-cell table:style-name="ce73" office:value-type="string" calcext:value-type="string">
            <text:p>ID</text:p>
          </table:table-cell>
          <table:table-cell table:style-name="ce60" office:value-type="string" calcext:value-type="string">
            <text:p>selfWeight</text:p>
          </table:table-cell>
          <table:table-cell table:style-name="ce60" office:value-type="string" calcext:value-type="string">
            <text:p>deadLoad</text:p>
          </table:table-cell>
          <table:table-cell table:style-name="ce60" office:value-type="string" calcext:value-type="string">
            <text:p>earthPressure</text:p>
          </table:table-cell>
          <table:table-cell table:style-name="ce60" office:value-type="string" calcext:value-type="string">
            <text:p>pedestrianLoad</text:p>
          </table:table-cell>
          <table:table-cell table:style-name="ce60" office:value-type="string" calcext:value-type="string">
            <text:p>singleAxeLoad</text:p>
          </table:table-cell>
          <table:table-cell table:style-name="ce60" office:value-type="string" calcext:value-type="string">
            <text:p>LM1</text:p>
          </table:table-cell>
          <table:table-cell table:style-name="ce60" office:value-type="string" calcext:value-type="string">
            <text:p>nosingLoad</text:p>
          </table:table-cell>
          <table:table-cell table:style-name="ce70" office:value-type="string" calcext:value-type="string">
            <text:p>roadTrafficLoad</text:p>
          </table:table-cell>
          <table:table-cell table:style-name="ce60" office:value-type="string" calcext:value-type="string">
            <text:p>derailment</text:p>
          </table:table-cell>
          <table:table-cell table:style-name="ce60" office:value-type="string" calcext:value-type="string">
            <text:p>earthquak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1" table:formula="of:=COM.MICROSOFT.CONCAT(&quot;SLSR_&quot;;TEXT([.A3];&quot;00&quot;))" office:value-type="string" office:string-value="SLSR_01" calcext:value-type="string">
            <text:p>SLSR_01</text:p>
          </table:table-cell>
          <table:table-cell table:number-columns-repeated="3" table:style-name="ce61" office:value-type="float" office:value="1" calcext:value-type="float">
            <text:p>1.00</text:p>
          </table:table-cell>
          <table:table-cell table:style-name="ce72" office:value-type="float" office:value="0" calcext:value-type="float">
            <text:p>0.00</text:p>
          </table:table-cell>
          <table:table-cell table:style-name="ce61" office:value-type="float" office:value="0" calcext:value-type="float">
            <text:p>0.00</text:p>
          </table:table-cell>
          <table:table-cell table:number-columns-repeated="2" table:style-name="ce72" office:value-type="float" office:value="0" calcext:value-type="float">
            <text:p>0.00</text:p>
          </table:table-cell>
          <table:table-cell table:number-columns-repeated="3" table:style-name="ce61" office:value-type="float" office:value="0" calcext:value-type="float">
            <text:p>0.00</text:p>
          </table:table-cell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style-name="ce58" table:formula="of:=COM.MICROSOFT.CONCAT(&quot;SLSR_&quot;;TEXT([.A4];&quot;00&quot;))" office:value-type="string" office:string-value="SLSR_02" calcext:value-type="string">
            <text:p>SLSR_02</text:p>
          </table:table-cell>
          <table:table-cell table:number-columns-repeated="2" table:style-name="ce63" office:value-type="float" office:value="1" calcext:value-type="float">
            <text:p>1.00</text:p>
          </table:table-cell>
          <table:table-cell table:style-name="ce63" office:value-type="float" office:value="0.7" calcext:value-type="float">
            <text:p>0.70</text:p>
          </table:table-cell>
          <table:table-cell table:number-columns-repeated="2" table:style-name="ce63" office:value-type="float" office:value="0" calcext:value-type="float">
            <text:p>0.00</text:p>
          </table:table-cell>
          <table:table-cell table:number-columns-repeated="2" table:style-name="ce74" office:value-type="float" office:value="0" calcext:value-type="float">
            <text:p>0.00</text:p>
          </table:table-cell>
          <table:table-cell table:number-columns-repeated="3" table:style-name="ce63" office:value-type="float" office:value="0" calcext:value-type="float">
            <text:p>0.00</text:p>
          </table:table-cell>
        </table:table-row>
        <table:table-row table:style-name="ro2" table:number-rows-repeated="1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LU_T2_backup" table:style-name="ta1">
        <table:table-column table:style-name="co1" table:visibility="collapse" table:default-cell-style-name="ce54"/>
        <table:table-column table:style-name="co10" table:default-cell-style-name="ce57"/>
        <table:table-column table:style-name="co11" table:number-columns-repeated="3" table:default-cell-style-name="ce62"/>
        <table:table-column table:style-name="co11" table:default-cell-style-name="ce21"/>
        <table:table-column table:style-name="co11" table:default-cell-style-name="ce62"/>
        <table:table-column table:style-name="co11" table:number-columns-repeated="3" table:default-cell-style-name="ce21"/>
        <table:table-column table:style-name="co11" table:number-columns-repeated="2" table:default-cell-style-name="ce62"/>
        <table:table-column table:style-name="co1" table:number-columns-repeated="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row table:style-name="ro1">
          <table:table-cell table:style-name="Default"/>
          <table:table-cell table:style-name="ce55" office:value-type="string" calcext:value-type="string" table:number-columns-spanned="11" table:number-rows-spanned="1">
            <text:p>Situations durables et transitoires. État limite type 2.</text:p>
          </table:table-cell>
          <table:covered-table-cell table:style-name="ce59"/>
          <table:covered-table-cell table:number-columns-repeated="9" table:style-name="ce64"/>
          <table:table-cell table:number-columns-repeated="13"/>
        </table:table-row>
        <table:table-row table:style-name="ro12">
          <table:table-cell table:style-name="Default"/>
          <table:table-cell table:style-name="ce6" office:value-type="string" calcext:value-type="string">
            <text:p>ID</text:p>
          </table:table-cell>
          <table:table-cell table:style-name="ce60" office:value-type="string" calcext:value-type="string">
            <text:p>selfWeight</text:p>
          </table:table-cell>
          <table:table-cell table:style-name="ce60" office:value-type="string" calcext:value-type="string">
            <text:p>deadLoad</text:p>
          </table:table-cell>
          <table:table-cell table:style-name="ce60" office:value-type="string" calcext:value-type="string">
            <text:p>earthPressure</text:p>
          </table:table-cell>
          <table:table-cell table:style-name="ce60" office:value-type="string" calcext:value-type="string">
            <text:p>pedestrianLoad</text:p>
          </table:table-cell>
          <table:table-cell table:style-name="ce60" office:value-type="string" calcext:value-type="string">
            <text:p>singleAxeLoad</text:p>
          </table:table-cell>
          <table:table-cell table:style-name="ce60" office:value-type="string" calcext:value-type="string">
            <text:p>LM1</text:p>
          </table:table-cell>
          <table:table-cell table:style-name="ce60" office:value-type="string" calcext:value-type="string">
            <text:p>nosingLoad</text:p>
          </table:table-cell>
          <table:table-cell table:style-name="ce70" office:value-type="string" calcext:value-type="string">
            <text:p>roadTrafficLoad</text:p>
          </table:table-cell>
          <table:table-cell table:style-name="ce60" office:value-type="string" calcext:value-type="string">
            <text:p>derailment</text:p>
          </table:table-cell>
          <table:table-cell table:style-name="ce60" office:value-type="string" calcext:value-type="string">
            <text:p>earthquake</text:p>
          </table:table-cell>
          <table:table-cell table:number-columns-repeated="13"/>
        </table:table-row>
        <table:table-row table:style-name="ro2">
          <table:table-cell office:value-type="float" office:value="1" calcext:value-type="float">
            <text:p>01</text:p>
          </table:table-cell>
          <table:table-cell table:style-name="ce56" table:formula="of:=COM.MICROSOFT.CONCAT(&quot;ULS_&quot;;TEXT([.A3];&quot;00&quot;))" office:value-type="string" office:string-value="ULS_01" calcext:value-type="string">
            <text:p>ULS_01</text:p>
          </table:table-cell>
          <table:table-cell table:number-columns-repeated="3" table:style-name="ce61" office:value-type="float" office:value="1.35" calcext:value-type="float">
            <text:p>1.35</text:p>
          </table:table-cell>
          <table:table-cell table:style-name="ce65" office:value-type="float" office:value="1.5" calcext:value-type="float">
            <text:p>1.50</text:p>
          </table:table-cell>
          <table:table-cell table:style-name="ce61" office:value-type="float" office:value="0" calcext:value-type="float">
            <text:p>0.00</text:p>
          </table:table-cell>
          <table:table-cell table:number-columns-repeated="2" table:style-name="ce68" office:value-type="float" office:value="1" calcext:value-type="float">
            <text:p>1.00</text:p>
          </table:table-cell>
          <table:table-cell table:number-columns-repeated="3" table:style-name="ce61" office:value-type="float" office:value="0" calcext:value-type="float">
            <text:p>0.00</text:p>
          </table:table-cell>
          <table:table-cell/>
          <table:table-cell table:formula="of:=COM.MICROSOFT.CONCAT(&quot;'&quot;;[.B3];&quot;'&quot;)" office:value-type="string" office:string-value="'ULS_01'" calcext:value-type="string">
            <text:p>'ULS_01'</text:p>
          </table:table-cell>
          <table:table-cell table:formula="of:=IF([.C3]&gt;0;COM.MICROSOFT.CONCAT(TEXT([.C3];&quot;0.00&quot;);&quot;*&quot;;[.C$2]);&quot;&quot;)" office:value-type="string" office:string-value="1.35*selfWeight" calcext:value-type="string">
            <text:p>1.35*selfWeight</text:p>
          </table:table-cell>
          <table:table-cell table:formula="of:=IF([.D3]&gt;0;COM.MICROSOFT.CONCAT(TEXT([.D3];&quot;0.00&quot;);&quot;*&quot;;[.D$2]);&quot;&quot;)" office:value-type="string" office:string-value="1.35*deadLoad" calcext:value-type="string">
            <text:p>1.35*deadLoad</text:p>
          </table:table-cell>
          <table:table-cell table:formula="of:=IF([.E3]&gt;0;COM.MICROSOFT.CONCAT(TEXT([.E3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3]&gt;0;COM.MICROSOFT.CONCAT(TEXT([.F3];&quot;0.00&quot;);&quot;*&quot;;[.F$2]);&quot;&quot;)" office:value-type="string" office:string-value="1.50*pedestrianLoad" calcext:value-type="string">
            <text:p>1.50*pedestrianLoad</text:p>
          </table:table-cell>
          <table:table-cell table:formula="of:=IF([.G3]&gt;0;COM.MICROSOFT.CONCAT(TEXT([.G3];&quot;0.00&quot;);&quot;*&quot;;[.G$2]);&quot;&quot;)">
            <text:p/>
          </table:table-cell>
          <table:table-cell table:formula="of:=IF([.H3]&gt;0;COM.MICROSOFT.CONCAT(TEXT([.H3];&quot;0.00&quot;);&quot;*&quot;;[.H$2]);&quot;&quot;)" office:value-type="string" office:string-value="1.00*LM1" calcext:value-type="string">
            <text:p>1.00*LM1</text:p>
          </table:table-cell>
          <table:table-cell table:formula="of:=IF([.I3]&gt;0;COM.MICROSOFT.CONCAT(TEXT([.I3];&quot;0.00&quot;);&quot;*&quot;;[.I$2]);&quot;&quot;)" office:value-type="string" office:string-value="1.00*nosingLoad" calcext:value-type="string">
            <text:p>1.00*nosingLoad</text:p>
          </table:table-cell>
          <table:table-cell table:formula="of:=IF([.J3]&gt;0;COM.MICROSOFT.CONCAT(TEXT([.J3];&quot;0.00&quot;);&quot;*&quot;;[.J$2]);&quot;&quot;)">
            <text:p/>
          </table:table-cell>
          <table:table-cell table:formula="of:=IF([.K3]&gt;0;COM.MICROSOFT.CONCAT(TEXT([.K3];&quot;#.##&quot;);&quot;*&quot;;[.K$2]);&quot;&quot;)">
            <text:p/>
          </table:table-cell>
          <table:table-cell table:formula="of:=IF([.L3]&gt;0;COM.MICROSOFT.CONCAT(TEXT([.L3];&quot;#.##&quot;);&quot;*&quot;;[.L$2]);&quot;&quot;)">
            <text:p/>
          </table:table-cell>
          <table:table-cell table:formula="of:=COM.MICROSOFT.CONCAT([.N3];&quot;,'&quot;;[.O3];&quot;+&quot;;[.P3];&quot;+&quot;;[.Q3];&quot;+&quot;;[.R3];&quot;+&quot;;[.S3];&quot;+&quot;;[.T3];&quot;+&quot;;[.U3];&quot;+&quot;;[.V3];&quot;+&quot;;[.W3];&quot;'&quot;)" office:value-type="string" office:string-value="'ULS_01','1.35*selfWeight+1.35*deadLoad+1.35*earthPressure+1.50*pedestrianLoad++1.00*LM1+1.00*nosingLoad++'" calcext:value-type="string">
            <text:p>'ULS_01','1.35*selfWeight+1.35*deadLoad+1.35*earthPressure+1.50*pedestrianLoad++1.00*LM1+1.00*nosingLoad++'</text:p>
          </table:table-cell>
        </table:table-row>
        <table:table-row table:style-name="ro2">
          <table:table-cell table:formula="of:=[.A3]+1" office:value-type="float" office:value="2" calcext:value-type="float">
            <text:p>02</text:p>
          </table:table-cell>
          <table:table-cell table:formula="of:=COM.MICROSOFT.CONCAT(&quot;ULS_&quot;;TEXT([.A4];&quot;00&quot;))" office:value-type="string" office:string-value="ULS_02" calcext:value-type="string">
            <text:p>ULS_02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4];&quot;'&quot;)" office:value-type="string" office:string-value="'ULS_02'" calcext:value-type="string">
            <text:p>'ULS_02'</text:p>
          </table:table-cell>
          <table:table-cell table:formula="of:=IF([.C4]&gt;0;COM.MICROSOFT.CONCAT(TEXT([.C4];&quot;0.00&quot;);&quot;*&quot;;[.C$2]);&quot;&quot;)" office:value-type="string" office:string-value="1.35*selfWeight" calcext:value-type="string">
            <text:p>1.35*selfWeight</text:p>
          </table:table-cell>
          <table:table-cell table:formula="of:=IF([.D4]&gt;0;COM.MICROSOFT.CONCAT(TEXT([.D4];&quot;0.00&quot;);&quot;*&quot;;[.D$2]);&quot;&quot;)" office:value-type="string" office:string-value="1.35*deadLoad" calcext:value-type="string">
            <text:p>1.35*deadLoad</text:p>
          </table:table-cell>
          <table:table-cell table:formula="of:=IF([.E4]&gt;0;COM.MICROSOFT.CONCAT(TEXT([.E4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4]&gt;0;COM.MICROSOFT.CONCAT(TEXT([.F4];&quot;0.00&quot;);&quot;*&quot;;[.F$2]);&quot;&quot;)" office:value-type="string" office:string-value="1.50*pedestrianLoad" calcext:value-type="string">
            <text:p>1.50*pedestrianLoad</text:p>
          </table:table-cell>
          <table:table-cell table:formula="of:=IF([.G4]&gt;0;COM.MICROSOFT.CONCAT(TEXT([.G4];&quot;0.00&quot;);&quot;*&quot;;[.G$2]);&quot;&quot;)">
            <text:p/>
          </table:table-cell>
          <table:table-cell table:formula="of:=IF([.H4]&gt;0;COM.MICROSOFT.CONCAT(TEXT([.H4];&quot;0.00&quot;);&quot;*&quot;;[.H$2]);&quot;&quot;)">
            <text:p/>
          </table:table-cell>
          <table:table-cell table:formula="of:=IF([.I4]&gt;0;COM.MICROSOFT.CONCAT(TEXT([.I4];&quot;0.00&quot;);&quot;*&quot;;[.I$2]);&quot;&quot;)">
            <text:p/>
          </table:table-cell>
          <table:table-cell table:formula="of:=IF([.J4]&gt;0;COM.MICROSOFT.CONCAT(TEXT([.J4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4]&gt;0;COM.MICROSOFT.CONCAT(TEXT([.K4];&quot;#.##&quot;);&quot;*&quot;;[.K$2]);&quot;&quot;)">
            <text:p/>
          </table:table-cell>
          <table:table-cell table:formula="of:=IF([.L4]&gt;0;COM.MICROSOFT.CONCAT(TEXT([.L4];&quot;#.##&quot;);&quot;*&quot;;[.L$2]);&quot;&quot;)">
            <text:p/>
          </table:table-cell>
          <table:table-cell table:formula="of:=COM.MICROSOFT.CONCAT([.N4];&quot;,'&quot;;[.O4];&quot;+&quot;;[.P4];&quot;+&quot;;[.Q4];&quot;+&quot;;[.R4];&quot;+&quot;;[.S4];&quot;+&quot;;[.T4];&quot;+&quot;;[.U4];&quot;+&quot;;[.V4];&quot;+&quot;;[.W4];&quot;'&quot;)" office:value-type="string" office:string-value="'ULS_02','1.35*selfWeight+1.35*deadLoad+1.35*earthPressure+1.50*pedestrianLoad++++0.75*roadTrafficLoad+'" calcext:value-type="string">
            <text:p>'ULS_02','1.35*selfWeight+1.35*deadLoad+1.35*earthPressure+1.50*pedestrianLoad++++0.75*roadTrafficLoad+'</text:p>
          </table:table-cell>
        </table:table-row>
        <table:table-row table:style-name="ro2">
          <table:table-cell table:formula="of:=[.A4]+1" office:value-type="float" office:value="3" calcext:value-type="float">
            <text:p>03</text:p>
          </table:table-cell>
          <table:table-cell table:formula="of:=COM.MICROSOFT.CONCAT(&quot;ULS_&quot;;TEXT([.A5];&quot;00&quot;))" office:value-type="string" office:string-value="ULS_03" calcext:value-type="string">
            <text:p>ULS_03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5];&quot;'&quot;)" office:value-type="string" office:string-value="'ULS_03'" calcext:value-type="string">
            <text:p>'ULS_03'</text:p>
          </table:table-cell>
          <table:table-cell table:formula="of:=IF([.C5]&gt;0;COM.MICROSOFT.CONCAT(TEXT([.C5];&quot;0.00&quot;);&quot;*&quot;;[.C$2]);&quot;&quot;)" office:value-type="string" office:string-value="1.35*selfWeight" calcext:value-type="string">
            <text:p>1.35*selfWeight</text:p>
          </table:table-cell>
          <table:table-cell table:formula="of:=IF([.D5]&gt;0;COM.MICROSOFT.CONCAT(TEXT([.D5];&quot;0.00&quot;);&quot;*&quot;;[.D$2]);&quot;&quot;)" office:value-type="string" office:string-value="1.35*deadLoad" calcext:value-type="string">
            <text:p>1.35*deadLoad</text:p>
          </table:table-cell>
          <table:table-cell table:formula="of:=IF([.E5]&gt;0;COM.MICROSOFT.CONCAT(TEXT([.E5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5]&gt;0;COM.MICROSOFT.CONCAT(TEXT([.F5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5]&gt;0;COM.MICROSOFT.CONCAT(TEXT([.G5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5]&gt;0;COM.MICROSOFT.CONCAT(TEXT([.H5];&quot;0.00&quot;);&quot;*&quot;;[.H$2]);&quot;&quot;)">
            <text:p/>
          </table:table-cell>
          <table:table-cell table:formula="of:=IF([.I5]&gt;0;COM.MICROSOFT.CONCAT(TEXT([.I5];&quot;0.00&quot;);&quot;*&quot;;[.I$2]);&quot;&quot;)">
            <text:p/>
          </table:table-cell>
          <table:table-cell table:formula="of:=IF([.J5]&gt;0;COM.MICROSOFT.CONCAT(TEXT([.J5];&quot;0.00&quot;);&quot;*&quot;;[.J$2]);&quot;&quot;)">
            <text:p/>
          </table:table-cell>
          <table:table-cell table:formula="of:=IF([.K5]&gt;0;COM.MICROSOFT.CONCAT(TEXT([.K5];&quot;#.##&quot;);&quot;*&quot;;[.K$2]);&quot;&quot;)">
            <text:p/>
          </table:table-cell>
          <table:table-cell table:formula="of:=IF([.L5]&gt;0;COM.MICROSOFT.CONCAT(TEXT([.L5];&quot;#.##&quot;);&quot;*&quot;;[.L$2]);&quot;&quot;)">
            <text:p/>
          </table:table-cell>
          <table:table-cell table:formula="of:=COM.MICROSOFT.CONCAT([.N5];&quot;,'&quot;;[.O5];&quot;+&quot;;[.P5];&quot;+&quot;;[.Q5];&quot;+&quot;;[.R5];&quot;+&quot;;[.S5];&quot;+&quot;;[.T5];&quot;+&quot;;[.U5];&quot;+&quot;;[.V5];&quot;+&quot;;[.W5];&quot;'&quot;)" office:value-type="string" office:string-value="'ULS_03','1.35*selfWeight+1.35*deadLoad+1.35*earthPressure+0.40*pedestrianLoad+1.50*singleAxeLoad++++'" calcext:value-type="string">
            <text:p>'ULS_03','1.35*selfWeight+1.35*deadLoad+1.35*earthPressure+0.40*pedestrianLoad+1.50*singleAxeLoad++++'</text:p>
          </table:table-cell>
        </table:table-row>
        <table:table-row table:style-name="ro2">
          <table:table-cell table:formula="of:=[.A5]+1" office:value-type="float" office:value="4" calcext:value-type="float">
            <text:p>04</text:p>
          </table:table-cell>
          <table:table-cell table:formula="of:=COM.MICROSOFT.CONCAT(&quot;ULS_&quot;;TEXT([.A6];&quot;00&quot;))" office:value-type="string" office:string-value="ULS_04" calcext:value-type="string">
            <text:p>ULS_04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6];&quot;'&quot;)" office:value-type="string" office:string-value="'ULS_04'" calcext:value-type="string">
            <text:p>'ULS_04'</text:p>
          </table:table-cell>
          <table:table-cell table:formula="of:=IF([.C6]&gt;0;COM.MICROSOFT.CONCAT(TEXT([.C6];&quot;0.00&quot;);&quot;*&quot;;[.C$2]);&quot;&quot;)" office:value-type="string" office:string-value="1.35*selfWeight" calcext:value-type="string">
            <text:p>1.35*selfWeight</text:p>
          </table:table-cell>
          <table:table-cell table:formula="of:=IF([.D6]&gt;0;COM.MICROSOFT.CONCAT(TEXT([.D6];&quot;0.00&quot;);&quot;*&quot;;[.D$2]);&quot;&quot;)" office:value-type="string" office:string-value="1.35*deadLoad" calcext:value-type="string">
            <text:p>1.35*deadLoad</text:p>
          </table:table-cell>
          <table:table-cell table:formula="of:=IF([.E6]&gt;0;COM.MICROSOFT.CONCAT(TEXT([.E6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6]&gt;0;COM.MICROSOFT.CONCAT(TEXT([.F6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6]&gt;0;COM.MICROSOFT.CONCAT(TEXT([.G6];&quot;0.00&quot;);&quot;*&quot;;[.G$2]);&quot;&quot;)">
            <text:p/>
          </table:table-cell>
          <table:table-cell table:formula="of:=IF([.H6]&gt;0;COM.MICROSOFT.CONCAT(TEXT([.H6];&quot;0.00&quot;);&quot;*&quot;;[.H$2]);&quot;&quot;)" office:value-type="string" office:string-value="1.45*LM1" calcext:value-type="string">
            <text:p>1.45*LM1</text:p>
          </table:table-cell>
          <table:table-cell table:formula="of:=IF([.I6]&gt;0;COM.MICROSOFT.CONCAT(TEXT([.I6];&quot;0.00&quot;);&quot;*&quot;;[.I$2]);&quot;&quot;)" office:value-type="string" office:string-value="1.45*nosingLoad" calcext:value-type="string">
            <text:p>1.45*nosingLoad</text:p>
          </table:table-cell>
          <table:table-cell table:formula="of:=IF([.J6]&gt;0;COM.MICROSOFT.CONCAT(TEXT([.J6];&quot;0.00&quot;);&quot;*&quot;;[.J$2]);&quot;&quot;)">
            <text:p/>
          </table:table-cell>
          <table:table-cell table:formula="of:=IF([.K6]&gt;0;COM.MICROSOFT.CONCAT(TEXT([.K6];&quot;#.##&quot;);&quot;*&quot;;[.K$2]);&quot;&quot;)">
            <text:p/>
          </table:table-cell>
          <table:table-cell table:formula="of:=IF([.L6]&gt;0;COM.MICROSOFT.CONCAT(TEXT([.L6];&quot;#.##&quot;);&quot;*&quot;;[.L$2]);&quot;&quot;)">
            <text:p/>
          </table:table-cell>
          <table:table-cell table:formula="of:=COM.MICROSOFT.CONCAT([.N6];&quot;,'&quot;;[.O6];&quot;+&quot;;[.P6];&quot;+&quot;;[.Q6];&quot;+&quot;;[.R6];&quot;+&quot;;[.S6];&quot;+&quot;;[.T6];&quot;+&quot;;[.U6];&quot;+&quot;;[.V6];&quot;+&quot;;[.W6];&quot;'&quot;)" office:value-type="string" office:string-value="'ULS_04','1.35*selfWeight+1.35*deadLoad+1.35*earthPressure+0.40*pedestrianLoad++1.45*LM1+1.45*nosingLoad++'" calcext:value-type="string">
            <text:p>'ULS_04','1.35*selfWeight+1.35*deadLoad+1.35*earthPressure+0.40*pedestrianLoad++1.45*LM1+1.45*nosingLoad++'</text:p>
          </table:table-cell>
        </table:table-row>
        <table:table-row table:style-name="ro2">
          <table:table-cell table:formula="of:=[.A6]+1" office:value-type="float" office:value="5" calcext:value-type="float">
            <text:p>05</text:p>
          </table:table-cell>
          <table:table-cell table:formula="of:=COM.MICROSOFT.CONCAT(&quot;ULS_&quot;;TEXT([.A7];&quot;00&quot;))" office:value-type="string" office:string-value="ULS_05" calcext:value-type="string">
            <text:p>ULS_05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7];&quot;'&quot;)" office:value-type="string" office:string-value="'ULS_05'" calcext:value-type="string">
            <text:p>'ULS_05'</text:p>
          </table:table-cell>
          <table:table-cell table:formula="of:=IF([.C7]&gt;0;COM.MICROSOFT.CONCAT(TEXT([.C7];&quot;0.00&quot;);&quot;*&quot;;[.C$2]);&quot;&quot;)" office:value-type="string" office:string-value="1.35*selfWeight" calcext:value-type="string">
            <text:p>1.35*selfWeight</text:p>
          </table:table-cell>
          <table:table-cell table:formula="of:=IF([.D7]&gt;0;COM.MICROSOFT.CONCAT(TEXT([.D7];&quot;0.00&quot;);&quot;*&quot;;[.D$2]);&quot;&quot;)" office:value-type="string" office:string-value="1.35*deadLoad" calcext:value-type="string">
            <text:p>1.35*deadLoad</text:p>
          </table:table-cell>
          <table:table-cell table:formula="of:=IF([.E7]&gt;0;COM.MICROSOFT.CONCAT(TEXT([.E7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7]&gt;0;COM.MICROSOFT.CONCAT(TEXT([.F7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7]&gt;0;COM.MICROSOFT.CONCAT(TEXT([.G7];&quot;0.00&quot;);&quot;*&quot;;[.G$2]);&quot;&quot;)">
            <text:p/>
          </table:table-cell>
          <table:table-cell table:formula="of:=IF([.H7]&gt;0;COM.MICROSOFT.CONCAT(TEXT([.H7];&quot;0.00&quot;);&quot;*&quot;;[.H$2]);&quot;&quot;)">
            <text:p/>
          </table:table-cell>
          <table:table-cell table:formula="of:=IF([.I7]&gt;0;COM.MICROSOFT.CONCAT(TEXT([.I7];&quot;0.00&quot;);&quot;*&quot;;[.I$2]);&quot;&quot;)">
            <text:p/>
          </table:table-cell>
          <table:table-cell table:formula="of:=IF([.J7]&gt;0;COM.MICROSOFT.CONCAT(TEXT([.J7];&quot;0.00&quot;);&quot;*&quot;;[.J$2]);&quot;&quot;)" office:value-type="string" office:string-value="1.50*roadTrafficLoad" calcext:value-type="string">
            <text:p>1.50*roadTrafficLoad</text:p>
          </table:table-cell>
          <table:table-cell table:formula="of:=IF([.K7]&gt;0;COM.MICROSOFT.CONCAT(TEXT([.K7];&quot;#.##&quot;);&quot;*&quot;;[.K$2]);&quot;&quot;)">
            <text:p/>
          </table:table-cell>
          <table:table-cell table:formula="of:=IF([.L7]&gt;0;COM.MICROSOFT.CONCAT(TEXT([.L7];&quot;#.##&quot;);&quot;*&quot;;[.L$2]);&quot;&quot;)">
            <text:p/>
          </table:table-cell>
          <table:table-cell table:formula="of:=COM.MICROSOFT.CONCAT([.N7];&quot;,'&quot;;[.O7];&quot;+&quot;;[.P7];&quot;+&quot;;[.Q7];&quot;+&quot;;[.R7];&quot;+&quot;;[.S7];&quot;+&quot;;[.T7];&quot;+&quot;;[.U7];&quot;+&quot;;[.V7];&quot;+&quot;;[.W7];&quot;'&quot;)" office:value-type="string" office:string-value="'ULS_05','1.35*selfWeight+1.35*deadLoad+1.35*earthPressure+0.40*pedestrianLoad++++1.50*roadTrafficLoad+'" calcext:value-type="string">
            <text:p>'ULS_05','1.35*selfWeight+1.35*deadLoad+1.35*earthPressure+0.40*pedestrianLoad++++1.50*roadTrafficLoad+'</text:p>
          </table:table-cell>
        </table:table-row>
        <table:table-row table:style-name="ro2">
          <table:table-cell table:formula="of:=[.A7]+1" office:value-type="float" office:value="6" calcext:value-type="float">
            <text:p>06</text:p>
          </table:table-cell>
          <table:table-cell table:formula="of:=COM.MICROSOFT.CONCAT(&quot;ULS_&quot;;TEXT([.A8];&quot;00&quot;))" office:value-type="string" office:string-value="ULS_06" calcext:value-type="string">
            <text:p>ULS_06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8];&quot;'&quot;)" office:value-type="string" office:string-value="'ULS_06'" calcext:value-type="string">
            <text:p>'ULS_06'</text:p>
          </table:table-cell>
          <table:table-cell table:formula="of:=IF([.C8]&gt;0;COM.MICROSOFT.CONCAT(TEXT([.C8];&quot;0.00&quot;);&quot;*&quot;;[.C$2]);&quot;&quot;)" office:value-type="string" office:string-value="1.35*selfWeight" calcext:value-type="string">
            <text:p>1.35*selfWeight</text:p>
          </table:table-cell>
          <table:table-cell table:formula="of:=IF([.D8]&gt;0;COM.MICROSOFT.CONCAT(TEXT([.D8];&quot;0.00&quot;);&quot;*&quot;;[.D$2]);&quot;&quot;)" office:value-type="string" office:string-value="1.35*deadLoad" calcext:value-type="string">
            <text:p>1.35*deadLoad</text:p>
          </table:table-cell>
          <table:table-cell table:formula="of:=IF([.E8]&gt;0;COM.MICROSOFT.CONCAT(TEXT([.E8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8]&gt;0;COM.MICROSOFT.CONCAT(TEXT([.F8];&quot;0.00&quot;);&quot;*&quot;;[.F$2]);&quot;&quot;)">
            <text:p/>
          </table:table-cell>
          <table:table-cell table:formula="of:=IF([.G8]&gt;0;COM.MICROSOFT.CONCAT(TEXT([.G8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8]&gt;0;COM.MICROSOFT.CONCAT(TEXT([.H8];&quot;0.00&quot;);&quot;*&quot;;[.H$2]);&quot;&quot;)" office:value-type="string" office:string-value="1.00*LM1" calcext:value-type="string">
            <text:p>1.00*LM1</text:p>
          </table:table-cell>
          <table:table-cell table:formula="of:=IF([.I8]&gt;0;COM.MICROSOFT.CONCAT(TEXT([.I8];&quot;0.00&quot;);&quot;*&quot;;[.I$2]);&quot;&quot;)" office:value-type="string" office:string-value="1.00*nosingLoad" calcext:value-type="string">
            <text:p>1.00*nosingLoad</text:p>
          </table:table-cell>
          <table:table-cell table:formula="of:=IF([.J8]&gt;0;COM.MICROSOFT.CONCAT(TEXT([.J8];&quot;0.00&quot;);&quot;*&quot;;[.J$2]);&quot;&quot;)">
            <text:p/>
          </table:table-cell>
          <table:table-cell table:formula="of:=IF([.K8]&gt;0;COM.MICROSOFT.CONCAT(TEXT([.K8];&quot;#.##&quot;);&quot;*&quot;;[.K$2]);&quot;&quot;)">
            <text:p/>
          </table:table-cell>
          <table:table-cell table:formula="of:=IF([.L8]&gt;0;COM.MICROSOFT.CONCAT(TEXT([.L8];&quot;#.##&quot;);&quot;*&quot;;[.L$2]);&quot;&quot;)">
            <text:p/>
          </table:table-cell>
          <table:table-cell table:formula="of:=COM.MICROSOFT.CONCAT([.N8];&quot;,'&quot;;[.O8];&quot;+&quot;;[.P8];&quot;+&quot;;[.Q8];&quot;+&quot;;[.R8];&quot;+&quot;;[.S8];&quot;+&quot;;[.T8];&quot;+&quot;;[.U8];&quot;+&quot;;[.V8];&quot;+&quot;;[.W8];&quot;'&quot;)" office:value-type="string" office:string-value="'ULS_06','1.35*selfWeight+1.35*deadLoad+1.35*earthPressure++1.50*singleAxeLoad+1.00*LM1+1.00*nosingLoad++'" calcext:value-type="string">
            <text:p>'ULS_06','1.35*selfWeight+1.35*deadLoad+1.35*earthPressure++1.50*singleAxeLoad+1.00*LM1+1.00*nosingLoad++'</text:p>
          </table:table-cell>
        </table:table-row>
        <table:table-row table:style-name="ro2">
          <table:table-cell table:formula="of:=[.A8]+1" office:value-type="float" office:value="7" calcext:value-type="float">
            <text:p>07</text:p>
          </table:table-cell>
          <table:table-cell table:formula="of:=COM.MICROSOFT.CONCAT(&quot;ULS_&quot;;TEXT([.A9];&quot;00&quot;))" office:value-type="string" office:string-value="ULS_07" calcext:value-type="string">
            <text:p>ULS_07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9];&quot;'&quot;)" office:value-type="string" office:string-value="'ULS_07'" calcext:value-type="string">
            <text:p>'ULS_07'</text:p>
          </table:table-cell>
          <table:table-cell table:formula="of:=IF([.C9]&gt;0;COM.MICROSOFT.CONCAT(TEXT([.C9];&quot;0.00&quot;);&quot;*&quot;;[.C$2]);&quot;&quot;)" office:value-type="string" office:string-value="1.35*selfWeight" calcext:value-type="string">
            <text:p>1.35*selfWeight</text:p>
          </table:table-cell>
          <table:table-cell table:formula="of:=IF([.D9]&gt;0;COM.MICROSOFT.CONCAT(TEXT([.D9];&quot;0.00&quot;);&quot;*&quot;;[.D$2]);&quot;&quot;)" office:value-type="string" office:string-value="1.35*deadLoad" calcext:value-type="string">
            <text:p>1.35*deadLoad</text:p>
          </table:table-cell>
          <table:table-cell table:formula="of:=IF([.E9]&gt;0;COM.MICROSOFT.CONCAT(TEXT([.E9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9]&gt;0;COM.MICROSOFT.CONCAT(TEXT([.F9];&quot;0.00&quot;);&quot;*&quot;;[.F$2]);&quot;&quot;)">
            <text:p/>
          </table:table-cell>
          <table:table-cell table:formula="of:=IF([.G9]&gt;0;COM.MICROSOFT.CONCAT(TEXT([.G9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9]&gt;0;COM.MICROSOFT.CONCAT(TEXT([.H9];&quot;0.00&quot;);&quot;*&quot;;[.H$2]);&quot;&quot;)">
            <text:p/>
          </table:table-cell>
          <table:table-cell table:formula="of:=IF([.I9]&gt;0;COM.MICROSOFT.CONCAT(TEXT([.I9];&quot;0.00&quot;);&quot;*&quot;;[.I$2]);&quot;&quot;)">
            <text:p/>
          </table:table-cell>
          <table:table-cell table:formula="of:=IF([.J9]&gt;0;COM.MICROSOFT.CONCAT(TEXT([.J9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9]&gt;0;COM.MICROSOFT.CONCAT(TEXT([.K9];&quot;#.##&quot;);&quot;*&quot;;[.K$2]);&quot;&quot;)">
            <text:p/>
          </table:table-cell>
          <table:table-cell table:formula="of:=IF([.L9]&gt;0;COM.MICROSOFT.CONCAT(TEXT([.L9];&quot;#.##&quot;);&quot;*&quot;;[.L$2]);&quot;&quot;)">
            <text:p/>
          </table:table-cell>
          <table:table-cell table:formula="of:=COM.MICROSOFT.CONCAT([.N9];&quot;,'&quot;;[.O9];&quot;+&quot;;[.P9];&quot;+&quot;;[.Q9];&quot;+&quot;;[.R9];&quot;+&quot;;[.S9];&quot;+&quot;;[.T9];&quot;+&quot;;[.U9];&quot;+&quot;;[.V9];&quot;+&quot;;[.W9];&quot;'&quot;)" office:value-type="string" office:string-value="'ULS_07','1.35*selfWeight+1.35*deadLoad+1.35*earthPressure++1.50*singleAxeLoad+++0.75*roadTrafficLoad+'" calcext:value-type="string">
            <text:p>'ULS_07','1.35*selfWeight+1.35*deadLoad+1.35*earthPressure++1.50*singleAxeLoad+++0.75*roadTrafficLoad+'</text:p>
          </table:table-cell>
        </table:table-row>
        <table:table-row table:style-name="ro2">
          <table:table-cell table:formula="of:=[.A9]+1" office:value-type="float" office:value="8" calcext:value-type="float">
            <text:p>08</text:p>
          </table:table-cell>
          <table:table-cell table:formula="of:=COM.MICROSOFT.CONCAT(&quot;ULS_&quot;;TEXT([.A10];&quot;00&quot;))" office:value-type="string" office:string-value="ULS_08" calcext:value-type="string">
            <text:p>ULS_08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0];&quot;'&quot;)" office:value-type="string" office:string-value="'ULS_08'" calcext:value-type="string">
            <text:p>'ULS_08'</text:p>
          </table:table-cell>
          <table:table-cell table:formula="of:=IF([.C10]&gt;0;COM.MICROSOFT.CONCAT(TEXT([.C10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0]&gt;0;COM.MICROSOFT.CONCAT(TEXT([.D10];&quot;0.00&quot;);&quot;*&quot;;[.D$2]);&quot;&quot;)" office:value-type="string" office:string-value="1.35*deadLoad" calcext:value-type="string">
            <text:p>1.35*deadLoad</text:p>
          </table:table-cell>
          <table:table-cell table:formula="of:=IF([.E10]&gt;0;COM.MICROSOFT.CONCAT(TEXT([.E10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10]&gt;0;COM.MICROSOFT.CONCAT(TEXT([.F10];&quot;0.00&quot;);&quot;*&quot;;[.F$2]);&quot;&quot;)">
            <text:p/>
          </table:table-cell>
          <table:table-cell table:formula="of:=IF([.G10]&gt;0;COM.MICROSOFT.CONCAT(TEXT([.G10];&quot;0.00&quot;);&quot;*&quot;;[.G$2]);&quot;&quot;)">
            <text:p/>
          </table:table-cell>
          <table:table-cell table:formula="of:=IF([.H10]&gt;0;COM.MICROSOFT.CONCAT(TEXT([.H10];&quot;0.00&quot;);&quot;*&quot;;[.H$2]);&quot;&quot;)" office:value-type="string" office:string-value="1.45*LM1" calcext:value-type="string">
            <text:p>1.45*LM1</text:p>
          </table:table-cell>
          <table:table-cell table:formula="of:=IF([.I10]&gt;0;COM.MICROSOFT.CONCAT(TEXT([.I10];&quot;0.00&quot;);&quot;*&quot;;[.I$2]);&quot;&quot;)" office:value-type="string" office:string-value="1.45*nosingLoad" calcext:value-type="string">
            <text:p>1.45*nosingLoad</text:p>
          </table:table-cell>
          <table:table-cell table:formula="of:=IF([.J10]&gt;0;COM.MICROSOFT.CONCAT(TEXT([.J10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10]&gt;0;COM.MICROSOFT.CONCAT(TEXT([.K10];&quot;#.##&quot;);&quot;*&quot;;[.K$2]);&quot;&quot;)">
            <text:p/>
          </table:table-cell>
          <table:table-cell table:formula="of:=IF([.L10]&gt;0;COM.MICROSOFT.CONCAT(TEXT([.L10];&quot;#.##&quot;);&quot;*&quot;;[.L$2]);&quot;&quot;)">
            <text:p/>
          </table:table-cell>
          <table:table-cell table:formula="of:=COM.MICROSOFT.CONCAT([.N10];&quot;,'&quot;;[.O10];&quot;+&quot;;[.P10];&quot;+&quot;;[.Q10];&quot;+&quot;;[.R10];&quot;+&quot;;[.S10];&quot;+&quot;;[.T10];&quot;+&quot;;[.U10];&quot;+&quot;;[.V10];&quot;+&quot;;[.W10];&quot;'&quot;)" office:value-type="string" office:string-value="'ULS_08','1.35*selfWeight+1.35*deadLoad+1.35*earthPressure+++1.45*LM1+1.45*nosingLoad+0.75*roadTrafficLoad+'" calcext:value-type="string">
            <text:p>'ULS_08','1.35*selfWeight+1.35*deadLoad+1.35*earthPressure+++1.45*LM1+1.45*nosingLoad+0.75*roadTrafficLoad+'</text:p>
          </table:table-cell>
        </table:table-row>
        <table:table-row table:style-name="ro2">
          <table:table-cell table:formula="of:=[.A10]+1" office:value-type="float" office:value="9" calcext:value-type="float">
            <text:p>09</text:p>
          </table:table-cell>
          <table:table-cell table:formula="of:=COM.MICROSOFT.CONCAT(&quot;ULS_&quot;;TEXT([.A11];&quot;00&quot;))" office:value-type="string" office:string-value="ULS_09" calcext:value-type="string">
            <text:p>ULS_09</text:p>
          </table:table-cell>
          <table:table-cell table:number-columns-repeated="3"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1];&quot;'&quot;)" office:value-type="string" office:string-value="'ULS_09'" calcext:value-type="string">
            <text:p>'ULS_09'</text:p>
          </table:table-cell>
          <table:table-cell table:formula="of:=IF([.C11]&gt;0;COM.MICROSOFT.CONCAT(TEXT([.C11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1]&gt;0;COM.MICROSOFT.CONCAT(TEXT([.D11];&quot;0.00&quot;);&quot;*&quot;;[.D$2]);&quot;&quot;)" office:value-type="string" office:string-value="1.35*deadLoad" calcext:value-type="string">
            <text:p>1.35*deadLoad</text:p>
          </table:table-cell>
          <table:table-cell table:formula="of:=IF([.E11]&gt;0;COM.MICROSOFT.CONCAT(TEXT([.E11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11]&gt;0;COM.MICROSOFT.CONCAT(TEXT([.F11];&quot;0.00&quot;);&quot;*&quot;;[.F$2]);&quot;&quot;)">
            <text:p/>
          </table:table-cell>
          <table:table-cell table:formula="of:=IF([.G11]&gt;0;COM.MICROSOFT.CONCAT(TEXT([.G11];&quot;0.00&quot;);&quot;*&quot;;[.G$2]);&quot;&quot;)">
            <text:p/>
          </table:table-cell>
          <table:table-cell table:formula="of:=IF([.H11]&gt;0;COM.MICROSOFT.CONCAT(TEXT([.H11];&quot;0.00&quot;);&quot;*&quot;;[.H$2]);&quot;&quot;)" office:value-type="string" office:string-value="1.00*LM1" calcext:value-type="string">
            <text:p>1.00*LM1</text:p>
          </table:table-cell>
          <table:table-cell table:formula="of:=IF([.I11]&gt;0;COM.MICROSOFT.CONCAT(TEXT([.I11];&quot;0.00&quot;);&quot;*&quot;;[.I$2]);&quot;&quot;)" office:value-type="string" office:string-value="1.00*nosingLoad" calcext:value-type="string">
            <text:p>1.00*nosingLoad</text:p>
          </table:table-cell>
          <table:table-cell table:formula="of:=IF([.J11]&gt;0;COM.MICROSOFT.CONCAT(TEXT([.J11];&quot;0.00&quot;);&quot;*&quot;;[.J$2]);&quot;&quot;)" office:value-type="string" office:string-value="1.50*roadTrafficLoad" calcext:value-type="string">
            <text:p>1.50*roadTrafficLoad</text:p>
          </table:table-cell>
          <table:table-cell table:formula="of:=IF([.K11]&gt;0;COM.MICROSOFT.CONCAT(TEXT([.K11];&quot;#.##&quot;);&quot;*&quot;;[.K$2]);&quot;&quot;)">
            <text:p/>
          </table:table-cell>
          <table:table-cell table:formula="of:=IF([.L11]&gt;0;COM.MICROSOFT.CONCAT(TEXT([.L11];&quot;#.##&quot;);&quot;*&quot;;[.L$2]);&quot;&quot;)">
            <text:p/>
          </table:table-cell>
          <table:table-cell table:formula="of:=COM.MICROSOFT.CONCAT([.N11];&quot;,'&quot;;[.O11];&quot;+&quot;;[.P11];&quot;+&quot;;[.Q11];&quot;+&quot;;[.R11];&quot;+&quot;;[.S11];&quot;+&quot;;[.T11];&quot;+&quot;;[.U11];&quot;+&quot;;[.V11];&quot;+&quot;;[.W11];&quot;'&quot;)" office:value-type="string" office:string-value="'ULS_09','1.35*selfWeight+1.35*deadLoad+1.35*earthPressure+++1.00*LM1+1.00*nosingLoad+1.50*roadTrafficLoad+'" calcext:value-type="string">
            <text:p>'ULS_09','1.35*selfWeight+1.35*deadLoad+1.35*earthPressure+++1.00*LM1+1.00*nosingLoad+1.50*roadTrafficLoad+'</text:p>
          </table:table-cell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COM.MICROSOFT.CONCAT(&quot;ULS_&quot;;TEXT([.A12];&quot;00&quot;))" office:value-type="string" office:string-value="ULS_10" calcext:value-type="string">
            <text:p>ULS_10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2];&quot;'&quot;)" office:value-type="string" office:string-value="'ULS_10'" calcext:value-type="string">
            <text:p>'ULS_10'</text:p>
          </table:table-cell>
          <table:table-cell table:formula="of:=IF([.C12]&gt;0;COM.MICROSOFT.CONCAT(TEXT([.C12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2]&gt;0;COM.MICROSOFT.CONCAT(TEXT([.D12];&quot;0.00&quot;);&quot;*&quot;;[.D$2]);&quot;&quot;)" office:value-type="string" office:string-value="1.35*deadLoad" calcext:value-type="string">
            <text:p>1.35*deadLoad</text:p>
          </table:table-cell>
          <table:table-cell table:formula="of:=IF([.E12]&gt;0;COM.MICROSOFT.CONCAT(TEXT([.E12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12]&gt;0;COM.MICROSOFT.CONCAT(TEXT([.F12];&quot;0.00&quot;);&quot;*&quot;;[.F$2]);&quot;&quot;)" office:value-type="string" office:string-value="1.50*pedestrianLoad" calcext:value-type="string">
            <text:p>1.50*pedestrianLoad</text:p>
          </table:table-cell>
          <table:table-cell table:formula="of:=IF([.G12]&gt;0;COM.MICROSOFT.CONCAT(TEXT([.G12];&quot;0.00&quot;);&quot;*&quot;;[.G$2]);&quot;&quot;)">
            <text:p/>
          </table:table-cell>
          <table:table-cell table:formula="of:=IF([.H12]&gt;0;COM.MICROSOFT.CONCAT(TEXT([.H12];&quot;0.00&quot;);&quot;*&quot;;[.H$2]);&quot;&quot;)" office:value-type="string" office:string-value="1.00*LM1" calcext:value-type="string">
            <text:p>1.00*LM1</text:p>
          </table:table-cell>
          <table:table-cell table:formula="of:=IF([.I12]&gt;0;COM.MICROSOFT.CONCAT(TEXT([.I12];&quot;0.00&quot;);&quot;*&quot;;[.I$2]);&quot;&quot;)" office:value-type="string" office:string-value="1.00*nosingLoad" calcext:value-type="string">
            <text:p>1.00*nosingLoad</text:p>
          </table:table-cell>
          <table:table-cell table:formula="of:=IF([.J12]&gt;0;COM.MICROSOFT.CONCAT(TEXT([.J12];&quot;0.00&quot;);&quot;*&quot;;[.J$2]);&quot;&quot;)">
            <text:p/>
          </table:table-cell>
          <table:table-cell table:formula="of:=IF([.K12]&gt;0;COM.MICROSOFT.CONCAT(TEXT([.K12];&quot;#.##&quot;);&quot;*&quot;;[.K$2]);&quot;&quot;)">
            <text:p/>
          </table:table-cell>
          <table:table-cell table:formula="of:=IF([.L12]&gt;0;COM.MICROSOFT.CONCAT(TEXT([.L12];&quot;#.##&quot;);&quot;*&quot;;[.L$2]);&quot;&quot;)">
            <text:p/>
          </table:table-cell>
          <table:table-cell table:formula="of:=COM.MICROSOFT.CONCAT([.N12];&quot;,'&quot;;[.O12];&quot;+&quot;;[.P12];&quot;+&quot;;[.Q12];&quot;+&quot;;[.R12];&quot;+&quot;;[.S12];&quot;+&quot;;[.T12];&quot;+&quot;;[.U12];&quot;+&quot;;[.V12];&quot;+&quot;;[.W12];&quot;'&quot;)" office:value-type="string" office:string-value="'ULS_10','1.35*selfWeight+1.35*deadLoad+0.70*earthPressure+1.50*pedestrianLoad++1.00*LM1+1.00*nosingLoad++'" calcext:value-type="string">
            <text:p>'ULS_10','1.35*selfWeight+1.35*deadLoad+0.70*earthPressure+1.50*pedestrianLoad++1.00*LM1+1.00*nosingLoad++'</text:p>
          </table:table-cell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COM.MICROSOFT.CONCAT(&quot;ULS_&quot;;TEXT([.A13];&quot;00&quot;))" office:value-type="string" office:string-value="ULS_11" calcext:value-type="string">
            <text:p>ULS_11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3];&quot;'&quot;)" office:value-type="string" office:string-value="'ULS_11'" calcext:value-type="string">
            <text:p>'ULS_11'</text:p>
          </table:table-cell>
          <table:table-cell table:formula="of:=IF([.C13]&gt;0;COM.MICROSOFT.CONCAT(TEXT([.C13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3]&gt;0;COM.MICROSOFT.CONCAT(TEXT([.D13];&quot;0.00&quot;);&quot;*&quot;;[.D$2]);&quot;&quot;)" office:value-type="string" office:string-value="1.35*deadLoad" calcext:value-type="string">
            <text:p>1.35*deadLoad</text:p>
          </table:table-cell>
          <table:table-cell table:formula="of:=IF([.E13]&gt;0;COM.MICROSOFT.CONCAT(TEXT([.E13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13]&gt;0;COM.MICROSOFT.CONCAT(TEXT([.F13];&quot;0.00&quot;);&quot;*&quot;;[.F$2]);&quot;&quot;)" office:value-type="string" office:string-value="1.50*pedestrianLoad" calcext:value-type="string">
            <text:p>1.50*pedestrianLoad</text:p>
          </table:table-cell>
          <table:table-cell table:formula="of:=IF([.G13]&gt;0;COM.MICROSOFT.CONCAT(TEXT([.G13];&quot;0.00&quot;);&quot;*&quot;;[.G$2]);&quot;&quot;)">
            <text:p/>
          </table:table-cell>
          <table:table-cell table:formula="of:=IF([.H13]&gt;0;COM.MICROSOFT.CONCAT(TEXT([.H13];&quot;0.00&quot;);&quot;*&quot;;[.H$2]);&quot;&quot;)">
            <text:p/>
          </table:table-cell>
          <table:table-cell table:formula="of:=IF([.I13]&gt;0;COM.MICROSOFT.CONCAT(TEXT([.I13];&quot;0.00&quot;);&quot;*&quot;;[.I$2]);&quot;&quot;)">
            <text:p/>
          </table:table-cell>
          <table:table-cell table:formula="of:=IF([.J13]&gt;0;COM.MICROSOFT.CONCAT(TEXT([.J13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13]&gt;0;COM.MICROSOFT.CONCAT(TEXT([.K13];&quot;#.##&quot;);&quot;*&quot;;[.K$2]);&quot;&quot;)">
            <text:p/>
          </table:table-cell>
          <table:table-cell table:formula="of:=IF([.L13]&gt;0;COM.MICROSOFT.CONCAT(TEXT([.L13];&quot;#.##&quot;);&quot;*&quot;;[.L$2]);&quot;&quot;)">
            <text:p/>
          </table:table-cell>
          <table:table-cell table:formula="of:=COM.MICROSOFT.CONCAT([.N13];&quot;,'&quot;;[.O13];&quot;+&quot;;[.P13];&quot;+&quot;;[.Q13];&quot;+&quot;;[.R13];&quot;+&quot;;[.S13];&quot;+&quot;;[.T13];&quot;+&quot;;[.U13];&quot;+&quot;;[.V13];&quot;+&quot;;[.W13];&quot;'&quot;)" office:value-type="string" office:string-value="'ULS_11','1.35*selfWeight+1.35*deadLoad+0.70*earthPressure+1.50*pedestrianLoad++++0.75*roadTrafficLoad+'" calcext:value-type="string">
            <text:p>'ULS_11','1.35*selfWeight+1.35*deadLoad+0.70*earthPressure+1.50*pedestrianLoad++++0.75*roadTrafficLoad+'</text:p>
          </table:table-cell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COM.MICROSOFT.CONCAT(&quot;ULS_&quot;;TEXT([.A14];&quot;00&quot;))" office:value-type="string" office:string-value="ULS_12" calcext:value-type="string">
            <text:p>ULS_12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4];&quot;'&quot;)" office:value-type="string" office:string-value="'ULS_12'" calcext:value-type="string">
            <text:p>'ULS_12'</text:p>
          </table:table-cell>
          <table:table-cell table:formula="of:=IF([.C14]&gt;0;COM.MICROSOFT.CONCAT(TEXT([.C14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4]&gt;0;COM.MICROSOFT.CONCAT(TEXT([.D14];&quot;0.00&quot;);&quot;*&quot;;[.D$2]);&quot;&quot;)" office:value-type="string" office:string-value="1.35*deadLoad" calcext:value-type="string">
            <text:p>1.35*deadLoad</text:p>
          </table:table-cell>
          <table:table-cell table:formula="of:=IF([.E14]&gt;0;COM.MICROSOFT.CONCAT(TEXT([.E14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14]&gt;0;COM.MICROSOFT.CONCAT(TEXT([.F14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14]&gt;0;COM.MICROSOFT.CONCAT(TEXT([.G14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14]&gt;0;COM.MICROSOFT.CONCAT(TEXT([.H14];&quot;0.00&quot;);&quot;*&quot;;[.H$2]);&quot;&quot;)">
            <text:p/>
          </table:table-cell>
          <table:table-cell table:formula="of:=IF([.I14]&gt;0;COM.MICROSOFT.CONCAT(TEXT([.I14];&quot;0.00&quot;);&quot;*&quot;;[.I$2]);&quot;&quot;)">
            <text:p/>
          </table:table-cell>
          <table:table-cell table:formula="of:=IF([.J14]&gt;0;COM.MICROSOFT.CONCAT(TEXT([.J14];&quot;0.00&quot;);&quot;*&quot;;[.J$2]);&quot;&quot;)">
            <text:p/>
          </table:table-cell>
          <table:table-cell table:formula="of:=IF([.K14]&gt;0;COM.MICROSOFT.CONCAT(TEXT([.K14];&quot;#.##&quot;);&quot;*&quot;;[.K$2]);&quot;&quot;)">
            <text:p/>
          </table:table-cell>
          <table:table-cell table:formula="of:=IF([.L14]&gt;0;COM.MICROSOFT.CONCAT(TEXT([.L14];&quot;#.##&quot;);&quot;*&quot;;[.L$2]);&quot;&quot;)">
            <text:p/>
          </table:table-cell>
          <table:table-cell table:formula="of:=COM.MICROSOFT.CONCAT([.N14];&quot;,'&quot;;[.O14];&quot;+&quot;;[.P14];&quot;+&quot;;[.Q14];&quot;+&quot;;[.R14];&quot;+&quot;;[.S14];&quot;+&quot;;[.T14];&quot;+&quot;;[.U14];&quot;+&quot;;[.V14];&quot;+&quot;;[.W14];&quot;'&quot;)" office:value-type="string" office:string-value="'ULS_12','1.35*selfWeight+1.35*deadLoad+0.70*earthPressure+0.40*pedestrianLoad+1.50*singleAxeLoad++++'" calcext:value-type="string">
            <text:p>'ULS_12','1.35*selfWeight+1.35*deadLoad+0.70*earthPressure+0.40*pedestrianLoad+1.50*singleAxeLoad++++'</text:p>
          </table:table-cell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COM.MICROSOFT.CONCAT(&quot;ULS_&quot;;TEXT([.A15];&quot;00&quot;))" office:value-type="string" office:string-value="ULS_13" calcext:value-type="string">
            <text:p>ULS_13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5];&quot;'&quot;)" office:value-type="string" office:string-value="'ULS_13'" calcext:value-type="string">
            <text:p>'ULS_13'</text:p>
          </table:table-cell>
          <table:table-cell table:formula="of:=IF([.C15]&gt;0;COM.MICROSOFT.CONCAT(TEXT([.C15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5]&gt;0;COM.MICROSOFT.CONCAT(TEXT([.D15];&quot;0.00&quot;);&quot;*&quot;;[.D$2]);&quot;&quot;)" office:value-type="string" office:string-value="1.35*deadLoad" calcext:value-type="string">
            <text:p>1.35*deadLoad</text:p>
          </table:table-cell>
          <table:table-cell table:formula="of:=IF([.E15]&gt;0;COM.MICROSOFT.CONCAT(TEXT([.E15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15]&gt;0;COM.MICROSOFT.CONCAT(TEXT([.F15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15]&gt;0;COM.MICROSOFT.CONCAT(TEXT([.G15];&quot;0.00&quot;);&quot;*&quot;;[.G$2]);&quot;&quot;)">
            <text:p/>
          </table:table-cell>
          <table:table-cell table:formula="of:=IF([.H15]&gt;0;COM.MICROSOFT.CONCAT(TEXT([.H15];&quot;0.00&quot;);&quot;*&quot;;[.H$2]);&quot;&quot;)" office:value-type="string" office:string-value="1.45*LM1" calcext:value-type="string">
            <text:p>1.45*LM1</text:p>
          </table:table-cell>
          <table:table-cell table:formula="of:=IF([.I15]&gt;0;COM.MICROSOFT.CONCAT(TEXT([.I15];&quot;0.00&quot;);&quot;*&quot;;[.I$2]);&quot;&quot;)" office:value-type="string" office:string-value="1.45*nosingLoad" calcext:value-type="string">
            <text:p>1.45*nosingLoad</text:p>
          </table:table-cell>
          <table:table-cell table:formula="of:=IF([.J15]&gt;0;COM.MICROSOFT.CONCAT(TEXT([.J15];&quot;0.00&quot;);&quot;*&quot;;[.J$2]);&quot;&quot;)">
            <text:p/>
          </table:table-cell>
          <table:table-cell table:formula="of:=IF([.K15]&gt;0;COM.MICROSOFT.CONCAT(TEXT([.K15];&quot;#.##&quot;);&quot;*&quot;;[.K$2]);&quot;&quot;)">
            <text:p/>
          </table:table-cell>
          <table:table-cell table:formula="of:=IF([.L15]&gt;0;COM.MICROSOFT.CONCAT(TEXT([.L15];&quot;#.##&quot;);&quot;*&quot;;[.L$2]);&quot;&quot;)">
            <text:p/>
          </table:table-cell>
          <table:table-cell table:formula="of:=COM.MICROSOFT.CONCAT([.N15];&quot;,'&quot;;[.O15];&quot;+&quot;;[.P15];&quot;+&quot;;[.Q15];&quot;+&quot;;[.R15];&quot;+&quot;;[.S15];&quot;+&quot;;[.T15];&quot;+&quot;;[.U15];&quot;+&quot;;[.V15];&quot;+&quot;;[.W15];&quot;'&quot;)" office:value-type="string" office:string-value="'ULS_13','1.35*selfWeight+1.35*deadLoad+0.70*earthPressure+0.40*pedestrianLoad++1.45*LM1+1.45*nosingLoad++'" calcext:value-type="string">
            <text:p>'ULS_13','1.35*selfWeight+1.35*deadLoad+0.70*earthPressure+0.40*pedestrianLoad++1.45*LM1+1.45*nosingLoad++'</text:p>
          </table:table-cell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COM.MICROSOFT.CONCAT(&quot;ULS_&quot;;TEXT([.A16];&quot;00&quot;))" office:value-type="string" office:string-value="ULS_14" calcext:value-type="string">
            <text:p>ULS_14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6];&quot;'&quot;)" office:value-type="string" office:string-value="'ULS_14'" calcext:value-type="string">
            <text:p>'ULS_14'</text:p>
          </table:table-cell>
          <table:table-cell table:formula="of:=IF([.C16]&gt;0;COM.MICROSOFT.CONCAT(TEXT([.C16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6]&gt;0;COM.MICROSOFT.CONCAT(TEXT([.D16];&quot;0.00&quot;);&quot;*&quot;;[.D$2]);&quot;&quot;)" office:value-type="string" office:string-value="1.35*deadLoad" calcext:value-type="string">
            <text:p>1.35*deadLoad</text:p>
          </table:table-cell>
          <table:table-cell table:formula="of:=IF([.E16]&gt;0;COM.MICROSOFT.CONCAT(TEXT([.E16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16]&gt;0;COM.MICROSOFT.CONCAT(TEXT([.F16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16]&gt;0;COM.MICROSOFT.CONCAT(TEXT([.G16];&quot;0.00&quot;);&quot;*&quot;;[.G$2]);&quot;&quot;)">
            <text:p/>
          </table:table-cell>
          <table:table-cell table:formula="of:=IF([.H16]&gt;0;COM.MICROSOFT.CONCAT(TEXT([.H16];&quot;0.00&quot;);&quot;*&quot;;[.H$2]);&quot;&quot;)">
            <text:p/>
          </table:table-cell>
          <table:table-cell table:formula="of:=IF([.I16]&gt;0;COM.MICROSOFT.CONCAT(TEXT([.I16];&quot;0.00&quot;);&quot;*&quot;;[.I$2]);&quot;&quot;)">
            <text:p/>
          </table:table-cell>
          <table:table-cell table:formula="of:=IF([.J16]&gt;0;COM.MICROSOFT.CONCAT(TEXT([.J16];&quot;0.00&quot;);&quot;*&quot;;[.J$2]);&quot;&quot;)" office:value-type="string" office:string-value="1.50*roadTrafficLoad" calcext:value-type="string">
            <text:p>1.50*roadTrafficLoad</text:p>
          </table:table-cell>
          <table:table-cell table:formula="of:=IF([.K16]&gt;0;COM.MICROSOFT.CONCAT(TEXT([.K16];&quot;#.##&quot;);&quot;*&quot;;[.K$2]);&quot;&quot;)">
            <text:p/>
          </table:table-cell>
          <table:table-cell table:formula="of:=IF([.L16]&gt;0;COM.MICROSOFT.CONCAT(TEXT([.L16];&quot;#.##&quot;);&quot;*&quot;;[.L$2]);&quot;&quot;)">
            <text:p/>
          </table:table-cell>
          <table:table-cell table:formula="of:=COM.MICROSOFT.CONCAT([.N16];&quot;,'&quot;;[.O16];&quot;+&quot;;[.P16];&quot;+&quot;;[.Q16];&quot;+&quot;;[.R16];&quot;+&quot;;[.S16];&quot;+&quot;;[.T16];&quot;+&quot;;[.U16];&quot;+&quot;;[.V16];&quot;+&quot;;[.W16];&quot;'&quot;)" office:value-type="string" office:string-value="'ULS_14','1.35*selfWeight+1.35*deadLoad+0.70*earthPressure+0.40*pedestrianLoad++++1.50*roadTrafficLoad+'" calcext:value-type="string">
            <text:p>'ULS_14','1.35*selfWeight+1.35*deadLoad+0.70*earthPressure+0.40*pedestrianLoad++++1.50*roadTrafficLoad+'</text:p>
          </table:table-cell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COM.MICROSOFT.CONCAT(&quot;ULS_&quot;;TEXT([.A17];&quot;00&quot;))" office:value-type="string" office:string-value="ULS_15" calcext:value-type="string">
            <text:p>ULS_1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7];&quot;'&quot;)" office:value-type="string" office:string-value="'ULS_15'" calcext:value-type="string">
            <text:p>'ULS_15'</text:p>
          </table:table-cell>
          <table:table-cell table:formula="of:=IF([.C17]&gt;0;COM.MICROSOFT.CONCAT(TEXT([.C17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7]&gt;0;COM.MICROSOFT.CONCAT(TEXT([.D17];&quot;0.00&quot;);&quot;*&quot;;[.D$2]);&quot;&quot;)" office:value-type="string" office:string-value="1.35*deadLoad" calcext:value-type="string">
            <text:p>1.35*deadLoad</text:p>
          </table:table-cell>
          <table:table-cell table:formula="of:=IF([.E17]&gt;0;COM.MICROSOFT.CONCAT(TEXT([.E17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17]&gt;0;COM.MICROSOFT.CONCAT(TEXT([.F17];&quot;0.00&quot;);&quot;*&quot;;[.F$2]);&quot;&quot;)">
            <text:p/>
          </table:table-cell>
          <table:table-cell table:formula="of:=IF([.G17]&gt;0;COM.MICROSOFT.CONCAT(TEXT([.G17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17]&gt;0;COM.MICROSOFT.CONCAT(TEXT([.H17];&quot;0.00&quot;);&quot;*&quot;;[.H$2]);&quot;&quot;)" office:value-type="string" office:string-value="1.00*LM1" calcext:value-type="string">
            <text:p>1.00*LM1</text:p>
          </table:table-cell>
          <table:table-cell table:formula="of:=IF([.I17]&gt;0;COM.MICROSOFT.CONCAT(TEXT([.I17];&quot;0.00&quot;);&quot;*&quot;;[.I$2]);&quot;&quot;)" office:value-type="string" office:string-value="1.00*nosingLoad" calcext:value-type="string">
            <text:p>1.00*nosingLoad</text:p>
          </table:table-cell>
          <table:table-cell table:formula="of:=IF([.J17]&gt;0;COM.MICROSOFT.CONCAT(TEXT([.J17];&quot;0.00&quot;);&quot;*&quot;;[.J$2]);&quot;&quot;)">
            <text:p/>
          </table:table-cell>
          <table:table-cell table:formula="of:=IF([.K17]&gt;0;COM.MICROSOFT.CONCAT(TEXT([.K17];&quot;#.##&quot;);&quot;*&quot;;[.K$2]);&quot;&quot;)">
            <text:p/>
          </table:table-cell>
          <table:table-cell table:formula="of:=IF([.L17]&gt;0;COM.MICROSOFT.CONCAT(TEXT([.L17];&quot;#.##&quot;);&quot;*&quot;;[.L$2]);&quot;&quot;)">
            <text:p/>
          </table:table-cell>
          <table:table-cell table:formula="of:=COM.MICROSOFT.CONCAT([.N17];&quot;,'&quot;;[.O17];&quot;+&quot;;[.P17];&quot;+&quot;;[.Q17];&quot;+&quot;;[.R17];&quot;+&quot;;[.S17];&quot;+&quot;;[.T17];&quot;+&quot;;[.U17];&quot;+&quot;;[.V17];&quot;+&quot;;[.W17];&quot;'&quot;)" office:value-type="string" office:string-value="'ULS_15','1.35*selfWeight+1.35*deadLoad+0.70*earthPressure++1.50*singleAxeLoad+1.00*LM1+1.00*nosingLoad++'" calcext:value-type="string">
            <text:p>'ULS_15','1.35*selfWeight+1.35*deadLoad+0.70*earthPressure++1.50*singleAxeLoad+1.00*LM1+1.00*nosingLoad++'</text:p>
          </table:table-cell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COM.MICROSOFT.CONCAT(&quot;ULS_&quot;;TEXT([.A18];&quot;00&quot;))" office:value-type="string" office:string-value="ULS_16" calcext:value-type="string">
            <text:p>ULS_16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8];&quot;'&quot;)" office:value-type="string" office:string-value="'ULS_16'" calcext:value-type="string">
            <text:p>'ULS_16'</text:p>
          </table:table-cell>
          <table:table-cell table:formula="of:=IF([.C18]&gt;0;COM.MICROSOFT.CONCAT(TEXT([.C18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8]&gt;0;COM.MICROSOFT.CONCAT(TEXT([.D18];&quot;0.00&quot;);&quot;*&quot;;[.D$2]);&quot;&quot;)" office:value-type="string" office:string-value="1.35*deadLoad" calcext:value-type="string">
            <text:p>1.35*deadLoad</text:p>
          </table:table-cell>
          <table:table-cell table:formula="of:=IF([.E18]&gt;0;COM.MICROSOFT.CONCAT(TEXT([.E18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18]&gt;0;COM.MICROSOFT.CONCAT(TEXT([.F18];&quot;0.00&quot;);&quot;*&quot;;[.F$2]);&quot;&quot;)">
            <text:p/>
          </table:table-cell>
          <table:table-cell table:formula="of:=IF([.G18]&gt;0;COM.MICROSOFT.CONCAT(TEXT([.G18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18]&gt;0;COM.MICROSOFT.CONCAT(TEXT([.H18];&quot;0.00&quot;);&quot;*&quot;;[.H$2]);&quot;&quot;)">
            <text:p/>
          </table:table-cell>
          <table:table-cell table:formula="of:=IF([.I18]&gt;0;COM.MICROSOFT.CONCAT(TEXT([.I18];&quot;0.00&quot;);&quot;*&quot;;[.I$2]);&quot;&quot;)">
            <text:p/>
          </table:table-cell>
          <table:table-cell table:formula="of:=IF([.J18]&gt;0;COM.MICROSOFT.CONCAT(TEXT([.J18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18]&gt;0;COM.MICROSOFT.CONCAT(TEXT([.K18];&quot;#.##&quot;);&quot;*&quot;;[.K$2]);&quot;&quot;)">
            <text:p/>
          </table:table-cell>
          <table:table-cell table:formula="of:=IF([.L18]&gt;0;COM.MICROSOFT.CONCAT(TEXT([.L18];&quot;#.##&quot;);&quot;*&quot;;[.L$2]);&quot;&quot;)">
            <text:p/>
          </table:table-cell>
          <table:table-cell table:formula="of:=COM.MICROSOFT.CONCAT([.N18];&quot;,'&quot;;[.O18];&quot;+&quot;;[.P18];&quot;+&quot;;[.Q18];&quot;+&quot;;[.R18];&quot;+&quot;;[.S18];&quot;+&quot;;[.T18];&quot;+&quot;;[.U18];&quot;+&quot;;[.V18];&quot;+&quot;;[.W18];&quot;'&quot;)" office:value-type="string" office:string-value="'ULS_16','1.35*selfWeight+1.35*deadLoad+0.70*earthPressure++1.50*singleAxeLoad+++0.75*roadTrafficLoad+'" calcext:value-type="string">
            <text:p>'ULS_16','1.35*selfWeight+1.35*deadLoad+0.70*earthPressure++1.50*singleAxeLoad+++0.75*roadTrafficLoad+'</text:p>
          </table:table-cell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COM.MICROSOFT.CONCAT(&quot;ULS_&quot;;TEXT([.A19];&quot;00&quot;))" office:value-type="string" office:string-value="ULS_17" calcext:value-type="string">
            <text:p>ULS_1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19];&quot;'&quot;)" office:value-type="string" office:string-value="'ULS_17'" calcext:value-type="string">
            <text:p>'ULS_17'</text:p>
          </table:table-cell>
          <table:table-cell table:formula="of:=IF([.C19]&gt;0;COM.MICROSOFT.CONCAT(TEXT([.C19];&quot;0.00&quot;);&quot;*&quot;;[.C$2]);&quot;&quot;)" office:value-type="string" office:string-value="1.35*selfWeight" calcext:value-type="string">
            <text:p>1.35*selfWeight</text:p>
          </table:table-cell>
          <table:table-cell table:formula="of:=IF([.D19]&gt;0;COM.MICROSOFT.CONCAT(TEXT([.D19];&quot;0.00&quot;);&quot;*&quot;;[.D$2]);&quot;&quot;)" office:value-type="string" office:string-value="1.35*deadLoad" calcext:value-type="string">
            <text:p>1.35*deadLoad</text:p>
          </table:table-cell>
          <table:table-cell table:formula="of:=IF([.E19]&gt;0;COM.MICROSOFT.CONCAT(TEXT([.E19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19]&gt;0;COM.MICROSOFT.CONCAT(TEXT([.F19];&quot;0.00&quot;);&quot;*&quot;;[.F$2]);&quot;&quot;)">
            <text:p/>
          </table:table-cell>
          <table:table-cell table:formula="of:=IF([.G19]&gt;0;COM.MICROSOFT.CONCAT(TEXT([.G19];&quot;0.00&quot;);&quot;*&quot;;[.G$2]);&quot;&quot;)">
            <text:p/>
          </table:table-cell>
          <table:table-cell table:formula="of:=IF([.H19]&gt;0;COM.MICROSOFT.CONCAT(TEXT([.H19];&quot;0.00&quot;);&quot;*&quot;;[.H$2]);&quot;&quot;)" office:value-type="string" office:string-value="1.45*LM1" calcext:value-type="string">
            <text:p>1.45*LM1</text:p>
          </table:table-cell>
          <table:table-cell table:formula="of:=IF([.I19]&gt;0;COM.MICROSOFT.CONCAT(TEXT([.I19];&quot;0.00&quot;);&quot;*&quot;;[.I$2]);&quot;&quot;)" office:value-type="string" office:string-value="1.45*nosingLoad" calcext:value-type="string">
            <text:p>1.45*nosingLoad</text:p>
          </table:table-cell>
          <table:table-cell table:formula="of:=IF([.J19]&gt;0;COM.MICROSOFT.CONCAT(TEXT([.J19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19]&gt;0;COM.MICROSOFT.CONCAT(TEXT([.K19];&quot;#.##&quot;);&quot;*&quot;;[.K$2]);&quot;&quot;)">
            <text:p/>
          </table:table-cell>
          <table:table-cell table:formula="of:=IF([.L19]&gt;0;COM.MICROSOFT.CONCAT(TEXT([.L19];&quot;#.##&quot;);&quot;*&quot;;[.L$2]);&quot;&quot;)">
            <text:p/>
          </table:table-cell>
          <table:table-cell table:formula="of:=COM.MICROSOFT.CONCAT([.N19];&quot;,'&quot;;[.O19];&quot;+&quot;;[.P19];&quot;+&quot;;[.Q19];&quot;+&quot;;[.R19];&quot;+&quot;;[.S19];&quot;+&quot;;[.T19];&quot;+&quot;;[.U19];&quot;+&quot;;[.V19];&quot;+&quot;;[.W19];&quot;'&quot;)" office:value-type="string" office:string-value="'ULS_17','1.35*selfWeight+1.35*deadLoad+0.70*earthPressure+++1.45*LM1+1.45*nosingLoad+0.75*roadTrafficLoad+'" calcext:value-type="string">
            <text:p>'ULS_17','1.35*selfWeight+1.35*deadLoad+0.70*earthPressure+++1.45*LM1+1.45*nosingLoad+0.75*roadTrafficLoad+'</text:p>
          </table:table-cell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formula="of:=COM.MICROSOFT.CONCAT(&quot;ULS_&quot;;TEXT([.A20];&quot;00&quot;))" office:value-type="string" office:string-value="ULS_18" calcext:value-type="string">
            <text:p>ULS_1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0];&quot;'&quot;)" office:value-type="string" office:string-value="'ULS_18'" calcext:value-type="string">
            <text:p>'ULS_18'</text:p>
          </table:table-cell>
          <table:table-cell table:formula="of:=IF([.C20]&gt;0;COM.MICROSOFT.CONCAT(TEXT([.C20];&quot;0.00&quot;);&quot;*&quot;;[.C$2]);&quot;&quot;)" office:value-type="string" office:string-value="1.35*selfWeight" calcext:value-type="string">
            <text:p>1.35*selfWeight</text:p>
          </table:table-cell>
          <table:table-cell table:formula="of:=IF([.D20]&gt;0;COM.MICROSOFT.CONCAT(TEXT([.D20];&quot;0.00&quot;);&quot;*&quot;;[.D$2]);&quot;&quot;)" office:value-type="string" office:string-value="1.35*deadLoad" calcext:value-type="string">
            <text:p>1.35*deadLoad</text:p>
          </table:table-cell>
          <table:table-cell table:formula="of:=IF([.E20]&gt;0;COM.MICROSOFT.CONCAT(TEXT([.E20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20]&gt;0;COM.MICROSOFT.CONCAT(TEXT([.F20];&quot;0.00&quot;);&quot;*&quot;;[.F$2]);&quot;&quot;)">
            <text:p/>
          </table:table-cell>
          <table:table-cell table:formula="of:=IF([.G20]&gt;0;COM.MICROSOFT.CONCAT(TEXT([.G20];&quot;0.00&quot;);&quot;*&quot;;[.G$2]);&quot;&quot;)">
            <text:p/>
          </table:table-cell>
          <table:table-cell table:formula="of:=IF([.H20]&gt;0;COM.MICROSOFT.CONCAT(TEXT([.H20];&quot;0.00&quot;);&quot;*&quot;;[.H$2]);&quot;&quot;)" office:value-type="string" office:string-value="1.00*LM1" calcext:value-type="string">
            <text:p>1.00*LM1</text:p>
          </table:table-cell>
          <table:table-cell table:formula="of:=IF([.I20]&gt;0;COM.MICROSOFT.CONCAT(TEXT([.I20];&quot;0.00&quot;);&quot;*&quot;;[.I$2]);&quot;&quot;)" office:value-type="string" office:string-value="1.00*nosingLoad" calcext:value-type="string">
            <text:p>1.00*nosingLoad</text:p>
          </table:table-cell>
          <table:table-cell table:formula="of:=IF([.J20]&gt;0;COM.MICROSOFT.CONCAT(TEXT([.J20];&quot;0.00&quot;);&quot;*&quot;;[.J$2]);&quot;&quot;)" office:value-type="string" office:string-value="1.50*roadTrafficLoad" calcext:value-type="string">
            <text:p>1.50*roadTrafficLoad</text:p>
          </table:table-cell>
          <table:table-cell table:formula="of:=IF([.K20]&gt;0;COM.MICROSOFT.CONCAT(TEXT([.K20];&quot;#.##&quot;);&quot;*&quot;;[.K$2]);&quot;&quot;)">
            <text:p/>
          </table:table-cell>
          <table:table-cell table:formula="of:=IF([.L20]&gt;0;COM.MICROSOFT.CONCAT(TEXT([.L20];&quot;#.##&quot;);&quot;*&quot;;[.L$2]);&quot;&quot;)">
            <text:p/>
          </table:table-cell>
          <table:table-cell table:formula="of:=COM.MICROSOFT.CONCAT([.N20];&quot;,'&quot;;[.O20];&quot;+&quot;;[.P20];&quot;+&quot;;[.Q20];&quot;+&quot;;[.R20];&quot;+&quot;;[.S20];&quot;+&quot;;[.T20];&quot;+&quot;;[.U20];&quot;+&quot;;[.V20];&quot;+&quot;;[.W20];&quot;'&quot;)" office:value-type="string" office:string-value="'ULS_18','1.35*selfWeight+1.35*deadLoad+0.70*earthPressure+++1.00*LM1+1.00*nosingLoad+1.50*roadTrafficLoad+'" calcext:value-type="string">
            <text:p>'ULS_18','1.35*selfWeight+1.35*deadLoad+0.70*earthPressure+++1.00*LM1+1.00*nosingLoad+1.50*roadTrafficLoad+'</text:p>
          </table:table-cell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COM.MICROSOFT.CONCAT(&quot;ULS_&quot;;TEXT([.A21];&quot;00&quot;))" office:value-type="string" office:string-value="ULS_19" calcext:value-type="string">
            <text:p>ULS_1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1];&quot;'&quot;)" office:value-type="string" office:string-value="'ULS_19'" calcext:value-type="string">
            <text:p>'ULS_19'</text:p>
          </table:table-cell>
          <table:table-cell table:formula="of:=IF([.C21]&gt;0;COM.MICROSOFT.CONCAT(TEXT([.C21];&quot;0.00&quot;);&quot;*&quot;;[.C$2]);&quot;&quot;)" office:value-type="string" office:string-value="0.80*selfWeight" calcext:value-type="string">
            <text:p>0.80*selfWeight</text:p>
          </table:table-cell>
          <table:table-cell table:formula="of:=IF([.D21]&gt;0;COM.MICROSOFT.CONCAT(TEXT([.D21];&quot;0.00&quot;);&quot;*&quot;;[.D$2]);&quot;&quot;)" office:value-type="string" office:string-value="0.80*deadLoad" calcext:value-type="string">
            <text:p>0.80*deadLoad</text:p>
          </table:table-cell>
          <table:table-cell table:formula="of:=IF([.E21]&gt;0;COM.MICROSOFT.CONCAT(TEXT([.E21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21]&gt;0;COM.MICROSOFT.CONCAT(TEXT([.F21];&quot;0.00&quot;);&quot;*&quot;;[.F$2]);&quot;&quot;)" office:value-type="string" office:string-value="1.50*pedestrianLoad" calcext:value-type="string">
            <text:p>1.50*pedestrianLoad</text:p>
          </table:table-cell>
          <table:table-cell table:formula="of:=IF([.G21]&gt;0;COM.MICROSOFT.CONCAT(TEXT([.G21];&quot;0.00&quot;);&quot;*&quot;;[.G$2]);&quot;&quot;)">
            <text:p/>
          </table:table-cell>
          <table:table-cell table:formula="of:=IF([.H21]&gt;0;COM.MICROSOFT.CONCAT(TEXT([.H21];&quot;0.00&quot;);&quot;*&quot;;[.H$2]);&quot;&quot;)" office:value-type="string" office:string-value="1.00*LM1" calcext:value-type="string">
            <text:p>1.00*LM1</text:p>
          </table:table-cell>
          <table:table-cell table:formula="of:=IF([.I21]&gt;0;COM.MICROSOFT.CONCAT(TEXT([.I21];&quot;0.00&quot;);&quot;*&quot;;[.I$2]);&quot;&quot;)" office:value-type="string" office:string-value="1.00*nosingLoad" calcext:value-type="string">
            <text:p>1.00*nosingLoad</text:p>
          </table:table-cell>
          <table:table-cell table:formula="of:=IF([.J21]&gt;0;COM.MICROSOFT.CONCAT(TEXT([.J21];&quot;0.00&quot;);&quot;*&quot;;[.J$2]);&quot;&quot;)">
            <text:p/>
          </table:table-cell>
          <table:table-cell table:formula="of:=IF([.K21]&gt;0;COM.MICROSOFT.CONCAT(TEXT([.K21];&quot;#.##&quot;);&quot;*&quot;;[.K$2]);&quot;&quot;)">
            <text:p/>
          </table:table-cell>
          <table:table-cell table:formula="of:=IF([.L21]&gt;0;COM.MICROSOFT.CONCAT(TEXT([.L21];&quot;#.##&quot;);&quot;*&quot;;[.L$2]);&quot;&quot;)">
            <text:p/>
          </table:table-cell>
          <table:table-cell table:formula="of:=COM.MICROSOFT.CONCAT([.N21];&quot;,'&quot;;[.O21];&quot;+&quot;;[.P21];&quot;+&quot;;[.Q21];&quot;+&quot;;[.R21];&quot;+&quot;;[.S21];&quot;+&quot;;[.T21];&quot;+&quot;;[.U21];&quot;+&quot;;[.V21];&quot;+&quot;;[.W21];&quot;'&quot;)" office:value-type="string" office:string-value="'ULS_19','0.80*selfWeight+0.80*deadLoad+1.35*earthPressure+1.50*pedestrianLoad++1.00*LM1+1.00*nosingLoad++'" calcext:value-type="string">
            <text:p>'ULS_19','0.80*selfWeight+0.80*deadLoad+1.35*earthPressure+1.50*pedestrianLoad++1.00*LM1+1.00*nosingLoad++'</text:p>
          </table:table-cell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COM.MICROSOFT.CONCAT(&quot;ULS_&quot;;TEXT([.A22];&quot;00&quot;))" office:value-type="string" office:string-value="ULS_20" calcext:value-type="string">
            <text:p>ULS_2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2];&quot;'&quot;)" office:value-type="string" office:string-value="'ULS_20'" calcext:value-type="string">
            <text:p>'ULS_20'</text:p>
          </table:table-cell>
          <table:table-cell table:formula="of:=IF([.C22]&gt;0;COM.MICROSOFT.CONCAT(TEXT([.C22];&quot;0.00&quot;);&quot;*&quot;;[.C$2]);&quot;&quot;)" office:value-type="string" office:string-value="0.80*selfWeight" calcext:value-type="string">
            <text:p>0.80*selfWeight</text:p>
          </table:table-cell>
          <table:table-cell table:formula="of:=IF([.D22]&gt;0;COM.MICROSOFT.CONCAT(TEXT([.D22];&quot;0.00&quot;);&quot;*&quot;;[.D$2]);&quot;&quot;)" office:value-type="string" office:string-value="0.80*deadLoad" calcext:value-type="string">
            <text:p>0.80*deadLoad</text:p>
          </table:table-cell>
          <table:table-cell table:formula="of:=IF([.E22]&gt;0;COM.MICROSOFT.CONCAT(TEXT([.E22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22]&gt;0;COM.MICROSOFT.CONCAT(TEXT([.F22];&quot;0.00&quot;);&quot;*&quot;;[.F$2]);&quot;&quot;)" office:value-type="string" office:string-value="1.50*pedestrianLoad" calcext:value-type="string">
            <text:p>1.50*pedestrianLoad</text:p>
          </table:table-cell>
          <table:table-cell table:formula="of:=IF([.G22]&gt;0;COM.MICROSOFT.CONCAT(TEXT([.G22];&quot;0.00&quot;);&quot;*&quot;;[.G$2]);&quot;&quot;)">
            <text:p/>
          </table:table-cell>
          <table:table-cell table:formula="of:=IF([.H22]&gt;0;COM.MICROSOFT.CONCAT(TEXT([.H22];&quot;0.00&quot;);&quot;*&quot;;[.H$2]);&quot;&quot;)">
            <text:p/>
          </table:table-cell>
          <table:table-cell table:formula="of:=IF([.I22]&gt;0;COM.MICROSOFT.CONCAT(TEXT([.I22];&quot;0.00&quot;);&quot;*&quot;;[.I$2]);&quot;&quot;)">
            <text:p/>
          </table:table-cell>
          <table:table-cell table:formula="of:=IF([.J22]&gt;0;COM.MICROSOFT.CONCAT(TEXT([.J22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22]&gt;0;COM.MICROSOFT.CONCAT(TEXT([.K22];&quot;#.##&quot;);&quot;*&quot;;[.K$2]);&quot;&quot;)">
            <text:p/>
          </table:table-cell>
          <table:table-cell table:formula="of:=IF([.L22]&gt;0;COM.MICROSOFT.CONCAT(TEXT([.L22];&quot;#.##&quot;);&quot;*&quot;;[.L$2]);&quot;&quot;)">
            <text:p/>
          </table:table-cell>
          <table:table-cell table:formula="of:=COM.MICROSOFT.CONCAT([.N22];&quot;,'&quot;;[.O22];&quot;+&quot;;[.P22];&quot;+&quot;;[.Q22];&quot;+&quot;;[.R22];&quot;+&quot;;[.S22];&quot;+&quot;;[.T22];&quot;+&quot;;[.U22];&quot;+&quot;;[.V22];&quot;+&quot;;[.W22];&quot;'&quot;)" office:value-type="string" office:string-value="'ULS_20','0.80*selfWeight+0.80*deadLoad+1.35*earthPressure+1.50*pedestrianLoad++++0.75*roadTrafficLoad+'" calcext:value-type="string">
            <text:p>'ULS_20','0.80*selfWeight+0.80*deadLoad+1.35*earthPressure+1.50*pedestrianLoad++++0.75*roadTrafficLoad+'</text:p>
          </table:table-cell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COM.MICROSOFT.CONCAT(&quot;ULS_&quot;;TEXT([.A23];&quot;00&quot;))" office:value-type="string" office:string-value="ULS_21" calcext:value-type="string">
            <text:p>ULS_21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3];&quot;'&quot;)" office:value-type="string" office:string-value="'ULS_21'" calcext:value-type="string">
            <text:p>'ULS_21'</text:p>
          </table:table-cell>
          <table:table-cell table:formula="of:=IF([.C23]&gt;0;COM.MICROSOFT.CONCAT(TEXT([.C23];&quot;0.00&quot;);&quot;*&quot;;[.C$2]);&quot;&quot;)" office:value-type="string" office:string-value="0.80*selfWeight" calcext:value-type="string">
            <text:p>0.80*selfWeight</text:p>
          </table:table-cell>
          <table:table-cell table:formula="of:=IF([.D23]&gt;0;COM.MICROSOFT.CONCAT(TEXT([.D23];&quot;0.00&quot;);&quot;*&quot;;[.D$2]);&quot;&quot;)" office:value-type="string" office:string-value="0.80*deadLoad" calcext:value-type="string">
            <text:p>0.80*deadLoad</text:p>
          </table:table-cell>
          <table:table-cell table:formula="of:=IF([.E23]&gt;0;COM.MICROSOFT.CONCAT(TEXT([.E23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23]&gt;0;COM.MICROSOFT.CONCAT(TEXT([.F23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23]&gt;0;COM.MICROSOFT.CONCAT(TEXT([.G23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23]&gt;0;COM.MICROSOFT.CONCAT(TEXT([.H23];&quot;0.00&quot;);&quot;*&quot;;[.H$2]);&quot;&quot;)">
            <text:p/>
          </table:table-cell>
          <table:table-cell table:formula="of:=IF([.I23]&gt;0;COM.MICROSOFT.CONCAT(TEXT([.I23];&quot;0.00&quot;);&quot;*&quot;;[.I$2]);&quot;&quot;)">
            <text:p/>
          </table:table-cell>
          <table:table-cell table:formula="of:=IF([.J23]&gt;0;COM.MICROSOFT.CONCAT(TEXT([.J23];&quot;0.00&quot;);&quot;*&quot;;[.J$2]);&quot;&quot;)">
            <text:p/>
          </table:table-cell>
          <table:table-cell table:formula="of:=IF([.K23]&gt;0;COM.MICROSOFT.CONCAT(TEXT([.K23];&quot;#.##&quot;);&quot;*&quot;;[.K$2]);&quot;&quot;)">
            <text:p/>
          </table:table-cell>
          <table:table-cell table:formula="of:=IF([.L23]&gt;0;COM.MICROSOFT.CONCAT(TEXT([.L23];&quot;#.##&quot;);&quot;*&quot;;[.L$2]);&quot;&quot;)">
            <text:p/>
          </table:table-cell>
          <table:table-cell table:formula="of:=COM.MICROSOFT.CONCAT([.N23];&quot;,'&quot;;[.O23];&quot;+&quot;;[.P23];&quot;+&quot;;[.Q23];&quot;+&quot;;[.R23];&quot;+&quot;;[.S23];&quot;+&quot;;[.T23];&quot;+&quot;;[.U23];&quot;+&quot;;[.V23];&quot;+&quot;;[.W23];&quot;'&quot;)" office:value-type="string" office:string-value="'ULS_21','0.80*selfWeight+0.80*deadLoad+1.35*earthPressure+0.40*pedestrianLoad+1.50*singleAxeLoad++++'" calcext:value-type="string">
            <text:p>'ULS_21','0.80*selfWeight+0.80*deadLoad+1.35*earthPressure+0.40*pedestrianLoad+1.50*singleAxeLoad++++'</text:p>
          </table:table-cell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COM.MICROSOFT.CONCAT(&quot;ULS_&quot;;TEXT([.A24];&quot;00&quot;))" office:value-type="string" office:string-value="ULS_22" calcext:value-type="string">
            <text:p>ULS_22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4];&quot;'&quot;)" office:value-type="string" office:string-value="'ULS_22'" calcext:value-type="string">
            <text:p>'ULS_22'</text:p>
          </table:table-cell>
          <table:table-cell table:formula="of:=IF([.C24]&gt;0;COM.MICROSOFT.CONCAT(TEXT([.C24];&quot;0.00&quot;);&quot;*&quot;;[.C$2]);&quot;&quot;)" office:value-type="string" office:string-value="0.80*selfWeight" calcext:value-type="string">
            <text:p>0.80*selfWeight</text:p>
          </table:table-cell>
          <table:table-cell table:formula="of:=IF([.D24]&gt;0;COM.MICROSOFT.CONCAT(TEXT([.D24];&quot;0.00&quot;);&quot;*&quot;;[.D$2]);&quot;&quot;)" office:value-type="string" office:string-value="0.80*deadLoad" calcext:value-type="string">
            <text:p>0.80*deadLoad</text:p>
          </table:table-cell>
          <table:table-cell table:formula="of:=IF([.E24]&gt;0;COM.MICROSOFT.CONCAT(TEXT([.E24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24]&gt;0;COM.MICROSOFT.CONCAT(TEXT([.F24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24]&gt;0;COM.MICROSOFT.CONCAT(TEXT([.G24];&quot;0.00&quot;);&quot;*&quot;;[.G$2]);&quot;&quot;)">
            <text:p/>
          </table:table-cell>
          <table:table-cell table:formula="of:=IF([.H24]&gt;0;COM.MICROSOFT.CONCAT(TEXT([.H24];&quot;0.00&quot;);&quot;*&quot;;[.H$2]);&quot;&quot;)" office:value-type="string" office:string-value="1.45*LM1" calcext:value-type="string">
            <text:p>1.45*LM1</text:p>
          </table:table-cell>
          <table:table-cell table:formula="of:=IF([.I24]&gt;0;COM.MICROSOFT.CONCAT(TEXT([.I24];&quot;0.00&quot;);&quot;*&quot;;[.I$2]);&quot;&quot;)" office:value-type="string" office:string-value="1.45*nosingLoad" calcext:value-type="string">
            <text:p>1.45*nosingLoad</text:p>
          </table:table-cell>
          <table:table-cell table:formula="of:=IF([.J24]&gt;0;COM.MICROSOFT.CONCAT(TEXT([.J24];&quot;0.00&quot;);&quot;*&quot;;[.J$2]);&quot;&quot;)">
            <text:p/>
          </table:table-cell>
          <table:table-cell table:formula="of:=IF([.K24]&gt;0;COM.MICROSOFT.CONCAT(TEXT([.K24];&quot;#.##&quot;);&quot;*&quot;;[.K$2]);&quot;&quot;)">
            <text:p/>
          </table:table-cell>
          <table:table-cell table:formula="of:=IF([.L24]&gt;0;COM.MICROSOFT.CONCAT(TEXT([.L24];&quot;#.##&quot;);&quot;*&quot;;[.L$2]);&quot;&quot;)">
            <text:p/>
          </table:table-cell>
          <table:table-cell table:formula="of:=COM.MICROSOFT.CONCAT([.N24];&quot;,'&quot;;[.O24];&quot;+&quot;;[.P24];&quot;+&quot;;[.Q24];&quot;+&quot;;[.R24];&quot;+&quot;;[.S24];&quot;+&quot;;[.T24];&quot;+&quot;;[.U24];&quot;+&quot;;[.V24];&quot;+&quot;;[.W24];&quot;'&quot;)" office:value-type="string" office:string-value="'ULS_22','0.80*selfWeight+0.80*deadLoad+1.35*earthPressure+0.40*pedestrianLoad++1.45*LM1+1.45*nosingLoad++'" calcext:value-type="string">
            <text:p>'ULS_22','0.80*selfWeight+0.80*deadLoad+1.35*earthPressure+0.40*pedestrianLoad++1.45*LM1+1.45*nosingLoad++'</text:p>
          </table:table-cell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COM.MICROSOFT.CONCAT(&quot;ULS_&quot;;TEXT([.A25];&quot;00&quot;))" office:value-type="string" office:string-value="ULS_23" calcext:value-type="string">
            <text:p>ULS_23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5];&quot;'&quot;)" office:value-type="string" office:string-value="'ULS_23'" calcext:value-type="string">
            <text:p>'ULS_23'</text:p>
          </table:table-cell>
          <table:table-cell table:formula="of:=IF([.C25]&gt;0;COM.MICROSOFT.CONCAT(TEXT([.C25];&quot;0.00&quot;);&quot;*&quot;;[.C$2]);&quot;&quot;)" office:value-type="string" office:string-value="0.80*selfWeight" calcext:value-type="string">
            <text:p>0.80*selfWeight</text:p>
          </table:table-cell>
          <table:table-cell table:formula="of:=IF([.D25]&gt;0;COM.MICROSOFT.CONCAT(TEXT([.D25];&quot;0.00&quot;);&quot;*&quot;;[.D$2]);&quot;&quot;)" office:value-type="string" office:string-value="0.80*deadLoad" calcext:value-type="string">
            <text:p>0.80*deadLoad</text:p>
          </table:table-cell>
          <table:table-cell table:formula="of:=IF([.E25]&gt;0;COM.MICROSOFT.CONCAT(TEXT([.E25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25]&gt;0;COM.MICROSOFT.CONCAT(TEXT([.F25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25]&gt;0;COM.MICROSOFT.CONCAT(TEXT([.G25];&quot;0.00&quot;);&quot;*&quot;;[.G$2]);&quot;&quot;)">
            <text:p/>
          </table:table-cell>
          <table:table-cell table:formula="of:=IF([.H25]&gt;0;COM.MICROSOFT.CONCAT(TEXT([.H25];&quot;0.00&quot;);&quot;*&quot;;[.H$2]);&quot;&quot;)">
            <text:p/>
          </table:table-cell>
          <table:table-cell table:formula="of:=IF([.I25]&gt;0;COM.MICROSOFT.CONCAT(TEXT([.I25];&quot;0.00&quot;);&quot;*&quot;;[.I$2]);&quot;&quot;)">
            <text:p/>
          </table:table-cell>
          <table:table-cell table:formula="of:=IF([.J25]&gt;0;COM.MICROSOFT.CONCAT(TEXT([.J25];&quot;0.00&quot;);&quot;*&quot;;[.J$2]);&quot;&quot;)" office:value-type="string" office:string-value="1.50*roadTrafficLoad" calcext:value-type="string">
            <text:p>1.50*roadTrafficLoad</text:p>
          </table:table-cell>
          <table:table-cell table:formula="of:=IF([.K25]&gt;0;COM.MICROSOFT.CONCAT(TEXT([.K25];&quot;#.##&quot;);&quot;*&quot;;[.K$2]);&quot;&quot;)">
            <text:p/>
          </table:table-cell>
          <table:table-cell table:formula="of:=IF([.L25]&gt;0;COM.MICROSOFT.CONCAT(TEXT([.L25];&quot;#.##&quot;);&quot;*&quot;;[.L$2]);&quot;&quot;)">
            <text:p/>
          </table:table-cell>
          <table:table-cell table:formula="of:=COM.MICROSOFT.CONCAT([.N25];&quot;,'&quot;;[.O25];&quot;+&quot;;[.P25];&quot;+&quot;;[.Q25];&quot;+&quot;;[.R25];&quot;+&quot;;[.S25];&quot;+&quot;;[.T25];&quot;+&quot;;[.U25];&quot;+&quot;;[.V25];&quot;+&quot;;[.W25];&quot;'&quot;)" office:value-type="string" office:string-value="'ULS_23','0.80*selfWeight+0.80*deadLoad+1.35*earthPressure+0.40*pedestrianLoad++++1.50*roadTrafficLoad+'" calcext:value-type="string">
            <text:p>'ULS_23','0.80*selfWeight+0.80*deadLoad+1.35*earthPressure+0.40*pedestrianLoad++++1.50*roadTrafficLoad+'</text:p>
          </table:table-cell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COM.MICROSOFT.CONCAT(&quot;ULS_&quot;;TEXT([.A26];&quot;00&quot;))" office:value-type="string" office:string-value="ULS_24" calcext:value-type="string">
            <text:p>ULS_24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6];&quot;'&quot;)" office:value-type="string" office:string-value="'ULS_24'" calcext:value-type="string">
            <text:p>'ULS_24'</text:p>
          </table:table-cell>
          <table:table-cell table:formula="of:=IF([.C26]&gt;0;COM.MICROSOFT.CONCAT(TEXT([.C26];&quot;0.00&quot;);&quot;*&quot;;[.C$2]);&quot;&quot;)" office:value-type="string" office:string-value="0.80*selfWeight" calcext:value-type="string">
            <text:p>0.80*selfWeight</text:p>
          </table:table-cell>
          <table:table-cell table:formula="of:=IF([.D26]&gt;0;COM.MICROSOFT.CONCAT(TEXT([.D26];&quot;0.00&quot;);&quot;*&quot;;[.D$2]);&quot;&quot;)" office:value-type="string" office:string-value="0.80*deadLoad" calcext:value-type="string">
            <text:p>0.80*deadLoad</text:p>
          </table:table-cell>
          <table:table-cell table:formula="of:=IF([.E26]&gt;0;COM.MICROSOFT.CONCAT(TEXT([.E26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26]&gt;0;COM.MICROSOFT.CONCAT(TEXT([.F26];&quot;0.00&quot;);&quot;*&quot;;[.F$2]);&quot;&quot;)">
            <text:p/>
          </table:table-cell>
          <table:table-cell table:formula="of:=IF([.G26]&gt;0;COM.MICROSOFT.CONCAT(TEXT([.G26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26]&gt;0;COM.MICROSOFT.CONCAT(TEXT([.H26];&quot;0.00&quot;);&quot;*&quot;;[.H$2]);&quot;&quot;)" office:value-type="string" office:string-value="1.00*LM1" calcext:value-type="string">
            <text:p>1.00*LM1</text:p>
          </table:table-cell>
          <table:table-cell table:formula="of:=IF([.I26]&gt;0;COM.MICROSOFT.CONCAT(TEXT([.I26];&quot;0.00&quot;);&quot;*&quot;;[.I$2]);&quot;&quot;)" office:value-type="string" office:string-value="1.00*nosingLoad" calcext:value-type="string">
            <text:p>1.00*nosingLoad</text:p>
          </table:table-cell>
          <table:table-cell table:formula="of:=IF([.J26]&gt;0;COM.MICROSOFT.CONCAT(TEXT([.J26];&quot;0.00&quot;);&quot;*&quot;;[.J$2]);&quot;&quot;)">
            <text:p/>
          </table:table-cell>
          <table:table-cell table:formula="of:=IF([.K26]&gt;0;COM.MICROSOFT.CONCAT(TEXT([.K26];&quot;#.##&quot;);&quot;*&quot;;[.K$2]);&quot;&quot;)">
            <text:p/>
          </table:table-cell>
          <table:table-cell table:formula="of:=IF([.L26]&gt;0;COM.MICROSOFT.CONCAT(TEXT([.L26];&quot;#.##&quot;);&quot;*&quot;;[.L$2]);&quot;&quot;)">
            <text:p/>
          </table:table-cell>
          <table:table-cell table:formula="of:=COM.MICROSOFT.CONCAT([.N26];&quot;,'&quot;;[.O26];&quot;+&quot;;[.P26];&quot;+&quot;;[.Q26];&quot;+&quot;;[.R26];&quot;+&quot;;[.S26];&quot;+&quot;;[.T26];&quot;+&quot;;[.U26];&quot;+&quot;;[.V26];&quot;+&quot;;[.W26];&quot;'&quot;)" office:value-type="string" office:string-value="'ULS_24','0.80*selfWeight+0.80*deadLoad+1.35*earthPressure++1.50*singleAxeLoad+1.00*LM1+1.00*nosingLoad++'" calcext:value-type="string">
            <text:p>'ULS_24','0.80*selfWeight+0.80*deadLoad+1.35*earthPressure++1.50*singleAxeLoad+1.00*LM1+1.00*nosingLoad++'</text:p>
          </table:table-cell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COM.MICROSOFT.CONCAT(&quot;ULS_&quot;;TEXT([.A27];&quot;00&quot;))" office:value-type="string" office:string-value="ULS_25" calcext:value-type="string">
            <text:p>ULS_25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7];&quot;'&quot;)" office:value-type="string" office:string-value="'ULS_25'" calcext:value-type="string">
            <text:p>'ULS_25'</text:p>
          </table:table-cell>
          <table:table-cell table:formula="of:=IF([.C27]&gt;0;COM.MICROSOFT.CONCAT(TEXT([.C27];&quot;0.00&quot;);&quot;*&quot;;[.C$2]);&quot;&quot;)" office:value-type="string" office:string-value="0.80*selfWeight" calcext:value-type="string">
            <text:p>0.80*selfWeight</text:p>
          </table:table-cell>
          <table:table-cell table:formula="of:=IF([.D27]&gt;0;COM.MICROSOFT.CONCAT(TEXT([.D27];&quot;0.00&quot;);&quot;*&quot;;[.D$2]);&quot;&quot;)" office:value-type="string" office:string-value="0.80*deadLoad" calcext:value-type="string">
            <text:p>0.80*deadLoad</text:p>
          </table:table-cell>
          <table:table-cell table:formula="of:=IF([.E27]&gt;0;COM.MICROSOFT.CONCAT(TEXT([.E27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27]&gt;0;COM.MICROSOFT.CONCAT(TEXT([.F27];&quot;0.00&quot;);&quot;*&quot;;[.F$2]);&quot;&quot;)">
            <text:p/>
          </table:table-cell>
          <table:table-cell table:formula="of:=IF([.G27]&gt;0;COM.MICROSOFT.CONCAT(TEXT([.G27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27]&gt;0;COM.MICROSOFT.CONCAT(TEXT([.H27];&quot;0.00&quot;);&quot;*&quot;;[.H$2]);&quot;&quot;)">
            <text:p/>
          </table:table-cell>
          <table:table-cell table:formula="of:=IF([.I27]&gt;0;COM.MICROSOFT.CONCAT(TEXT([.I27];&quot;0.00&quot;);&quot;*&quot;;[.I$2]);&quot;&quot;)">
            <text:p/>
          </table:table-cell>
          <table:table-cell table:formula="of:=IF([.J27]&gt;0;COM.MICROSOFT.CONCAT(TEXT([.J27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27]&gt;0;COM.MICROSOFT.CONCAT(TEXT([.K27];&quot;#.##&quot;);&quot;*&quot;;[.K$2]);&quot;&quot;)">
            <text:p/>
          </table:table-cell>
          <table:table-cell table:formula="of:=IF([.L27]&gt;0;COM.MICROSOFT.CONCAT(TEXT([.L27];&quot;#.##&quot;);&quot;*&quot;;[.L$2]);&quot;&quot;)">
            <text:p/>
          </table:table-cell>
          <table:table-cell table:formula="of:=COM.MICROSOFT.CONCAT([.N27];&quot;,'&quot;;[.O27];&quot;+&quot;;[.P27];&quot;+&quot;;[.Q27];&quot;+&quot;;[.R27];&quot;+&quot;;[.S27];&quot;+&quot;;[.T27];&quot;+&quot;;[.U27];&quot;+&quot;;[.V27];&quot;+&quot;;[.W27];&quot;'&quot;)" office:value-type="string" office:string-value="'ULS_25','0.80*selfWeight+0.80*deadLoad+1.35*earthPressure++1.50*singleAxeLoad+++0.75*roadTrafficLoad+'" calcext:value-type="string">
            <text:p>'ULS_25','0.80*selfWeight+0.80*deadLoad+1.35*earthPressure++1.50*singleAxeLoad+++0.75*roadTrafficLoad+'</text:p>
          </table:table-cell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COM.MICROSOFT.CONCAT(&quot;ULS_&quot;;TEXT([.A28];&quot;00&quot;))" office:value-type="string" office:string-value="ULS_26" calcext:value-type="string">
            <text:p>ULS_26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8];&quot;'&quot;)" office:value-type="string" office:string-value="'ULS_26'" calcext:value-type="string">
            <text:p>'ULS_26'</text:p>
          </table:table-cell>
          <table:table-cell table:formula="of:=IF([.C28]&gt;0;COM.MICROSOFT.CONCAT(TEXT([.C28];&quot;0.00&quot;);&quot;*&quot;;[.C$2]);&quot;&quot;)" office:value-type="string" office:string-value="0.80*selfWeight" calcext:value-type="string">
            <text:p>0.80*selfWeight</text:p>
          </table:table-cell>
          <table:table-cell table:formula="of:=IF([.D28]&gt;0;COM.MICROSOFT.CONCAT(TEXT([.D28];&quot;0.00&quot;);&quot;*&quot;;[.D$2]);&quot;&quot;)" office:value-type="string" office:string-value="0.80*deadLoad" calcext:value-type="string">
            <text:p>0.80*deadLoad</text:p>
          </table:table-cell>
          <table:table-cell table:formula="of:=IF([.E28]&gt;0;COM.MICROSOFT.CONCAT(TEXT([.E28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28]&gt;0;COM.MICROSOFT.CONCAT(TEXT([.F28];&quot;0.00&quot;);&quot;*&quot;;[.F$2]);&quot;&quot;)">
            <text:p/>
          </table:table-cell>
          <table:table-cell table:formula="of:=IF([.G28]&gt;0;COM.MICROSOFT.CONCAT(TEXT([.G28];&quot;0.00&quot;);&quot;*&quot;;[.G$2]);&quot;&quot;)">
            <text:p/>
          </table:table-cell>
          <table:table-cell table:formula="of:=IF([.H28]&gt;0;COM.MICROSOFT.CONCAT(TEXT([.H28];&quot;0.00&quot;);&quot;*&quot;;[.H$2]);&quot;&quot;)" office:value-type="string" office:string-value="1.45*LM1" calcext:value-type="string">
            <text:p>1.45*LM1</text:p>
          </table:table-cell>
          <table:table-cell table:formula="of:=IF([.I28]&gt;0;COM.MICROSOFT.CONCAT(TEXT([.I28];&quot;0.00&quot;);&quot;*&quot;;[.I$2]);&quot;&quot;)" office:value-type="string" office:string-value="1.45*nosingLoad" calcext:value-type="string">
            <text:p>1.45*nosingLoad</text:p>
          </table:table-cell>
          <table:table-cell table:formula="of:=IF([.J28]&gt;0;COM.MICROSOFT.CONCAT(TEXT([.J28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28]&gt;0;COM.MICROSOFT.CONCAT(TEXT([.K28];&quot;#.##&quot;);&quot;*&quot;;[.K$2]);&quot;&quot;)">
            <text:p/>
          </table:table-cell>
          <table:table-cell table:formula="of:=IF([.L28]&gt;0;COM.MICROSOFT.CONCAT(TEXT([.L28];&quot;#.##&quot;);&quot;*&quot;;[.L$2]);&quot;&quot;)">
            <text:p/>
          </table:table-cell>
          <table:table-cell table:formula="of:=COM.MICROSOFT.CONCAT([.N28];&quot;,'&quot;;[.O28];&quot;+&quot;;[.P28];&quot;+&quot;;[.Q28];&quot;+&quot;;[.R28];&quot;+&quot;;[.S28];&quot;+&quot;;[.T28];&quot;+&quot;;[.U28];&quot;+&quot;;[.V28];&quot;+&quot;;[.W28];&quot;'&quot;)" office:value-type="string" office:string-value="'ULS_26','0.80*selfWeight+0.80*deadLoad+1.35*earthPressure+++1.45*LM1+1.45*nosingLoad+0.75*roadTrafficLoad+'" calcext:value-type="string">
            <text:p>'ULS_26','0.80*selfWeight+0.80*deadLoad+1.35*earthPressure+++1.45*LM1+1.45*nosingLoad+0.75*roadTrafficLoad+'</text:p>
          </table:table-cell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COM.MICROSOFT.CONCAT(&quot;ULS_&quot;;TEXT([.A29];&quot;00&quot;))" office:value-type="string" office:string-value="ULS_27" calcext:value-type="string">
            <text:p>ULS_27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1.35" calcext:value-type="float">
            <text:p>1.35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29];&quot;'&quot;)" office:value-type="string" office:string-value="'ULS_27'" calcext:value-type="string">
            <text:p>'ULS_27'</text:p>
          </table:table-cell>
          <table:table-cell table:formula="of:=IF([.C29]&gt;0;COM.MICROSOFT.CONCAT(TEXT([.C29];&quot;0.00&quot;);&quot;*&quot;;[.C$2]);&quot;&quot;)" office:value-type="string" office:string-value="0.80*selfWeight" calcext:value-type="string">
            <text:p>0.80*selfWeight</text:p>
          </table:table-cell>
          <table:table-cell table:formula="of:=IF([.D29]&gt;0;COM.MICROSOFT.CONCAT(TEXT([.D29];&quot;0.00&quot;);&quot;*&quot;;[.D$2]);&quot;&quot;)" office:value-type="string" office:string-value="0.80*deadLoad" calcext:value-type="string">
            <text:p>0.80*deadLoad</text:p>
          </table:table-cell>
          <table:table-cell table:formula="of:=IF([.E29]&gt;0;COM.MICROSOFT.CONCAT(TEXT([.E29];&quot;0.00&quot;);&quot;*&quot;;[.E$2]);&quot;&quot;)" office:value-type="string" office:string-value="1.35*earthPressure" calcext:value-type="string">
            <text:p>1.35*earthPressure</text:p>
          </table:table-cell>
          <table:table-cell table:formula="of:=IF([.F29]&gt;0;COM.MICROSOFT.CONCAT(TEXT([.F29];&quot;0.00&quot;);&quot;*&quot;;[.F$2]);&quot;&quot;)">
            <text:p/>
          </table:table-cell>
          <table:table-cell table:formula="of:=IF([.G29]&gt;0;COM.MICROSOFT.CONCAT(TEXT([.G29];&quot;0.00&quot;);&quot;*&quot;;[.G$2]);&quot;&quot;)">
            <text:p/>
          </table:table-cell>
          <table:table-cell table:formula="of:=IF([.H29]&gt;0;COM.MICROSOFT.CONCAT(TEXT([.H29];&quot;0.00&quot;);&quot;*&quot;;[.H$2]);&quot;&quot;)" office:value-type="string" office:string-value="1.00*LM1" calcext:value-type="string">
            <text:p>1.00*LM1</text:p>
          </table:table-cell>
          <table:table-cell table:formula="of:=IF([.I29]&gt;0;COM.MICROSOFT.CONCAT(TEXT([.I29];&quot;0.00&quot;);&quot;*&quot;;[.I$2]);&quot;&quot;)" office:value-type="string" office:string-value="1.00*nosingLoad" calcext:value-type="string">
            <text:p>1.00*nosingLoad</text:p>
          </table:table-cell>
          <table:table-cell table:formula="of:=IF([.J29]&gt;0;COM.MICROSOFT.CONCAT(TEXT([.J29];&quot;0.00&quot;);&quot;*&quot;;[.J$2]);&quot;&quot;)" office:value-type="string" office:string-value="1.50*roadTrafficLoad" calcext:value-type="string">
            <text:p>1.50*roadTrafficLoad</text:p>
          </table:table-cell>
          <table:table-cell table:formula="of:=IF([.K29]&gt;0;COM.MICROSOFT.CONCAT(TEXT([.K29];&quot;#.##&quot;);&quot;*&quot;;[.K$2]);&quot;&quot;)">
            <text:p/>
          </table:table-cell>
          <table:table-cell table:formula="of:=IF([.L29]&gt;0;COM.MICROSOFT.CONCAT(TEXT([.L29];&quot;#.##&quot;);&quot;*&quot;;[.L$2]);&quot;&quot;)">
            <text:p/>
          </table:table-cell>
          <table:table-cell table:formula="of:=COM.MICROSOFT.CONCAT([.N29];&quot;,'&quot;;[.O29];&quot;+&quot;;[.P29];&quot;+&quot;;[.Q29];&quot;+&quot;;[.R29];&quot;+&quot;;[.S29];&quot;+&quot;;[.T29];&quot;+&quot;;[.U29];&quot;+&quot;;[.V29];&quot;+&quot;;[.W29];&quot;'&quot;)" office:value-type="string" office:string-value="'ULS_27','0.80*selfWeight+0.80*deadLoad+1.35*earthPressure+++1.00*LM1+1.00*nosingLoad+1.50*roadTrafficLoad+'" calcext:value-type="string">
            <text:p>'ULS_27','0.80*selfWeight+0.80*deadLoad+1.35*earthPressure+++1.00*LM1+1.00*nosingLoad+1.50*roadTrafficLoad+'</text:p>
          </table:table-cell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COM.MICROSOFT.CONCAT(&quot;ULS_&quot;;TEXT([.A30];&quot;00&quot;))" office:value-type="string" office:string-value="ULS_28" calcext:value-type="string">
            <text:p>ULS_28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30];&quot;'&quot;)" office:value-type="string" office:string-value="'ULS_28'" calcext:value-type="string">
            <text:p>'ULS_28'</text:p>
          </table:table-cell>
          <table:table-cell table:formula="of:=IF([.C30]&gt;0;COM.MICROSOFT.CONCAT(TEXT([.C30];&quot;0.00&quot;);&quot;*&quot;;[.C$2]);&quot;&quot;)" office:value-type="string" office:string-value="0.80*selfWeight" calcext:value-type="string">
            <text:p>0.80*selfWeight</text:p>
          </table:table-cell>
          <table:table-cell table:formula="of:=IF([.D30]&gt;0;COM.MICROSOFT.CONCAT(TEXT([.D30];&quot;0.00&quot;);&quot;*&quot;;[.D$2]);&quot;&quot;)" office:value-type="string" office:string-value="0.80*deadLoad" calcext:value-type="string">
            <text:p>0.80*deadLoad</text:p>
          </table:table-cell>
          <table:table-cell table:formula="of:=IF([.E30]&gt;0;COM.MICROSOFT.CONCAT(TEXT([.E30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30]&gt;0;COM.MICROSOFT.CONCAT(TEXT([.F30];&quot;0.00&quot;);&quot;*&quot;;[.F$2]);&quot;&quot;)" office:value-type="string" office:string-value="1.50*pedestrianLoad" calcext:value-type="string">
            <text:p>1.50*pedestrianLoad</text:p>
          </table:table-cell>
          <table:table-cell table:formula="of:=IF([.G30]&gt;0;COM.MICROSOFT.CONCAT(TEXT([.G30];&quot;0.00&quot;);&quot;*&quot;;[.G$2]);&quot;&quot;)">
            <text:p/>
          </table:table-cell>
          <table:table-cell table:formula="of:=IF([.H30]&gt;0;COM.MICROSOFT.CONCAT(TEXT([.H30];&quot;0.00&quot;);&quot;*&quot;;[.H$2]);&quot;&quot;)" office:value-type="string" office:string-value="1.00*LM1" calcext:value-type="string">
            <text:p>1.00*LM1</text:p>
          </table:table-cell>
          <table:table-cell table:formula="of:=IF([.I30]&gt;0;COM.MICROSOFT.CONCAT(TEXT([.I30];&quot;0.00&quot;);&quot;*&quot;;[.I$2]);&quot;&quot;)" office:value-type="string" office:string-value="1.00*nosingLoad" calcext:value-type="string">
            <text:p>1.00*nosingLoad</text:p>
          </table:table-cell>
          <table:table-cell table:formula="of:=IF([.J30]&gt;0;COM.MICROSOFT.CONCAT(TEXT([.J30];&quot;0.00&quot;);&quot;*&quot;;[.J$2]);&quot;&quot;)">
            <text:p/>
          </table:table-cell>
          <table:table-cell table:formula="of:=IF([.K30]&gt;0;COM.MICROSOFT.CONCAT(TEXT([.K30];&quot;#.##&quot;);&quot;*&quot;;[.K$2]);&quot;&quot;)">
            <text:p/>
          </table:table-cell>
          <table:table-cell table:formula="of:=IF([.L30]&gt;0;COM.MICROSOFT.CONCAT(TEXT([.L30];&quot;#.##&quot;);&quot;*&quot;;[.L$2]);&quot;&quot;)">
            <text:p/>
          </table:table-cell>
          <table:table-cell table:formula="of:=COM.MICROSOFT.CONCAT([.N30];&quot;,'&quot;;[.O30];&quot;+&quot;;[.P30];&quot;+&quot;;[.Q30];&quot;+&quot;;[.R30];&quot;+&quot;;[.S30];&quot;+&quot;;[.T30];&quot;+&quot;;[.U30];&quot;+&quot;;[.V30];&quot;+&quot;;[.W30];&quot;'&quot;)" office:value-type="string" office:string-value="'ULS_28','0.80*selfWeight+0.80*deadLoad+0.70*earthPressure+1.50*pedestrianLoad++1.00*LM1+1.00*nosingLoad++'" calcext:value-type="string">
            <text:p>'ULS_28','0.80*selfWeight+0.80*deadLoad+0.70*earthPressure+1.50*pedestrianLoad++1.00*LM1+1.00*nosingLoad++'</text:p>
          </table:table-cell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COM.MICROSOFT.CONCAT(&quot;ULS_&quot;;TEXT([.A31];&quot;00&quot;))" office:value-type="string" office:string-value="ULS_29" calcext:value-type="string">
            <text:p>ULS_2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6"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31];&quot;'&quot;)" office:value-type="string" office:string-value="'ULS_29'" calcext:value-type="string">
            <text:p>'ULS_29'</text:p>
          </table:table-cell>
          <table:table-cell table:formula="of:=IF([.C31]&gt;0;COM.MICROSOFT.CONCAT(TEXT([.C31];&quot;0.00&quot;);&quot;*&quot;;[.C$2]);&quot;&quot;)" office:value-type="string" office:string-value="0.80*selfWeight" calcext:value-type="string">
            <text:p>0.80*selfWeight</text:p>
          </table:table-cell>
          <table:table-cell table:formula="of:=IF([.D31]&gt;0;COM.MICROSOFT.CONCAT(TEXT([.D31];&quot;0.00&quot;);&quot;*&quot;;[.D$2]);&quot;&quot;)" office:value-type="string" office:string-value="0.80*deadLoad" calcext:value-type="string">
            <text:p>0.80*deadLoad</text:p>
          </table:table-cell>
          <table:table-cell table:formula="of:=IF([.E31]&gt;0;COM.MICROSOFT.CONCAT(TEXT([.E31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31]&gt;0;COM.MICROSOFT.CONCAT(TEXT([.F31];&quot;0.00&quot;);&quot;*&quot;;[.F$2]);&quot;&quot;)" office:value-type="string" office:string-value="1.50*pedestrianLoad" calcext:value-type="string">
            <text:p>1.50*pedestrianLoad</text:p>
          </table:table-cell>
          <table:table-cell table:formula="of:=IF([.G31]&gt;0;COM.MICROSOFT.CONCAT(TEXT([.G31];&quot;0.00&quot;);&quot;*&quot;;[.G$2]);&quot;&quot;)">
            <text:p/>
          </table:table-cell>
          <table:table-cell table:formula="of:=IF([.H31]&gt;0;COM.MICROSOFT.CONCAT(TEXT([.H31];&quot;0.00&quot;);&quot;*&quot;;[.H$2]);&quot;&quot;)">
            <text:p/>
          </table:table-cell>
          <table:table-cell table:formula="of:=IF([.I31]&gt;0;COM.MICROSOFT.CONCAT(TEXT([.I31];&quot;0.00&quot;);&quot;*&quot;;[.I$2]);&quot;&quot;)">
            <text:p/>
          </table:table-cell>
          <table:table-cell table:formula="of:=IF([.J31]&gt;0;COM.MICROSOFT.CONCAT(TEXT([.J31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31]&gt;0;COM.MICROSOFT.CONCAT(TEXT([.K31];&quot;#.##&quot;);&quot;*&quot;;[.K$2]);&quot;&quot;)">
            <text:p/>
          </table:table-cell>
          <table:table-cell table:formula="of:=IF([.L31]&gt;0;COM.MICROSOFT.CONCAT(TEXT([.L31];&quot;#.##&quot;);&quot;*&quot;;[.L$2]);&quot;&quot;)">
            <text:p/>
          </table:table-cell>
          <table:table-cell table:formula="of:=COM.MICROSOFT.CONCAT([.N31];&quot;,'&quot;;[.O31];&quot;+&quot;;[.P31];&quot;+&quot;;[.Q31];&quot;+&quot;;[.R31];&quot;+&quot;;[.S31];&quot;+&quot;;[.T31];&quot;+&quot;;[.U31];&quot;+&quot;;[.V31];&quot;+&quot;;[.W31];&quot;'&quot;)" office:value-type="string" office:string-value="'ULS_29','0.80*selfWeight+0.80*deadLoad+0.70*earthPressure+1.50*pedestrianLoad++++0.75*roadTrafficLoad+'" calcext:value-type="string">
            <text:p>'ULS_29','0.80*selfWeight+0.80*deadLoad+0.70*earthPressure+1.50*pedestrianLoad++++0.75*roadTrafficLoad+'</text:p>
          </table:table-cell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COM.MICROSOFT.CONCAT(&quot;ULS_&quot;;TEXT([.A32];&quot;00&quot;))" office:value-type="string" office:string-value="ULS_30" calcext:value-type="string">
            <text:p>ULS_3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3"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32];&quot;'&quot;)" office:value-type="string" office:string-value="'ULS_30'" calcext:value-type="string">
            <text:p>'ULS_30'</text:p>
          </table:table-cell>
          <table:table-cell table:formula="of:=IF([.C32]&gt;0;COM.MICROSOFT.CONCAT(TEXT([.C32];&quot;0.00&quot;);&quot;*&quot;;[.C$2]);&quot;&quot;)" office:value-type="string" office:string-value="0.80*selfWeight" calcext:value-type="string">
            <text:p>0.80*selfWeight</text:p>
          </table:table-cell>
          <table:table-cell table:formula="of:=IF([.D32]&gt;0;COM.MICROSOFT.CONCAT(TEXT([.D32];&quot;0.00&quot;);&quot;*&quot;;[.D$2]);&quot;&quot;)" office:value-type="string" office:string-value="0.80*deadLoad" calcext:value-type="string">
            <text:p>0.80*deadLoad</text:p>
          </table:table-cell>
          <table:table-cell table:formula="of:=IF([.E32]&gt;0;COM.MICROSOFT.CONCAT(TEXT([.E32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32]&gt;0;COM.MICROSOFT.CONCAT(TEXT([.F32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32]&gt;0;COM.MICROSOFT.CONCAT(TEXT([.G32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32]&gt;0;COM.MICROSOFT.CONCAT(TEXT([.H32];&quot;0.00&quot;);&quot;*&quot;;[.H$2]);&quot;&quot;)">
            <text:p/>
          </table:table-cell>
          <table:table-cell table:formula="of:=IF([.I32]&gt;0;COM.MICROSOFT.CONCAT(TEXT([.I32];&quot;0.00&quot;);&quot;*&quot;;[.I$2]);&quot;&quot;)">
            <text:p/>
          </table:table-cell>
          <table:table-cell table:formula="of:=IF([.J32]&gt;0;COM.MICROSOFT.CONCAT(TEXT([.J32];&quot;0.00&quot;);&quot;*&quot;;[.J$2]);&quot;&quot;)">
            <text:p/>
          </table:table-cell>
          <table:table-cell table:formula="of:=IF([.K32]&gt;0;COM.MICROSOFT.CONCAT(TEXT([.K32];&quot;#.##&quot;);&quot;*&quot;;[.K$2]);&quot;&quot;)">
            <text:p/>
          </table:table-cell>
          <table:table-cell table:formula="of:=IF([.L32]&gt;0;COM.MICROSOFT.CONCAT(TEXT([.L32];&quot;#.##&quot;);&quot;*&quot;;[.L$2]);&quot;&quot;)">
            <text:p/>
          </table:table-cell>
          <table:table-cell table:formula="of:=COM.MICROSOFT.CONCAT([.N32];&quot;,'&quot;;[.O32];&quot;+&quot;;[.P32];&quot;+&quot;;[.Q32];&quot;+&quot;;[.R32];&quot;+&quot;;[.S32];&quot;+&quot;;[.T32];&quot;+&quot;;[.U32];&quot;+&quot;;[.V32];&quot;+&quot;;[.W32];&quot;'&quot;)" office:value-type="string" office:string-value="'ULS_30','0.80*selfWeight+0.80*deadLoad+0.70*earthPressure+0.40*pedestrianLoad+1.50*singleAxeLoad++++'" calcext:value-type="string">
            <text:p>'ULS_30','0.80*selfWeight+0.80*deadLoad+0.70*earthPressure+0.40*pedestrianLoad+1.50*singleAxeLoad++++'</text:p>
          </table:table-cell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COM.MICROSOFT.CONCAT(&quot;ULS_&quot;;TEXT([.A33];&quot;00&quot;))" office:value-type="string" office:string-value="ULS_31" calcext:value-type="string">
            <text:p>ULS_31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33];&quot;'&quot;)" office:value-type="string" office:string-value="'ULS_31'" calcext:value-type="string">
            <text:p>'ULS_31'</text:p>
          </table:table-cell>
          <table:table-cell table:formula="of:=IF([.C33]&gt;0;COM.MICROSOFT.CONCAT(TEXT([.C33];&quot;0.00&quot;);&quot;*&quot;;[.C$2]);&quot;&quot;)" office:value-type="string" office:string-value="0.80*selfWeight" calcext:value-type="string">
            <text:p>0.80*selfWeight</text:p>
          </table:table-cell>
          <table:table-cell table:formula="of:=IF([.D33]&gt;0;COM.MICROSOFT.CONCAT(TEXT([.D33];&quot;0.00&quot;);&quot;*&quot;;[.D$2]);&quot;&quot;)" office:value-type="string" office:string-value="0.80*deadLoad" calcext:value-type="string">
            <text:p>0.80*deadLoad</text:p>
          </table:table-cell>
          <table:table-cell table:formula="of:=IF([.E33]&gt;0;COM.MICROSOFT.CONCAT(TEXT([.E33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33]&gt;0;COM.MICROSOFT.CONCAT(TEXT([.F33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33]&gt;0;COM.MICROSOFT.CONCAT(TEXT([.G33];&quot;0.00&quot;);&quot;*&quot;;[.G$2]);&quot;&quot;)">
            <text:p/>
          </table:table-cell>
          <table:table-cell table:formula="of:=IF([.H33]&gt;0;COM.MICROSOFT.CONCAT(TEXT([.H33];&quot;0.00&quot;);&quot;*&quot;;[.H$2]);&quot;&quot;)" office:value-type="string" office:string-value="1.45*LM1" calcext:value-type="string">
            <text:p>1.45*LM1</text:p>
          </table:table-cell>
          <table:table-cell table:formula="of:=IF([.I33]&gt;0;COM.MICROSOFT.CONCAT(TEXT([.I33];&quot;0.00&quot;);&quot;*&quot;;[.I$2]);&quot;&quot;)" office:value-type="string" office:string-value="1.45*nosingLoad" calcext:value-type="string">
            <text:p>1.45*nosingLoad</text:p>
          </table:table-cell>
          <table:table-cell table:formula="of:=IF([.J33]&gt;0;COM.MICROSOFT.CONCAT(TEXT([.J33];&quot;0.00&quot;);&quot;*&quot;;[.J$2]);&quot;&quot;)">
            <text:p/>
          </table:table-cell>
          <table:table-cell table:formula="of:=IF([.K33]&gt;0;COM.MICROSOFT.CONCAT(TEXT([.K33];&quot;#.##&quot;);&quot;*&quot;;[.K$2]);&quot;&quot;)">
            <text:p/>
          </table:table-cell>
          <table:table-cell table:formula="of:=IF([.L33]&gt;0;COM.MICROSOFT.CONCAT(TEXT([.L33];&quot;#.##&quot;);&quot;*&quot;;[.L$2]);&quot;&quot;)">
            <text:p/>
          </table:table-cell>
          <table:table-cell table:formula="of:=COM.MICROSOFT.CONCAT([.N33];&quot;,'&quot;;[.O33];&quot;+&quot;;[.P33];&quot;+&quot;;[.Q33];&quot;+&quot;;[.R33];&quot;+&quot;;[.S33];&quot;+&quot;;[.T33];&quot;+&quot;;[.U33];&quot;+&quot;;[.V33];&quot;+&quot;;[.W33];&quot;'&quot;)" office:value-type="string" office:string-value="'ULS_31','0.80*selfWeight+0.80*deadLoad+0.70*earthPressure+0.40*pedestrianLoad++1.45*LM1+1.45*nosingLoad++'" calcext:value-type="string">
            <text:p>'ULS_31','0.80*selfWeight+0.80*deadLoad+0.70*earthPressure+0.40*pedestrianLoad++1.45*LM1+1.45*nosingLoad++'</text:p>
          </table:table-cell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COM.MICROSOFT.CONCAT(&quot;ULS_&quot;;TEXT([.A34];&quot;00&quot;))" office:value-type="string" office:string-value="ULS_32" calcext:value-type="string">
            <text:p>ULS_32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7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34];&quot;'&quot;)" office:value-type="string" office:string-value="'ULS_32'" calcext:value-type="string">
            <text:p>'ULS_32'</text:p>
          </table:table-cell>
          <table:table-cell table:formula="of:=IF([.C34]&gt;0;COM.MICROSOFT.CONCAT(TEXT([.C34];&quot;0.00&quot;);&quot;*&quot;;[.C$2]);&quot;&quot;)" office:value-type="string" office:string-value="0.80*selfWeight" calcext:value-type="string">
            <text:p>0.80*selfWeight</text:p>
          </table:table-cell>
          <table:table-cell table:formula="of:=IF([.D34]&gt;0;COM.MICROSOFT.CONCAT(TEXT([.D34];&quot;0.00&quot;);&quot;*&quot;;[.D$2]);&quot;&quot;)" office:value-type="string" office:string-value="0.80*deadLoad" calcext:value-type="string">
            <text:p>0.80*deadLoad</text:p>
          </table:table-cell>
          <table:table-cell table:formula="of:=IF([.E34]&gt;0;COM.MICROSOFT.CONCAT(TEXT([.E34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34]&gt;0;COM.MICROSOFT.CONCAT(TEXT([.F34];&quot;0.00&quot;);&quot;*&quot;;[.F$2]);&quot;&quot;)" office:value-type="string" office:string-value="0.40*pedestrianLoad" calcext:value-type="string">
            <text:p>0.40*pedestrianLoad</text:p>
          </table:table-cell>
          <table:table-cell table:formula="of:=IF([.G34]&gt;0;COM.MICROSOFT.CONCAT(TEXT([.G34];&quot;0.00&quot;);&quot;*&quot;;[.G$2]);&quot;&quot;)">
            <text:p/>
          </table:table-cell>
          <table:table-cell table:formula="of:=IF([.H34]&gt;0;COM.MICROSOFT.CONCAT(TEXT([.H34];&quot;0.00&quot;);&quot;*&quot;;[.H$2]);&quot;&quot;)">
            <text:p/>
          </table:table-cell>
          <table:table-cell table:formula="of:=IF([.I34]&gt;0;COM.MICROSOFT.CONCAT(TEXT([.I34];&quot;0.00&quot;);&quot;*&quot;;[.I$2]);&quot;&quot;)">
            <text:p/>
          </table:table-cell>
          <table:table-cell table:formula="of:=IF([.J34]&gt;0;COM.MICROSOFT.CONCAT(TEXT([.J34];&quot;0.00&quot;);&quot;*&quot;;[.J$2]);&quot;&quot;)" office:value-type="string" office:string-value="1.50*roadTrafficLoad" calcext:value-type="string">
            <text:p>1.50*roadTrafficLoad</text:p>
          </table:table-cell>
          <table:table-cell table:formula="of:=IF([.K34]&gt;0;COM.MICROSOFT.CONCAT(TEXT([.K34];&quot;#.##&quot;);&quot;*&quot;;[.K$2]);&quot;&quot;)">
            <text:p/>
          </table:table-cell>
          <table:table-cell table:formula="of:=IF([.L34]&gt;0;COM.MICROSOFT.CONCAT(TEXT([.L34];&quot;#.##&quot;);&quot;*&quot;;[.L$2]);&quot;&quot;)">
            <text:p/>
          </table:table-cell>
          <table:table-cell table:formula="of:=COM.MICROSOFT.CONCAT([.N34];&quot;,'&quot;;[.O34];&quot;+&quot;;[.P34];&quot;+&quot;;[.Q34];&quot;+&quot;;[.R34];&quot;+&quot;;[.S34];&quot;+&quot;;[.T34];&quot;+&quot;;[.U34];&quot;+&quot;;[.V34];&quot;+&quot;;[.W34];&quot;'&quot;)" office:value-type="string" office:string-value="'ULS_32','0.80*selfWeight+0.80*deadLoad+0.70*earthPressure+0.40*pedestrianLoad++++1.50*roadTrafficLoad+'" calcext:value-type="string">
            <text:p>'ULS_32','0.80*selfWeight+0.80*deadLoad+0.70*earthPressure+0.40*pedestrianLoad++++1.50*roadTrafficLoad+'</text:p>
          </table:table-cell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COM.MICROSOFT.CONCAT(&quot;ULS_&quot;;TEXT([.A35];&quot;00&quot;))" office:value-type="string" office:string-value="ULS_33" calcext:value-type="string">
            <text:p>ULS_33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7" office:value-type="float" office:value="1" calcext:value-type="float">
            <text:p>1.00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35];&quot;'&quot;)" office:value-type="string" office:string-value="'ULS_33'" calcext:value-type="string">
            <text:p>'ULS_33'</text:p>
          </table:table-cell>
          <table:table-cell table:formula="of:=IF([.C35]&gt;0;COM.MICROSOFT.CONCAT(TEXT([.C35];&quot;0.00&quot;);&quot;*&quot;;[.C$2]);&quot;&quot;)" office:value-type="string" office:string-value="0.80*selfWeight" calcext:value-type="string">
            <text:p>0.80*selfWeight</text:p>
          </table:table-cell>
          <table:table-cell table:formula="of:=IF([.D35]&gt;0;COM.MICROSOFT.CONCAT(TEXT([.D35];&quot;0.00&quot;);&quot;*&quot;;[.D$2]);&quot;&quot;)" office:value-type="string" office:string-value="0.80*deadLoad" calcext:value-type="string">
            <text:p>0.80*deadLoad</text:p>
          </table:table-cell>
          <table:table-cell table:formula="of:=IF([.E35]&gt;0;COM.MICROSOFT.CONCAT(TEXT([.E35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35]&gt;0;COM.MICROSOFT.CONCAT(TEXT([.F35];&quot;0.00&quot;);&quot;*&quot;;[.F$2]);&quot;&quot;)">
            <text:p/>
          </table:table-cell>
          <table:table-cell table:formula="of:=IF([.G35]&gt;0;COM.MICROSOFT.CONCAT(TEXT([.G35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35]&gt;0;COM.MICROSOFT.CONCAT(TEXT([.H35];&quot;0.00&quot;);&quot;*&quot;;[.H$2]);&quot;&quot;)" office:value-type="string" office:string-value="1.00*LM1" calcext:value-type="string">
            <text:p>1.00*LM1</text:p>
          </table:table-cell>
          <table:table-cell table:formula="of:=IF([.I35]&gt;0;COM.MICROSOFT.CONCAT(TEXT([.I35];&quot;0.00&quot;);&quot;*&quot;;[.I$2]);&quot;&quot;)" office:value-type="string" office:string-value="1.00*nosingLoad" calcext:value-type="string">
            <text:p>1.00*nosingLoad</text:p>
          </table:table-cell>
          <table:table-cell table:formula="of:=IF([.J35]&gt;0;COM.MICROSOFT.CONCAT(TEXT([.J35];&quot;0.00&quot;);&quot;*&quot;;[.J$2]);&quot;&quot;)">
            <text:p/>
          </table:table-cell>
          <table:table-cell table:formula="of:=IF([.K35]&gt;0;COM.MICROSOFT.CONCAT(TEXT([.K35];&quot;#.##&quot;);&quot;*&quot;;[.K$2]);&quot;&quot;)">
            <text:p/>
          </table:table-cell>
          <table:table-cell table:formula="of:=IF([.L35]&gt;0;COM.MICROSOFT.CONCAT(TEXT([.L35];&quot;#.##&quot;);&quot;*&quot;;[.L$2]);&quot;&quot;)">
            <text:p/>
          </table:table-cell>
          <table:table-cell table:formula="of:=COM.MICROSOFT.CONCAT([.N35];&quot;,'&quot;;[.O35];&quot;+&quot;;[.P35];&quot;+&quot;;[.Q35];&quot;+&quot;;[.R35];&quot;+&quot;;[.S35];&quot;+&quot;;[.T35];&quot;+&quot;;[.U35];&quot;+&quot;;[.V35];&quot;+&quot;;[.W35];&quot;'&quot;)" office:value-type="string" office:string-value="'ULS_33','0.80*selfWeight+0.80*deadLoad+0.70*earthPressure++1.50*singleAxeLoad+1.00*LM1+1.00*nosingLoad++'" calcext:value-type="string">
            <text:p>'ULS_33','0.80*selfWeight+0.80*deadLoad+0.70*earthPressure++1.50*singleAxeLoad+1.00*LM1+1.00*nosingLoad++'</text:p>
          </table:table-cell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COM.MICROSOFT.CONCAT(&quot;ULS_&quot;;TEXT([.A36];&quot;00&quot;))" office:value-type="string" office:string-value="ULS_34" calcext:value-type="string">
            <text:p>ULS_34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table:style-name="ce66" office:value-type="float" office:value="1.5" calcext:value-type="float">
            <text:p>1.50</text:p>
          </table:table-cell>
          <table:table-cell table:number-columns-repeated="2" table:style-name="ce62" office:value-type="float" office:value="0" calcext:value-type="float">
            <text:p>0.00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36];&quot;'&quot;)" office:value-type="string" office:string-value="'ULS_34'" calcext:value-type="string">
            <text:p>'ULS_34'</text:p>
          </table:table-cell>
          <table:table-cell table:formula="of:=IF([.C36]&gt;0;COM.MICROSOFT.CONCAT(TEXT([.C36];&quot;0.00&quot;);&quot;*&quot;;[.C$2]);&quot;&quot;)" office:value-type="string" office:string-value="0.80*selfWeight" calcext:value-type="string">
            <text:p>0.80*selfWeight</text:p>
          </table:table-cell>
          <table:table-cell table:formula="of:=IF([.D36]&gt;0;COM.MICROSOFT.CONCAT(TEXT([.D36];&quot;0.00&quot;);&quot;*&quot;;[.D$2]);&quot;&quot;)" office:value-type="string" office:string-value="0.80*deadLoad" calcext:value-type="string">
            <text:p>0.80*deadLoad</text:p>
          </table:table-cell>
          <table:table-cell table:formula="of:=IF([.E36]&gt;0;COM.MICROSOFT.CONCAT(TEXT([.E36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36]&gt;0;COM.MICROSOFT.CONCAT(TEXT([.F36];&quot;0.00&quot;);&quot;*&quot;;[.F$2]);&quot;&quot;)">
            <text:p/>
          </table:table-cell>
          <table:table-cell table:formula="of:=IF([.G36]&gt;0;COM.MICROSOFT.CONCAT(TEXT([.G36];&quot;0.00&quot;);&quot;*&quot;;[.G$2]);&quot;&quot;)" office:value-type="string" office:string-value="1.50*singleAxeLoad" calcext:value-type="string">
            <text:p>1.50*singleAxeLoad</text:p>
          </table:table-cell>
          <table:table-cell table:formula="of:=IF([.H36]&gt;0;COM.MICROSOFT.CONCAT(TEXT([.H36];&quot;0.00&quot;);&quot;*&quot;;[.H$2]);&quot;&quot;)">
            <text:p/>
          </table:table-cell>
          <table:table-cell table:formula="of:=IF([.I36]&gt;0;COM.MICROSOFT.CONCAT(TEXT([.I36];&quot;0.00&quot;);&quot;*&quot;;[.I$2]);&quot;&quot;)">
            <text:p/>
          </table:table-cell>
          <table:table-cell table:formula="of:=IF([.J36]&gt;0;COM.MICROSOFT.CONCAT(TEXT([.J36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36]&gt;0;COM.MICROSOFT.CONCAT(TEXT([.K36];&quot;#.##&quot;);&quot;*&quot;;[.K$2]);&quot;&quot;)">
            <text:p/>
          </table:table-cell>
          <table:table-cell table:formula="of:=IF([.L36]&gt;0;COM.MICROSOFT.CONCAT(TEXT([.L36];&quot;#.##&quot;);&quot;*&quot;;[.L$2]);&quot;&quot;)">
            <text:p/>
          </table:table-cell>
          <table:table-cell table:formula="of:=COM.MICROSOFT.CONCAT([.N36];&quot;,'&quot;;[.O36];&quot;+&quot;;[.P36];&quot;+&quot;;[.Q36];&quot;+&quot;;[.R36];&quot;+&quot;;[.S36];&quot;+&quot;;[.T36];&quot;+&quot;;[.U36];&quot;+&quot;;[.V36];&quot;+&quot;;[.W36];&quot;'&quot;)" office:value-type="string" office:string-value="'ULS_34','0.80*selfWeight+0.80*deadLoad+0.70*earthPressure++1.50*singleAxeLoad+++0.75*roadTrafficLoad+'" calcext:value-type="string">
            <text:p>'ULS_34','0.80*selfWeight+0.80*deadLoad+0.70*earthPressure++1.50*singleAxeLoad+++0.75*roadTrafficLoad+'</text:p>
          </table:table-cell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COM.MICROSOFT.CONCAT(&quot;ULS_&quot;;TEXT([.A37];&quot;00&quot;))" office:value-type="string" office:string-value="ULS_35" calcext:value-type="string">
            <text:p>ULS_35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style-name="ce62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66" office:value-type="float" office:value="1.45" calcext:value-type="float">
            <text:p>1.45</text:p>
          </table:table-cell>
          <table:table-cell table:style-name="ce67"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formula="of:=COM.MICROSOFT.CONCAT(&quot;'&quot;;[.B37];&quot;'&quot;)" office:value-type="string" office:string-value="'ULS_35'" calcext:value-type="string">
            <text:p>'ULS_35'</text:p>
          </table:table-cell>
          <table:table-cell table:formula="of:=IF([.C37]&gt;0;COM.MICROSOFT.CONCAT(TEXT([.C37];&quot;0.00&quot;);&quot;*&quot;;[.C$2]);&quot;&quot;)" office:value-type="string" office:string-value="0.80*selfWeight" calcext:value-type="string">
            <text:p>0.80*selfWeight</text:p>
          </table:table-cell>
          <table:table-cell table:formula="of:=IF([.D37]&gt;0;COM.MICROSOFT.CONCAT(TEXT([.D37];&quot;0.00&quot;);&quot;*&quot;;[.D$2]);&quot;&quot;)" office:value-type="string" office:string-value="0.80*deadLoad" calcext:value-type="string">
            <text:p>0.80*deadLoad</text:p>
          </table:table-cell>
          <table:table-cell table:formula="of:=IF([.E37]&gt;0;COM.MICROSOFT.CONCAT(TEXT([.E37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37]&gt;0;COM.MICROSOFT.CONCAT(TEXT([.F37];&quot;0.00&quot;);&quot;*&quot;;[.F$2]);&quot;&quot;)">
            <text:p/>
          </table:table-cell>
          <table:table-cell table:formula="of:=IF([.G37]&gt;0;COM.MICROSOFT.CONCAT(TEXT([.G37];&quot;0.00&quot;);&quot;*&quot;;[.G$2]);&quot;&quot;)">
            <text:p/>
          </table:table-cell>
          <table:table-cell table:formula="of:=IF([.H37]&gt;0;COM.MICROSOFT.CONCAT(TEXT([.H37];&quot;0.00&quot;);&quot;*&quot;;[.H$2]);&quot;&quot;)" office:value-type="string" office:string-value="1.45*LM1" calcext:value-type="string">
            <text:p>1.45*LM1</text:p>
          </table:table-cell>
          <table:table-cell table:formula="of:=IF([.I37]&gt;0;COM.MICROSOFT.CONCAT(TEXT([.I37];&quot;0.00&quot;);&quot;*&quot;;[.I$2]);&quot;&quot;)" office:value-type="string" office:string-value="1.45*nosingLoad" calcext:value-type="string">
            <text:p>1.45*nosingLoad</text:p>
          </table:table-cell>
          <table:table-cell table:formula="of:=IF([.J37]&gt;0;COM.MICROSOFT.CONCAT(TEXT([.J37];&quot;0.00&quot;);&quot;*&quot;;[.J$2]);&quot;&quot;)" office:value-type="string" office:string-value="0.75*roadTrafficLoad" calcext:value-type="string">
            <text:p>0.75*roadTrafficLoad</text:p>
          </table:table-cell>
          <table:table-cell table:formula="of:=IF([.K37]&gt;0;COM.MICROSOFT.CONCAT(TEXT([.K37];&quot;#.##&quot;);&quot;*&quot;;[.K$2]);&quot;&quot;)">
            <text:p/>
          </table:table-cell>
          <table:table-cell table:formula="of:=IF([.L37]&gt;0;COM.MICROSOFT.CONCAT(TEXT([.L37];&quot;#.##&quot;);&quot;*&quot;;[.L$2]);&quot;&quot;)">
            <text:p/>
          </table:table-cell>
          <table:table-cell table:formula="of:=COM.MICROSOFT.CONCAT([.N37];&quot;,'&quot;;[.O37];&quot;+&quot;;[.P37];&quot;+&quot;;[.Q37];&quot;+&quot;;[.R37];&quot;+&quot;;[.S37];&quot;+&quot;;[.T37];&quot;+&quot;;[.U37];&quot;+&quot;;[.V37];&quot;+&quot;;[.W37];&quot;'&quot;)" office:value-type="string" office:string-value="'ULS_35','0.80*selfWeight+0.80*deadLoad+0.70*earthPressure+++1.45*LM1+1.45*nosingLoad+0.75*roadTrafficLoad+'" calcext:value-type="string">
            <text:p>'ULS_35','0.80*selfWeight+0.80*deadLoad+0.70*earthPressure+++1.45*LM1+1.45*nosingLoad+0.75*roadTrafficLoad+'</text:p>
          </table:table-cell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style-name="ce58" table:formula="of:=COM.MICROSOFT.CONCAT(&quot;ULS_&quot;;TEXT([.A38];&quot;00&quot;))" office:value-type="string" office:string-value="ULS_36" calcext:value-type="string">
            <text:p>ULS_36</text:p>
          </table:table-cell>
          <table:table-cell table:number-columns-repeated="2" table:style-name="ce63" office:value-type="float" office:value="0.8" calcext:value-type="float">
            <text:p>0.80</text:p>
          </table:table-cell>
          <table:table-cell table:style-name="ce63" office:value-type="float" office:value="0.7" calcext:value-type="float">
            <text:p>0.70</text:p>
          </table:table-cell>
          <table:table-cell table:number-columns-repeated="2" table:style-name="ce63" office:value-type="float" office:value="0" calcext:value-type="float">
            <text:p>0.00</text:p>
          </table:table-cell>
          <table:table-cell table:number-columns-repeated="2" table:style-name="ce69" office:value-type="float" office:value="1" calcext:value-type="float">
            <text:p>1.00</text:p>
          </table:table-cell>
          <table:table-cell table:style-name="ce71" office:value-type="float" office:value="1.5" calcext:value-type="float">
            <text:p>1.50</text:p>
          </table:table-cell>
          <table:table-cell table:number-columns-repeated="2" table:style-name="ce63" office:value-type="float" office:value="0" calcext:value-type="float">
            <text:p>0.00</text:p>
          </table:table-cell>
          <table:table-cell/>
          <table:table-cell table:formula="of:=COM.MICROSOFT.CONCAT(&quot;'&quot;;[.B38];&quot;'&quot;)" office:value-type="string" office:string-value="'ULS_36'" calcext:value-type="string">
            <text:p>'ULS_36'</text:p>
          </table:table-cell>
          <table:table-cell table:formula="of:=IF([.C38]&gt;0;COM.MICROSOFT.CONCAT(TEXT([.C38];&quot;0.00&quot;);&quot;*&quot;;[.C$2]);&quot;&quot;)" office:value-type="string" office:string-value="0.80*selfWeight" calcext:value-type="string">
            <text:p>0.80*selfWeight</text:p>
          </table:table-cell>
          <table:table-cell table:formula="of:=IF([.D38]&gt;0;COM.MICROSOFT.CONCAT(TEXT([.D38];&quot;0.00&quot;);&quot;*&quot;;[.D$2]);&quot;&quot;)" office:value-type="string" office:string-value="0.80*deadLoad" calcext:value-type="string">
            <text:p>0.80*deadLoad</text:p>
          </table:table-cell>
          <table:table-cell table:formula="of:=IF([.E38]&gt;0;COM.MICROSOFT.CONCAT(TEXT([.E38];&quot;0.00&quot;);&quot;*&quot;;[.E$2]);&quot;&quot;)" office:value-type="string" office:string-value="0.70*earthPressure" calcext:value-type="string">
            <text:p>0.70*earthPressure</text:p>
          </table:table-cell>
          <table:table-cell table:formula="of:=IF([.F38]&gt;0;COM.MICROSOFT.CONCAT(TEXT([.F38];&quot;0.00&quot;);&quot;*&quot;;[.F$2]);&quot;&quot;)">
            <text:p/>
          </table:table-cell>
          <table:table-cell table:formula="of:=IF([.G38]&gt;0;COM.MICROSOFT.CONCAT(TEXT([.G38];&quot;0.00&quot;);&quot;*&quot;;[.G$2]);&quot;&quot;)">
            <text:p/>
          </table:table-cell>
          <table:table-cell table:formula="of:=IF([.H38]&gt;0;COM.MICROSOFT.CONCAT(TEXT([.H38];&quot;0.00&quot;);&quot;*&quot;;[.H$2]);&quot;&quot;)" office:value-type="string" office:string-value="1.00*LM1" calcext:value-type="string">
            <text:p>1.00*LM1</text:p>
          </table:table-cell>
          <table:table-cell table:formula="of:=IF([.I38]&gt;0;COM.MICROSOFT.CONCAT(TEXT([.I38];&quot;0.00&quot;);&quot;*&quot;;[.I$2]);&quot;&quot;)" office:value-type="string" office:string-value="1.00*nosingLoad" calcext:value-type="string">
            <text:p>1.00*nosingLoad</text:p>
          </table:table-cell>
          <table:table-cell table:formula="of:=IF([.J38]&gt;0;COM.MICROSOFT.CONCAT(TEXT([.J38];&quot;0.00&quot;);&quot;*&quot;;[.J$2]);&quot;&quot;)" office:value-type="string" office:string-value="1.50*roadTrafficLoad" calcext:value-type="string">
            <text:p>1.50*roadTrafficLoad</text:p>
          </table:table-cell>
          <table:table-cell table:formula="of:=IF([.K38]&gt;0;COM.MICROSOFT.CONCAT(TEXT([.K38];&quot;#.##&quot;);&quot;*&quot;;[.K$2]);&quot;&quot;)">
            <text:p/>
          </table:table-cell>
          <table:table-cell table:formula="of:=IF([.L38]&gt;0;COM.MICROSOFT.CONCAT(TEXT([.L38];&quot;#.##&quot;);&quot;*&quot;;[.L$2]);&quot;&quot;)">
            <text:p/>
          </table:table-cell>
          <table:table-cell table:formula="of:=COM.MICROSOFT.CONCAT([.N38];&quot;,'&quot;;[.O38];&quot;+&quot;;[.P38];&quot;+&quot;;[.Q38];&quot;+&quot;;[.R38];&quot;+&quot;;[.S38];&quot;+&quot;;[.T38];&quot;+&quot;;[.U38];&quot;+&quot;;[.V38];&quot;+&quot;;[.W38];&quot;'&quot;)" office:value-type="string" office:string-value="'ULS_36','0.80*selfWeight+0.80*deadLoad+0.70*earthPressure+++1.00*LM1+1.00*nosingLoad+1.50*roadTrafficLoad+'" calcext:value-type="string">
            <text:p>'ULS_36','0.80*selfWeight+0.80*deadLoad+0.70*earthPressure+++1.00*LM1+1.00*nosingLoad+1.50*roadTrafficLoad+'</text:p>
          </table:table-cell>
        </table:table-row>
        <table:table-row table:style-name="ro2" table:number-rows-repeated="4">
          <table:table-cell table:style-name="Default" table:number-columns-repeated="2"/>
          <table:table-cell table:style-name="ce21" table:number-columns-repeated="3"/>
          <table:table-cell/>
          <table:table-cell table:style-name="ce21"/>
          <table:table-cell table:number-columns-repeated="3"/>
          <table:table-cell table:style-name="ce21" table:number-columns-repeated="2"/>
          <table:table-cell table:number-columns-repeated="13"/>
        </table:table-row>
        <table:table-row table:style-name="ro2">
          <table:table-cell table:style-name="Default"/>
          <table:table-cell table:style-name="Default" table:formula="of:=43+24+6+2" office:value-type="float" office:value="75" calcext:value-type="float">
            <text:p>75</text:p>
          </table:table-cell>
          <table:table-cell table:style-name="ce21" table:number-columns-repeated="3"/>
          <table:table-cell/>
          <table:table-cell table:style-name="ce21"/>
          <table:table-cell table:number-columns-repeated="3"/>
          <table:table-cell table:style-name="ce21" table:number-columns-repeated="2"/>
          <table:table-cell table:number-columns-repeated="13"/>
        </table:table-row>
        <table:table-row table:style-name="ro2" table:number-rows-repeated="14">
          <table:table-cell table:style-name="Default" table:number-columns-repeated="2"/>
          <table:table-cell table:style-name="ce21" table:number-columns-repeated="3"/>
          <table:table-cell/>
          <table:table-cell table:style-name="ce21"/>
          <table:table-cell table:number-columns-repeated="3"/>
          <table:table-cell table:style-name="ce21" table:number-columns-repeated="2"/>
          <table:table-cell table:number-columns-repeated="13"/>
        </table:table-row>
        <table:table-row table:style-name="ro2">
          <table:table-cell table:style-name="Default" table:number-columns-repeated="2"/>
          <table:table-cell table:style-name="ce21" table:number-columns-repeated="3"/>
          <table:table-cell/>
          <table:table-cell table:style-name="ce21"/>
          <table:table-cell table:number-columns-repeated="3"/>
          <table:table-cell table:style-name="ce21" table:number-columns-repeated="2"/>
          <table:table-cell table:number-columns-repeated="13"/>
        </table:table-row>
      </table:table>
      <table:named-expressions/>
      <table:database-ranges>
        <table:database-range table:name="__Anonymous_Sheet_DB__3" table:target-range-address="ELU_T2.C3:ELU_T2.L38" table:contains-header="false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order="descending" table:data-type="automatic"/>
          </table:sort>
        </table:database-range>
        <table:database-range table:name="__Anonymous_Sheet_DB__5" table:target-range-address="ELS_rare.C3:ELS_rare.L14" table:contains-header="false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order="descending" table:data-type="automatic"/>
          </table:sort>
        </table:database-range>
        <table:database-range table:name="__Anonymous_Sheet_DB__6" table:target-range-address="ELS_freq.C3:ELS_freq.L5" table:contains-header="false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order="descending" table:data-type="automatic"/>
          </table:sort>
        </table:database-range>
        <table:database-range table:name="__Anonymous_Sheet_DB__7" table:target-range-address="ELS_qp.C3:ELS_qp.L4" table:contains-header="false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order="descending" table:data-type="automatic"/>
          </table:sort>
        </table:database-range>
        <table:database-range table:name="__Anonymous_Sheet_DB__8" table:target-range-address="ELU_T2_backup.C3:ELU_T2_backup.L38" table:contains-header="false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hadow="none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4:36:13.524924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1:41:55.855750465</meta:creation-date>
    <dc:date>2020-07-16T16:34:20.355668168</dc:date>
    <meta:editing-duration>PT7H33M26S</meta:editing-duration>
    <meta:editing-cycles>115</meta:editing-cycles>
    <meta:generator>LibreOffice/6.0.7.3$Linux_X86_64 LibreOffice_project/00m0$Build-3</meta:generator>
    <meta:document-statistic meta:table-count="9" meta:cell-count="2040" meta:object-count="0"/>
  </office:meta>
</office:document-meta>
</file>